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1.0346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0.6827in"/>
    </style:style>
    <style:style style:name="co7" style:family="table-column">
      <style:table-column-properties fo:break-before="auto" style:column-width="2.489in"/>
    </style:style>
    <style:style style:name="co8" style:family="table-column">
      <style:table-column-properties fo:break-before="auto" style:column-width="1.2217in"/>
    </style:style>
    <style:style style:name="co9" style:family="table-column">
      <style:table-column-properties fo:break-before="auto" style:column-width="2.4992in"/>
    </style:style>
    <style:style style:name="co10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1.2335in"/>
    </style:style>
    <style:style style:name="co12" style:family="table-column">
      <style:table-column-properties fo:break-before="auto" style:column-width="0.7819in"/>
    </style:style>
    <style:style style:name="co13" style:family="table-column">
      <style:table-column-properties fo:break-before="auto" style:column-width="1.1453in"/>
    </style:style>
    <style:style style:name="co14" style:family="table-column">
      <style:table-column-properties fo:break-before="auto" style:column-width="0.8591in"/>
    </style:style>
    <style:style style:name="co15" style:family="table-column">
      <style:table-column-properties fo:break-before="auto" style:column-width="0.8256in"/>
    </style:style>
    <style:style style:name="co16" style:family="table-column">
      <style:table-column-properties fo:break-before="auto" style:column-width="1.9492in"/>
    </style:style>
    <style:style style:name="co17" style:family="table-column">
      <style:table-column-properties fo:break-before="auto" style:column-width="3.4465in"/>
    </style:style>
    <style:style style:name="co18" style:family="table-column">
      <style:table-column-properties fo:break-before="auto" style:column-width="1.0681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3.4799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4972in"/>
    </style:style>
    <style:style style:name="co23" style:family="table-column">
      <style:table-column-properties fo:break-before="auto" style:column-width="1.5417in"/>
    </style:style>
    <style:style style:name="co24" style:family="table-column">
      <style:table-column-properties fo:break-before="auto" style:column-width="3.1484in"/>
    </style:style>
    <style:style style:name="co25" style:family="table-column">
      <style:table-column-properties fo:break-before="auto" style:column-width="1.8827in"/>
    </style:style>
    <style:style style:name="co26" style:family="table-column">
      <style:table-column-properties fo:break-before="auto" style:column-width="0.848in"/>
    </style:style>
    <style:style style:name="co27" style:family="table-column">
      <style:table-column-properties fo:break-before="auto" style:column-width="3.2154in"/>
    </style:style>
    <style:style style:name="co28" style:family="table-column">
      <style:table-column-properties fo:break-before="auto" style:column-width="2.6319in"/>
    </style:style>
    <style:style style:name="co29" style:family="table-column">
      <style:table-column-properties fo:break-before="auto" style:column-width="3.1382in"/>
    </style:style>
    <style:style style:name="co30" style:family="table-column">
      <style:table-column-properties fo:break-before="auto" style:column-width="2.2118in"/>
    </style:style>
    <style:style style:name="co31" style:family="table-column">
      <style:table-column-properties fo:break-before="auto" style:column-width="1.2681in"/>
    </style:style>
    <style:style style:name="co32" style:family="table-column">
      <style:table-column-properties fo:break-before="auto" style:column-width="1.6756in"/>
    </style:style>
    <style:style style:name="co33" style:family="table-column">
      <style:table-column-properties fo:break-before="auto" style:column-width="1.622in"/>
    </style:style>
    <style:style style:name="co34" style:family="table-column">
      <style:table-column-properties fo:break-before="auto" style:column-width="1.922in"/>
    </style:style>
    <style:style style:name="co35" style:family="table-column">
      <style:table-column-properties fo:break-before="auto" style:column-width="2.9291in"/>
    </style:style>
    <style:style style:name="co36" style:family="table-column">
      <style:table-column-properties fo:break-before="auto" style:column-width="1.8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047in" fo:break-before="auto" style:use-optimal-row-height="true"/>
    </style:style>
    <style:style style:name="ro6" style:family="table-row">
      <style:table-row-properties style:row-height="0.3543in" fo:break-before="auto" style:use-optimal-row-height="false"/>
    </style:style>
    <style:style style:name="ro7" style:family="table-row">
      <style:table-row-properties style:row-height="0.4063in" fo:break-before="auto" style:use-optimal-row-height="fals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Income_2c__20_Bills_2c__20_Expenses_2c__20_Saving">
      <style:table-properties table:display="true" style:writing-mode="lr-tb"/>
    </style:style>
    <style:style style:name="ta3" style:family="table" style:master-page-name="PageStyle_5f_Equities_20_and_20_Bonds">
      <style:table-properties table:display="true" style:writing-mode="lr-tb"/>
    </style:style>
    <style:style style:name="ta4" style:family="table" style:master-page-name="PageStyle_5f_Cash_2c__20_Liquid_2c__20_Cash_20_Equivalent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Asset_20_Allocation">
      <style:table-properties table:display="true" style:writing-mode="lr-tb"/>
    </style:style>
    <style:style style:name="ta7" style:family="table" style:master-page-name="PageStyle_5f_Emergency_20_Savings">
      <style:table-properties table:display="true" style:writing-mode="lr-tb"/>
    </style:style>
    <style:style style:name="ta8" style:family="table" style:master-page-name="PageStyle_5f_Testing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fo:border-bottom="none" fo:background-color="#ffe6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>
        <loext:char-complex-color loext:theme-type="dark1" loext:color-type="theme"/>
      </style:text-properties>
    </style:style>
    <style:style style:name="ce190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order-bottom="0.74pt solid #000000" fo:background-color="#70ad47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9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9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fo:border-bottom="none" fo:background-color="#5b9bd5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5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9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fo:border-bottom="0.74pt solid #000000" fo:background-color="#dde8cb" style:cell-protect="protected" style:print-content="true" style:diagonal-bl-tr="none" style:diagonal-tl-br="none" style:text-align-source="fix" style:repeat-content="false" fo:wrap-option="no-wrap" fo:border-left="2.2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99" style:family="table-cell" style:parent-style-name="Default" style:data-style-name="N0">
      <style:table-cell-properties fo:border-bottom="0.74pt solid #000000" fo:background-color="#e7e6e6" style:cell-protect="protected" style:print-content="true" style:diagonal-bl-tr="none" style:diagonal-tl-br="none" style:text-align-source="value-type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2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>
        <loext:char-complex-color loext:theme-type="dark1" loext:color-type="theme"/>
      </style:text-properties>
    </style:style>
    <style:style style:name="ce20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0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0">
      <style:table-cell-properties fo:border-bottom="0.74pt solid #000000" fo:background-color="#afd095" style:cell-protect="protected" style:print-content="true" style:diagonal-bl-tr="none" style:diagonal-tl-br="none" style:text-align-source="fix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Default" style:data-style-name="N0">
      <style:table-cell-properties fo:border-bottom="0.74pt solid #000000" fo:background-color="#77bc65" style:cell-protect="protected" style:print-content="true" style:diagonal-bl-tr="none" style:diagonal-tl-br="none" style:text-align-source="fix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" style:family="table-cell" style:parent-style-name="Default" style:data-style-name="N0">
      <style:table-cell-properties fo:border-bottom="0.74pt solid #000000" fo:background-color="#3faf46" style:cell-protect="protected" style:print-content="true" style:diagonal-bl-tr="none" style:diagonal-tl-br="none" style:text-align-source="fix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3" style:family="table-cell" style:parent-style-name="Default" style:data-style-name="N0">
      <style:table-cell-properties fo:border-bottom="2.24pt solid #000000" style:cell-protect="protected" style:print-content="true" style:diagonal-bl-tr="none" style:diagonal-tl-br="none" style:text-align-source="value-type" style:repeat-content="false" fo:wrap-option="no-wrap" fo:border-left="2.2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0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2.24pt solid #000000" style:direction="ltr" fo:border-right="2.24pt solid #000000" style:rotation-angle="0" style:rotation-align="none" style:shrink-to-fit="false" fo:border-top="2.24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>
        <loext:char-complex-color loext:theme-type="dark1" loext:color-type="theme"/>
      </style:text-properties>
    </style:style>
    <style:style style:name="ce20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5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07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8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9" style:family="table-cell" style:parent-style-name="Default" style:data-style-name="N10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10" style:family="table-cell" style:parent-style-name="Default" style:data-style-name="N0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24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211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>
        <loext:char-complex-color loext:theme-type="dark1" loext:color-type="theme"/>
      </style:text-properties>
    </style:style>
    <style:style style:name="ce212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4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215" style:family="table-cell" style:parent-style-name="Default" style:data-style-name="N0">
      <style:table-cell-properties fo:border-bottom="2.2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0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24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>
        <loext:char-complex-color loext:theme-type="dark1" loext:color-type="theme"/>
      </style:text-properties>
    </style:style>
    <style:style style:name="ce216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1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23" style:family="table-cell" style:parent-style-name="Default" style:data-style-name="N0">
      <style:table-cell-properties fo:border-bottom="2.24pt solid #000000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19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20" style:family="table-cell" style:parent-style-name="Default" style:data-style-name="N175">
      <style:table-cell-properties fo:border-bottom="2.2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2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22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2.24pt solid #000000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 style:data-style-name="N0">
      <style:table-cell-properties fo:border-bottom="0.74pt solid #000000" fo:background-color="#dee6e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25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27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28" style:family="table-cell" style:parent-style-name="Default" style:data-style-name="N0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24pt solid #000000" style:vertical-align="bottom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229" style:family="table-cell" style:parent-style-name="Excel_20_Built-in_20_Percent" style:data-style-name="N17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230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1" style:family="table-cell" style:parent-style-name="Default" style:data-style-name="N17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0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33" style:family="table-cell" style:parent-style-name="Default" style:data-style-name="N1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34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6" style:family="table-cell" style:parent-style-name="Default" style:data-style-name="N0">
      <style:table-cell-properties fo:border-bottom="none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8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2.24pt solid #000000" style:rotation-angle="0" style:rotation-align="none" style:shrink-to-fit="false" fo:border-top="2.24pt solid #000000" style:vertical-align="bottom" loext:vertical-justify="auto"/>
      <style:paragraph-properties css3t:text-justify="auto" fo:margin-left="0in" style:writing-mode="page"/>
    </style:style>
    <style:style style:name="ce239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2.2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40" style:family="table-cell" style:parent-style-name="Default" style:data-style-name="N0">
      <style:table-cell-properties fo:border-bottom="2.24pt solid #000000" style:cell-protect="protected" style:print-content="true" style:text-align-source="value-type" style:repeat-content="false" fo:wrap-option="no-wrap" fo:border-left="none" style:direction="ltr" fo:border-right="2.2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79" style:family="table-cell" style:parent-style-name="Default" style:data-style-name="N0">
      <style:table-cell-properties fo:border-bottom="1.76pt solid #000000" fo:background-color="#e7e6e6" style:cell-protect="protected" style:print-content="true" style:diagonal-bl-tr="none" style:diagonal-tl-br="none" style:text-align-source="fix" style:repeat-content="false" fo:wrap-option="no-wrap" fo:border-left="1.76pt solid #000000" style:direction="ltr" fo:border-right="2.24pt solid #000000" style:rotation-angle="0" style:rotation-align="none" style:shrink-to-fit="false" fo:border-top="2.24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none" fo:border-left="none" fo:border-right="2.24pt solid #000000" fo:border-top="none"/>
    </style:style>
    <style:style style:name="ce88" style:family="table-cell" style:parent-style-name="Default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fo:border-bottom="1.76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9" style:family="table-cell" style:parent-style-name="Default" style:data-style-name="N10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60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 style:data-style-name="N1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 style:data-style-name="N10">
      <style:table-cell-properties fo:border-bottom="1.76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51" style:family="table-cell" style:parent-style-name="Default" style:data-style-name="N10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5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 style:data-style-name="N104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69" style:family="table-cell" style:parent-style-name="Default" style:data-style-name="N10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57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1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5" style:family="table-cell" style:parent-style-name="Default" style:data-style-name="N0">
      <style:table-cell-properties fo:border-bottom="1.76pt solid #000000" fo:background-color="#80808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 style:data-style-name="N104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8" style:family="table-cell" style:parent-style-name="Default" style:data-style-name="N10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17" style:family="table-cell" style:parent-style-name="Default" style:data-style-name="N0">
      <style:table-cell-properties fo:border-bottom="none" fo:background-color="#7f7f7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dark1" loext:color-type="theme">
          <loext:transformation loext:type="lummod" loext:value="5001"/>
          <loext:transformation loext:type="lumoff" loext:value="4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10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8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82" style:family="table-cell" style:parent-style-name="Default" style:data-style-name="N10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83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25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5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order-bottom="none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Default" style:data-style-name="N0">
      <style:table-cell-properties fo:border-bottom="0.74pt solid #000000" fo:background-color="#80808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1" style:family="table-cell" style:parent-style-name="Default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2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>
        <loext:char-complex-color loext:theme-type="dark1" loext:color-type="theme"/>
      </style:text-properties>
    </style:style>
    <style:style style:name="ce133" style:family="table-cell" style:parent-style-name="Default" style:data-style-name="N0">
      <style:table-cell-properties fo:background-color="#afd09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4" style:family="table-cell" style:parent-style-name="Default" style:data-style-name="N0">
      <style:table-cell-properties fo:background-color="#77bc6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5" style:family="table-cell" style:parent-style-name="Default" style:data-style-name="N0">
      <style:table-cell-properties fo:background-color="#3faf4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81" style:family="table-cell" style:parent-style-name="Default" style:data-style-name="N0">
      <style:table-cell-properties fo:border-bottom="2.24pt solid #000000" fo:background-color="#b2b2b2" style:cell-protect="protected" style:print-content="true" style:text-align-source="fix" style:repeat-content="false" fo:wrap-option="no-wrap" fo:border-left="2.24pt solid #000000" style:direction="ltr" fo:border-right="none" style:rotation-angle="0" style:rotation-align="none" style:shrink-to-fit="false" fo:border-top="2.24pt solid #000000" style:vertical-align="middle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282" style:family="table-cell" style:parent-style-name="Default" style:data-style-name="N0">
      <style:table-cell-properties fo:border-bottom="2.24pt solid #000000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2.24pt solid #000000" style:vertical-align="bottom" loext:vertical-justify="auto"/>
      <style:paragraph-properties css3t:text-justify="auto" fo:margin-left="0in" style:writing-mode="page"/>
    </style:style>
    <style:style style:name="ce283" style:family="table-cell" style:parent-style-name="Default" style:data-style-name="N104">
      <style:table-cell-properties fo:border-bottom="2.24pt solid #000000" style:cell-protect="protected" style:print-content="true" style:text-align-source="value-type" style:repeat-content="false" fo:wrap-option="no-wrap" fo:border-left="0.74pt solid #000000" style:direction="ltr" fo:border-right="2.24pt solid #000000" style:rotation-angle="0" style:rotation-align="none" style:shrink-to-fit="false" fo:border-top="2.24pt solid #000000" style:vertical-align="bottom" loext:vertical-justify="auto"/>
      <style:paragraph-properties css3t:text-justify="auto" fo:margin-left="0in" style:writing-mode="page"/>
    </style:style>
    <style:style style:name="ce139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84" style:family="table-cell" style:parent-style-name="Default" style:data-style-name="N0">
      <style:table-cell-properties fo:background-color="#e7e6e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85" style:family="table-cell" style:parent-style-name="Excel_20_Built-in_20_Currency" style:data-style-name="N132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86" style:family="table-cell" style:parent-style-name="Excel_20_Built-in_20_Currency" style:data-style-name="N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87" style:family="table-cell" style:parent-style-name="Default" style:data-style-name="N104">
      <style:table-cell-properties fo:border-bottom="2.24pt solid #000000" style:cell-protect="protected" style:print-content="true" style:text-align-source="value-type" style:repeat-content="false" fo:wrap-option="no-wrap" fo:border-left="none" style:direction="ltr" fo:border-right="2.24pt solid #000000" style:rotation-angle="0" style:rotation-align="none" style:shrink-to-fit="false" fo:border-top="2.24pt solid #000000" style:vertical-align="bottom" loext:vertical-justify="auto"/>
      <style:paragraph-properties css3t:text-justify="auto" fo:margin-left="0in" style:writing-mode="page"/>
    </style:style>
    <style:style style:name="ce145" style:family="table-cell" style:parent-style-name="Default" style:data-style-name="N0">
      <style:table-cell-properties fo:background-color="#dde8c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 style:data-style-name="N0">
      <style:table-cell-properties fo:background-color="#eeeee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0" style:family="table-cell" style:parent-style-name="Default" style:data-style-name="N0">
      <style:table-cell-properties fo:background-color="#eeeee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ackground-color="#afd095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 style:data-style-name="N0">
      <style:table-cell-properties fo:background-color="#eeeee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ackground-color="#77bc65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0">
      <style:table-cell-properties fo:background-color="#3faf4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6" style:family="table-cell" style:parent-style-name="Default" style:data-style-name="N104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7" style:family="table-cell" style:parent-style-name="Default" style:data-style-name="N0">
      <style:table-cell-properties fo:background-color="#70ad47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6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89" style:family="table-cell" style:parent-style-name="Default" style:data-style-name="N0">
      <style:table-cell-properties fo:border-bottom="1.76pt solid #000000" fo:background-color="#7f7f7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>
        <loext:background-complex-color loext:theme-type="dark1" loext:color-type="theme">
          <loext:transformation loext:type="lummod" loext:value="5001"/>
          <loext:transformation loext:type="lumoff" loext:value="4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90" style:family="table-cell" style:parent-style-name="Default" style:data-style-name="N10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1" loext:color-type="theme"/>
      </style:text-properties>
    </style:style>
    <style:style style:name="ce2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1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accent5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9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>
        <loext:char-complex-color loext:theme-type="dark1" loext:color-type="theme"/>
      </style:text-properties>
    </style:style>
    <style:style style:name="ce29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29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font-name="Arial" fo:font-style="normal" fo:font-weight="normal" style:font-style-asian="normal" style:font-weight-asian="normal" style:font-name-complex="Arial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297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rial" style:font-name-complex="Arial"/>
    </style:style>
    <style:style style:name="ce29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rial" style:font-name-complex="Arial"/>
    </style:style>
    <style:style style:name="ce299" style:family="table-cell" style:parent-style-name="Default" style:data-style-name="N10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00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301" style:family="table-cell" style:parent-style-name="Default" style:data-style-name="N104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rial" style:font-name-complex="Arial"/>
    </style:style>
    <style:style style:name="ce302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Arial" style:font-name-complex="Arial"/>
    </style:style>
    <style:style style:name="ce1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03" style:family="table-cell" style:parent-style-name="Default" style:data-style-name="N99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4" style:family="table-cell" style:parent-style-name="Default" style:data-style-name="N99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05" style:family="table-cell" style:parent-style-name="Default" style:data-style-name="N99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rial1" fo:font-weight="bold" style:font-weight-asian="bold" style:font-name-complex="Arial1" style:font-weight-complex="bold"/>
    </style:style>
    <style:style style:name="ce306" style:family="table-cell" style:parent-style-name="Default" style:data-style-name="N99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7" style:family="table-cell" style:parent-style-name="Default" style:data-style-name="N99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0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0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default-cell-style-name="ce204"/>
        <table:table-column table:style-name="co2" table:default-cell-style-name="ce204"/>
        <table:table-column table:style-name="co1" table:number-columns-repeated="3" table:default-cell-style-name="ce204"/>
        <table:table-column table:style-name="co3" table:default-cell-style-name="ce204"/>
        <table:table-column table:style-name="co4" table:default-cell-style-name="ce204"/>
        <table:table-column table:style-name="co5" table:default-cell-style-name="ce204"/>
        <table:table-column table:style-name="co1" table:number-columns-repeated="6" table:default-cell-style-name="ce204"/>
        <table:table-column table:style-name="co6" table:number-columns-repeated="16370" table:default-cell-style-name="Default"/>
        <table:table-row table:style-name="ro1">
          <table:table-cell table:style-name="ce1" office:value-type="string" calcext:value-type="string" table:number-columns-spanned="14" table:number-rows-spanned="2">
            <text:p>Enter All Data Here</text:p>
          </table:table-cell>
          <table:covered-table-cell table:number-columns-repeated="13" table:style-name="ce1"/>
          <table:table-cell table:number-columns-repeated="16370"/>
        </table:table-row>
        <table:table-row table:style-name="ro2">
          <table:covered-table-cell table:number-columns-repeated="14" table:style-name="ce1"/>
          <table:table-cell table:number-columns-repeated="16370"/>
        </table:table-row>
        <table:table-row table:style-name="ro3">
          <table:table-cell table:style-name="ce2" office:value-type="string" calcext:value-type="string" table:number-columns-spanned="14" table:number-rows-spanned="1">
            <text:p>Income, Bills, Expenses, Saving</text:p>
          </table:table-cell>
          <table:covered-table-cell table:number-columns-repeated="13" table:style-name="ce2"/>
          <table:table-cell table:number-columns-repeated="16370"/>
        </table:table-row>
        <table:table-row table:style-name="ro4">
          <table:table-cell table:style-name="ce190"/>
          <table:table-cell table:style-name="ce205"/>
          <table:table-cell table:style-name="ce216"/>
          <table:table-cell table:style-name="ce219"/>
          <table:table-cell/>
          <table:table-cell table:style-name="ce216"/>
          <table:table-cell table:style-name="ce227" table:number-columns-repeated="2"/>
          <table:table-cell/>
          <table:table-cell table:style-name="ce50" office:value-type="string" calcext:value-type="string" table:number-columns-spanned="2" table:number-rows-spanned="1">
            <text:p>Savings Interest Rate</text:p>
          </table:table-cell>
          <table:covered-table-cell table:style-name="ce50"/>
          <table:table-cell table:number-columns-repeated="2"/>
          <table:table-cell table:style-name="ce235"/>
          <table:table-cell table:number-columns-repeated="16370"/>
        </table:table-row>
        <table:table-row table:style-name="ro4">
          <table:table-cell table:style-name="ce4" office:value-type="string" calcext:value-type="string" table:number-columns-spanned="8" table:number-rows-spanned="1">
            <text:p>Scenario 1(e.g. Renting Apartment)</text:p>
          </table:table-cell>
          <table:covered-table-cell table:number-columns-repeated="7" table:style-name="ce4"/>
          <table:table-cell/>
          <table:table-cell table:style-name="ce233" office:value-type="percentage" office:value="0.05" calcext:value-type="percentage" table:number-columns-spanned="2" table:number-rows-spanned="1">
            <text:p>5.00%</text:p>
          </table:table-cell>
          <table:covered-table-cell table:style-name="ce233"/>
          <table:table-cell table:number-columns-repeated="2"/>
          <table:table-cell table:style-name="ce235"/>
          <table:table-cell table:number-columns-repeated="16370"/>
        </table:table-row>
        <table:table-row table:style-name="ro4">
          <table:table-cell table:style-name="ce5" office:value-type="string" calcext:value-type="string" table:number-columns-spanned="2" table:number-rows-spanned="1">
            <text:p>Monthly Bills</text:p>
          </table:table-cell>
          <table:covered-table-cell table:style-name="ce5"/>
          <table:table-cell table:style-name="ce34" office:value-type="string" calcext:value-type="string" table:number-columns-spanned="2" table:number-rows-spanned="1">
            <text:p><text:s/>Monthly Expenses</text:p>
          </table:table-cell>
          <table:covered-table-cell table:style-name="ce34"/>
          <table:table-cell/>
          <table:table-cell table:style-name="ce34" office:value-type="string" calcext:value-type="string" table:number-columns-spanned="3" table:number-rows-spanned="1">
            <text:p>Income</text:p>
          </table:table-cell>
          <table:covered-table-cell table:number-columns-repeated="2" table:style-name="ce34"/>
          <table:table-cell table:number-columns-repeated="5"/>
          <table:table-cell table:style-name="ce235"/>
          <table:table-cell table:number-columns-repeated="16370"/>
        </table:table-row>
        <table:table-row table:style-name="ro4">
          <table:table-cell table:style-name="ce193" office:value-type="string" calcext:value-type="string">
            <text:p>Title</text:p>
          </table:table-cell>
          <table:table-cell table:style-name="ce206" office:value-type="string" calcext:value-type="string">
            <text:p>Total</text:p>
          </table:table-cell>
          <table:table-cell table:style-name="ce206" office:value-type="string" calcext:value-type="string">
            <text:p>Title</text:p>
          </table:table-cell>
          <table:table-cell table:style-name="ce206" office:value-type="string" calcext:value-type="string">
            <text:p>Total</text:p>
          </table:table-cell>
          <table:table-cell/>
          <table:table-cell table:style-name="ce213"/>
          <table:table-cell table:style-name="ce206" office:value-type="string" calcext:value-type="string">
            <text:p>Per Month</text:p>
          </table:table-cell>
          <table:table-cell table:style-name="ce206" office:value-type="string" calcext:value-type="string">
            <text:p>Per Week</text:p>
          </table:table-cell>
          <table:table-cell table:number-columns-repeated="5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Cell</text:p>
          </table:table-cell>
          <table:table-cell table:style-name="ce207" office:value-type="currency" office:currency="USD" office:value="40" calcext:value-type="currency">
            <text:p>$40.00</text:p>
          </table:table-cell>
          <table:table-cell table:style-name="ce213" office:value-type="string" calcext:value-type="string">
            <text:p>Groceries</text:p>
          </table:table-cell>
          <table:table-cell table:style-name="ce207" office:value-type="currency" office:currency="USD" office:value="80" calcext:value-type="currency">
            <text:p>$80.00</text:p>
          </table:table-cell>
          <table:table-cell/>
          <table:table-cell table:style-name="ce206" office:value-type="string" calcext:value-type="string">
            <text:p>Pay</text:p>
          </table:table-cell>
          <table:table-cell table:style-name="ce207" table:formula="of:=2500" office:value-type="currency" office:currency="USD" office:value="2500" calcext:value-type="currency">
            <text:p>$2,500.00</text:p>
          </table:table-cell>
          <table:table-cell table:style-name="ce207" table:formula="of:=[.G8]/4" office:value-type="currency" office:currency="USD" office:value="625" calcext:value-type="currency">
            <text:p>$625.00</text:p>
          </table:table-cell>
          <table:table-cell table:number-columns-repeated="5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Internet</text:p>
          </table:table-cell>
          <table:table-cell table:style-name="ce207" office:value-type="currency" office:currency="USD" office:value="50" calcext:value-type="currency">
            <text:p>$50.00</text:p>
          </table:table-cell>
          <table:table-cell table:style-name="ce213" office:value-type="string" calcext:value-type="string">
            <text:p>Gas</text:p>
          </table:table-cell>
          <table:table-cell table:style-name="ce207" office:value-type="currency" office:currency="USD" office:value="40" calcext:value-type="currency">
            <text:p>$40.00</text:p>
          </table:table-cell>
          <table:table-cell table:number-columns-repeated="9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Electricity</text:p>
          </table:table-cell>
          <table:table-cell table:style-name="ce207" office:value-type="currency" office:currency="USD" office:value="50" calcext:value-type="currency">
            <text:p>$50.00</text:p>
          </table:table-cell>
          <table:table-cell table:style-name="ce213" office:value-type="string" calcext:value-type="string">
            <text:p>Restaurants</text:p>
          </table:table-cell>
          <table:table-cell table:style-name="ce207" office:value-type="currency" office:currency="USD" office:value="150" calcext:value-type="currency">
            <text:p>$150.00</text:p>
          </table:table-cell>
          <table:table-cell table:number-columns-repeated="9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Utilities</text:p>
          </table:table-cell>
          <table:table-cell table:style-name="ce207" office:value-type="currency" office:currency="USD" office:value="50" calcext:value-type="currency">
            <text:p>$50.00</text:p>
          </table:table-cell>
          <table:table-cell table:style-name="ce213" office:value-type="string" calcext:value-type="string">
            <text:p>Laundry</text:p>
          </table:table-cell>
          <table:table-cell table:style-name="ce207" office:value-type="currency" office:currency="USD" office:value="50" calcext:value-type="currency">
            <text:p>$50.00</text:p>
          </table:table-cell>
          <table:table-cell table:number-columns-repeated="9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Rent</text:p>
          </table:table-cell>
          <table:table-cell table:style-name="ce207" office:value-type="currency" office:currency="USD" office:value="1200" calcext:value-type="currency">
            <text:p>$1,200.00</text:p>
          </table:table-cell>
          <table:table-cell table:style-name="ce213"/>
          <table:table-cell table:style-name="ce207"/>
          <table:table-cell table:number-columns-repeated="9"/>
          <table:table-cell table:style-name="ce235"/>
          <table:table-cell table:number-columns-repeated="16370"/>
        </table:table-row>
        <table:table-row table:style-name="ro4" table:number-rows-repeated="10">
          <table:table-cell table:style-name="ce194"/>
          <table:table-cell table:style-name="ce207"/>
          <table:table-cell table:style-name="ce213"/>
          <table:table-cell table:style-name="ce207"/>
          <table:table-cell table:number-columns-repeated="9"/>
          <table:table-cell table:style-name="ce235"/>
          <table:table-cell table:number-columns-repeated="16370"/>
        </table:table-row>
        <table:table-row table:style-name="ro4">
          <table:table-cell table:style-name="ce195"/>
          <table:table-cell table:style-name="ce208" table:number-columns-repeated="12"/>
          <table:table-cell table:style-name="ce236"/>
          <table:table-cell table:number-columns-repeated="16370"/>
        </table:table-row>
        <table:table-row table:style-name="ro4">
          <table:table-cell table:style-name="ce9" office:value-type="string" calcext:value-type="string" table:number-columns-spanned="8" table:number-rows-spanned="1">
            <text:p>Scenario 2(e.g. Renting Room, Same Pay)</text:p>
          </table:table-cell>
          <table:covered-table-cell table:number-columns-repeated="7" table:style-name="ce9"/>
          <table:table-cell table:number-columns-repeated="5"/>
          <table:table-cell table:style-name="ce235"/>
          <table:table-cell table:number-columns-repeated="16370"/>
        </table:table-row>
        <table:table-row table:style-name="ro4">
          <table:table-cell table:style-name="ce5" office:value-type="string" calcext:value-type="string" table:number-columns-spanned="2" table:number-rows-spanned="1">
            <text:p>Monthly Bills</text:p>
          </table:table-cell>
          <table:covered-table-cell table:style-name="ce5"/>
          <table:table-cell table:style-name="ce34" office:value-type="string" calcext:value-type="string" table:number-columns-spanned="2" table:number-rows-spanned="1">
            <text:p><text:s/>Monthly Expenses</text:p>
          </table:table-cell>
          <table:covered-table-cell table:style-name="ce34"/>
          <table:table-cell/>
          <table:table-cell table:style-name="ce34" office:value-type="string" calcext:value-type="string" table:number-columns-spanned="3" table:number-rows-spanned="1">
            <text:p>Income</text:p>
          </table:table-cell>
          <table:covered-table-cell table:number-columns-repeated="2" table:style-name="ce34"/>
          <table:table-cell table:number-columns-repeated="5"/>
          <table:table-cell table:style-name="ce235"/>
          <table:table-cell table:number-columns-repeated="16370"/>
        </table:table-row>
        <table:table-row table:style-name="ro4">
          <table:table-cell table:style-name="ce193" office:value-type="string" calcext:value-type="string">
            <text:p>Title</text:p>
          </table:table-cell>
          <table:table-cell table:style-name="ce206" office:value-type="string" calcext:value-type="string">
            <text:p>Total</text:p>
          </table:table-cell>
          <table:table-cell table:style-name="ce206" office:value-type="string" calcext:value-type="string">
            <text:p>Title</text:p>
          </table:table-cell>
          <table:table-cell table:style-name="ce206" office:value-type="string" calcext:value-type="string">
            <text:p>Total</text:p>
          </table:table-cell>
          <table:table-cell/>
          <table:table-cell table:style-name="ce213"/>
          <table:table-cell table:style-name="ce206" office:value-type="string" calcext:value-type="string">
            <text:p>Per Month</text:p>
          </table:table-cell>
          <table:table-cell table:style-name="ce206" office:value-type="string" calcext:value-type="string">
            <text:p>Per Week</text:p>
          </table:table-cell>
          <table:table-cell table:number-columns-repeated="5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Cell</text:p>
          </table:table-cell>
          <table:table-cell table:style-name="ce207" office:value-type="currency" office:currency="USD" office:value="40" calcext:value-type="currency">
            <text:p>$40.00</text:p>
          </table:table-cell>
          <table:table-cell table:style-name="ce213" office:value-type="string" calcext:value-type="string">
            <text:p>Groceries</text:p>
          </table:table-cell>
          <table:table-cell table:style-name="ce207" office:value-type="currency" office:currency="USD" office:value="80" calcext:value-type="currency">
            <text:p>$80.00</text:p>
          </table:table-cell>
          <table:table-cell/>
          <table:table-cell table:style-name="ce206" office:value-type="string" calcext:value-type="string">
            <text:p>Pay</text:p>
          </table:table-cell>
          <table:table-cell table:style-name="ce207" office:value-type="currency" office:currency="USD" office:value="2500" calcext:value-type="currency">
            <text:p>$2,500.00</text:p>
          </table:table-cell>
          <table:table-cell table:style-name="ce207" table:formula="of:=[.G27]/4" office:value-type="currency" office:currency="USD" office:value="625" calcext:value-type="currency">
            <text:p>$625.00</text:p>
          </table:table-cell>
          <table:table-cell table:number-columns-repeated="5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Internet</text:p>
          </table:table-cell>
          <table:table-cell table:style-name="ce207" office:value-type="currency" office:currency="USD" office:value="50" calcext:value-type="currency">
            <text:p>$50.00</text:p>
          </table:table-cell>
          <table:table-cell table:style-name="ce213" office:value-type="string" calcext:value-type="string">
            <text:p>Gas</text:p>
          </table:table-cell>
          <table:table-cell table:style-name="ce207" office:value-type="currency" office:currency="USD" office:value="40" calcext:value-type="currency">
            <text:p>$40.00</text:p>
          </table:table-cell>
          <table:table-cell table:number-columns-repeated="9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Electricity</text:p>
          </table:table-cell>
          <table:table-cell table:style-name="ce207" office:value-type="currency" office:currency="USD" office:value="50" calcext:value-type="currency">
            <text:p>$50.00</text:p>
          </table:table-cell>
          <table:table-cell table:style-name="ce213" office:value-type="string" calcext:value-type="string">
            <text:p>Restaurants</text:p>
          </table:table-cell>
          <table:table-cell table:style-name="ce207" office:value-type="currency" office:currency="USD" office:value="200" calcext:value-type="currency">
            <text:p>$200.00</text:p>
          </table:table-cell>
          <table:table-cell table:number-columns-repeated="9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Utilities</text:p>
          </table:table-cell>
          <table:table-cell table:style-name="ce207" office:value-type="currency" office:currency="USD" office:value="50" calcext:value-type="currency">
            <text:p>$50.00</text:p>
          </table:table-cell>
          <table:table-cell table:style-name="ce213" office:value-type="string" calcext:value-type="string">
            <text:p>Laundry</text:p>
          </table:table-cell>
          <table:table-cell table:style-name="ce207" office:value-type="currency" office:currency="USD" office:value="25" calcext:value-type="currency">
            <text:p>$25.00</text:p>
          </table:table-cell>
          <table:table-cell table:number-columns-repeated="9"/>
          <table:table-cell table:style-name="ce235"/>
          <table:table-cell table:number-columns-repeated="16370"/>
        </table:table-row>
        <table:table-row table:style-name="ro4">
          <table:table-cell table:style-name="ce194" office:value-type="string" calcext:value-type="string">
            <text:p>Rent</text:p>
          </table:table-cell>
          <table:table-cell table:style-name="ce207" office:value-type="currency" office:currency="USD" office:value="500" calcext:value-type="currency">
            <text:p>$500.00</text:p>
          </table:table-cell>
          <table:table-cell table:style-name="ce213"/>
          <table:table-cell table:style-name="ce207"/>
          <table:table-cell table:number-columns-repeated="9"/>
          <table:table-cell table:style-name="ce235"/>
          <table:table-cell table:number-columns-repeated="16370"/>
        </table:table-row>
        <table:table-row table:style-name="ro4" table:number-rows-repeated="9">
          <table:table-cell table:style-name="ce194"/>
          <table:table-cell table:style-name="ce207"/>
          <table:table-cell table:style-name="ce213"/>
          <table:table-cell table:style-name="ce207"/>
          <table:table-cell table:number-columns-repeated="9"/>
          <table:table-cell table:style-name="ce235"/>
          <table:table-cell table:number-columns-repeated="16370"/>
        </table:table-row>
        <table:table-row table:style-name="ro4">
          <table:table-cell table:style-name="ce197"/>
          <table:table-cell table:style-name="ce209"/>
          <table:table-cell table:style-name="ce218"/>
          <table:table-cell table:style-name="ce209"/>
          <table:table-cell table:style-name="ce221" table:number-columns-repeated="9"/>
          <table:table-cell table:style-name="ce237"/>
          <table:table-cell table:number-columns-repeated="16370"/>
        </table:table-row>
        <table:table-row table:style-name="ro3">
          <table:table-cell table:style-name="ce2" office:value-type="string" calcext:value-type="string" table:number-columns-spanned="14" table:number-rows-spanned="1">
            <text:p>Equities and Bonds</text:p>
          </table:table-cell>
          <table:covered-table-cell table:number-columns-repeated="13" table:style-name="ce2"/>
          <table:table-cell table:number-columns-repeated="16370"/>
        </table:table-row>
        <table:table-row table:style-name="ro4">
          <table:table-cell table:style-name="ce11" office:value-type="string" calcext:value-type="string" table:number-columns-spanned="4" table:number-rows-spanned="1">
            <text:p>Vanguard Brokerage</text:p>
          </table:table-cell>
          <table:covered-table-cell table:number-columns-repeated="3" table:style-name="ce210"/>
          <table:table-cell table:style-name="ce222"/>
          <table:table-cell table:style-name="ce41" office:value-type="string" calcext:value-type="string" table:number-columns-spanned="4" table:number-rows-spanned="1">
            <text:p>Bonds Account 1</text:p>
          </table:table-cell>
          <table:covered-table-cell table:number-columns-repeated="3" table:style-name="ce228"/>
          <table:table-cell table:style-name="ce222" table:number-columns-repeated="4"/>
          <table:table-cell table:style-name="ce238"/>
          <table:table-cell table:number-columns-repeated="16370"/>
        </table:table-row>
        <table:table-row table:style-name="ro4">
          <table:table-cell table:style-name="ce199" office:value-type="string" calcext:value-type="string">
            <text:p>Stock Symbol</text:p>
          </table:table-cell>
          <table:table-cell table:style-name="ce211" office:value-type="string" calcext:value-type="string">
            <text:p>Last Close Price</text:p>
          </table:table-cell>
          <table:table-cell table:style-name="ce211" office:value-type="string" calcext:value-type="string">
            <text:p>QTY</text:p>
          </table:table-cell>
          <table:table-cell table:style-name="ce211" office:value-type="string" calcext:value-type="string">
            <text:p>Total Value</text:p>
          </table:table-cell>
          <table:table-cell/>
          <table:table-cell table:style-name="ce211" office:value-type="string" calcext:value-type="string">
            <text:p>Bond Amount</text:p>
          </table:table-cell>
          <table:table-cell table:style-name="ce211" office:value-type="string" calcext:value-type="string">
            <text:p>Interest Rate</text:p>
          </table:table-cell>
          <table:table-cell table:style-name="ce211" office:value-type="string" calcext:value-type="string">
            <text:p>Years Held</text:p>
          </table:table-cell>
          <table:table-cell table:style-name="ce211" office:value-type="string" calcext:value-type="string">
            <text:p>Total Value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0" office:value-type="string" calcext:value-type="string">
            <text:p>MSFT</text:p>
          </table:table-cell>
          <table:table-cell table:style-name="ce212" office:value-type="currency" office:currency="USD" office:value="363.2" calcext:value-type="currency">
            <text:p>$363.20 </text:p>
          </table:table-cell>
          <table:table-cell table:style-name="ce213" office:value-type="float" office:value="2.67" calcext:value-type="float">
            <text:p>2.67</text:p>
          </table:table-cell>
          <table:table-cell table:style-name="ce212" table:formula="of:=ROUND([.B45]*[.C45];2)" office:value-type="currency" office:currency="USD" office:value="969.74" calcext:value-type="currency">
            <text:p>$969.74 </text:p>
          </table:table-cell>
          <table:table-cell/>
          <table:table-cell table:style-name="ce225" office:value-type="float" office:value="1000" calcext:value-type="float">
            <text:p><text:s/>$1,000.00 </text:p>
          </table:table-cell>
          <table:table-cell table:style-name="ce229" office:value-type="percentage" office:value="0.05" calcext:value-type="percentage">
            <text:p>5.0%</text:p>
          </table:table-cell>
          <table:table-cell table:style-name="ce230" office:value-type="float" office:value="1" calcext:value-type="float">
            <text:p>1.00</text:p>
          </table:table-cell>
          <table:table-cell table:style-name="ce231" table:formula="of:=ROUND([.F45]*([.G45]+1)^[.H45];2)" office:value-type="float" office:value="1050" calcext:value-type="float">
            <text:p>$1,050.00</text:p>
          </table:table-cell>
          <table:table-cell table:style-name="ce234"/>
          <table:table-cell table:number-columns-repeated="3"/>
          <table:table-cell table:style-name="ce239"/>
          <table:table-cell table:number-columns-repeated="16370"/>
        </table:table-row>
        <table:table-row table:style-name="ro4">
          <table:table-cell table:style-name="ce201" office:value-type="string" calcext:value-type="string">
            <text:p>AAPL</text:p>
          </table:table-cell>
          <table:table-cell table:style-name="ce212" office:value-type="currency" office:currency="USD" office:value="182.89" calcext:value-type="currency">
            <text:p>$182.89 </text:p>
          </table:table-cell>
          <table:table-cell table:style-name="ce213" office:value-type="float" office:value="10" calcext:value-type="float">
            <text:p>10</text:p>
          </table:table-cell>
          <table:table-cell table:style-name="ce212" table:formula="of:=ROUND([.B46]*[.C46];2)" office:value-type="currency" office:currency="USD" office:value="1828.9" calcext:value-type="currency">
            <text:p>$1,828.90 </text:p>
          </table:table-cell>
          <table:table-cell/>
          <table:table-cell table:style-name="ce225" office:value-type="float" office:value="500" calcext:value-type="float">
            <text:p><text:s/>$500.00 </text:p>
          </table:table-cell>
          <table:table-cell table:style-name="ce229" office:value-type="percentage" office:value="0.067" calcext:value-type="percentage">
            <text:p>6.7%</text:p>
          </table:table-cell>
          <table:table-cell table:style-name="ce213" office:value-type="float" office:value="5" calcext:value-type="float">
            <text:p>5</text:p>
          </table:table-cell>
          <table:table-cell table:style-name="ce231" table:formula="of:=ROUND([.F46]*([.G46]+1)^[.H46];2)" office:value-type="float" office:value="691.5" calcext:value-type="float">
            <text:p>$691.5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47]*[.C47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47]*([.G47]+1)^[.H47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48]*[.C48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48]*([.G48]+1)^[.H48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49]*[.C49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49]*([.G49]+1)^[.H49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0]*[.C50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0]*([.G50]+1)^[.H50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1]*[.C51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1]*([.G51]+1)^[.H51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2]*[.C52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2]*([.G52]+1)^[.H52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3]*[.C53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3]*([.G53]+1)^[.H53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4]*[.C54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4]*([.G54]+1)^[.H54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5]*[.C55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5]*([.G55]+1)^[.H55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6]*[.C56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6]*([.G56]+1)^[.H56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7]*[.C57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7]*([.G57]+1)^[.H57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8]*[.C58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13"/>
          <table:table-cell table:style-name="ce231" table:formula="of:=ROUND([.F58]*([.G58]+1)^[.H58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59]*[.C59];2)" office:value-type="currency" office:currency="USD" office:value="0" calcext:value-type="currency">
            <text:p>$- <text:s text:c="2"/></text:p>
          </table:table-cell>
          <table:table-cell/>
          <table:table-cell table:style-name="ce43" office:value-type="string" calcext:value-type="string" table:number-columns-spanned="4" table:number-rows-spanned="1">
            <text:p>Bonds Account 2</text:p>
          </table:table-cell>
          <table:covered-table-cell table:number-columns-repeated="3" table:style-name="ce47"/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15" office:value-type="string" calcext:value-type="string" table:number-columns-spanned="4" table:number-rows-spanned="1">
            <text:p>E-Trade 401K</text:p>
          </table:table-cell>
          <table:covered-table-cell table:number-columns-repeated="3" table:style-name="ce214"/>
          <table:table-cell/>
          <table:table-cell table:style-name="ce211" office:value-type="string" calcext:value-type="string">
            <text:p>Bond Amount</text:p>
          </table:table-cell>
          <table:table-cell table:style-name="ce211" office:value-type="string" calcext:value-type="string">
            <text:p>Interest Rate</text:p>
          </table:table-cell>
          <table:table-cell table:style-name="ce211" office:value-type="string" calcext:value-type="string">
            <text:p>Years Held</text:p>
          </table:table-cell>
          <table:table-cell table:style-name="ce211" office:value-type="string" calcext:value-type="string">
            <text:p>Total Value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199" office:value-type="string" calcext:value-type="string">
            <text:p>Stock Symbol</text:p>
          </table:table-cell>
          <table:table-cell table:style-name="ce211" office:value-type="string" calcext:value-type="string">
            <text:p>Last Close Price</text:p>
          </table:table-cell>
          <table:table-cell table:style-name="ce211" office:value-type="string" calcext:value-type="string">
            <text:p>QTY</text:p>
          </table:table-cell>
          <table:table-cell table:style-name="ce211" office:value-type="string" calcext:value-type="string">
            <text:p>Total Value</text:p>
          </table:table-cell>
          <table:table-cell/>
          <table:table-cell table:style-name="ce225" office:value-type="float" office:value="15000" calcext:value-type="float">
            <text:p><text:s/>$15,000.00 </text:p>
          </table:table-cell>
          <table:table-cell table:style-name="ce229" office:value-type="percentage" office:value="0.043" calcext:value-type="percentage">
            <text:p>4.3%</text:p>
          </table:table-cell>
          <table:table-cell table:style-name="ce230" office:value-type="float" office:value="2" calcext:value-type="float">
            <text:p>2.00</text:p>
          </table:table-cell>
          <table:table-cell table:style-name="ce231" table:formula="of:=ROUND([.F61]*([.G61]+1)^[.H61];2)" office:value-type="float" office:value="16317.74" calcext:value-type="float">
            <text:p>$16,317.74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 office:value-type="string" calcext:value-type="string">
            <text:p>TSLA</text:p>
          </table:table-cell>
          <table:table-cell table:style-name="ce212" office:value-type="currency" office:currency="USD" office:value="222.11" calcext:value-type="currency">
            <text:p>$222.11 </text:p>
          </table:table-cell>
          <table:table-cell table:style-name="ce213" office:value-type="float" office:value="15" calcext:value-type="float">
            <text:p>15</text:p>
          </table:table-cell>
          <table:table-cell table:style-name="ce212" table:formula="of:=ROUND([.B62]*[.C62];2)" office:value-type="currency" office:currency="USD" office:value="3331.65" calcext:value-type="currency">
            <text:p>$3,331.65 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62]*([.G62]+1)^[.H62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 office:value-type="string" calcext:value-type="string">
            <text:p>WMT</text:p>
          </table:table-cell>
          <table:table-cell table:style-name="ce212" office:value-type="currency" office:currency="USD" office:value="164.3" calcext:value-type="currency">
            <text:p>$164.30 </text:p>
          </table:table-cell>
          <table:table-cell table:style-name="ce213" office:value-type="float" office:value="7.8" calcext:value-type="float">
            <text:p>7.8</text:p>
          </table:table-cell>
          <table:table-cell table:style-name="ce212" table:formula="of:=ROUND([.B63]*[.C63];2)" office:value-type="currency" office:currency="USD" office:value="1281.54" calcext:value-type="currency">
            <text:p>$1,281.54 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63]*([.G63]+1)^[.H63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64]*[.C64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64]*([.G64]+1)^[.H64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65]*[.C65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65]*([.G65]+1)^[.H65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66]*[.C66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66]*([.G66]+1)^[.H66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67]*[.C67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67]*([.G67]+1)^[.H67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68]*[.C68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68]*([.G68]+1)^[.H68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69]*[.C69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69]*([.G69]+1)^[.H69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70]*[.C70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70]*([.G70]+1)^[.H70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71]*[.C71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71]*([.G71]+1)^[.H71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72]*[.C72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72]*([.G72]+1)^[.H72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73]*[.C73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73]*([.G73]+1)^[.H73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74]*[.C74];2)" office:value-type="currency" office:currency="USD" office:value="0" calcext:value-type="currency">
            <text:p>$- <text:s text:c="2"/></text:p>
          </table:table-cell>
          <table:table-cell/>
          <table:table-cell table:style-name="ce225"/>
          <table:table-cell table:style-name="ce229"/>
          <table:table-cell table:style-name="ce230"/>
          <table:table-cell table:style-name="ce231" table:formula="of:=ROUND([.F74]*([.G74]+1)^[.H74];2)" office:value-type="float" office:value="0" calcext:value-type="float">
            <text:p>$0.00</text:p>
          </table:table-cell>
          <table:table-cell table:number-columns-repeated="4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75]*[.C75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76]*[.C76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16" office:value-type="string" calcext:value-type="string" table:number-columns-spanned="4" table:number-rows-spanned="1">
            <text:p>Fidelity Roth IRA</text:p>
          </table:table-cell>
          <table:covered-table-cell table:number-columns-repeated="3" table:style-name="ce214"/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199" office:value-type="string" calcext:value-type="string">
            <text:p>Stock Symbol</text:p>
          </table:table-cell>
          <table:table-cell table:style-name="ce211" office:value-type="string" calcext:value-type="string">
            <text:p>Last Close Price</text:p>
          </table:table-cell>
          <table:table-cell table:style-name="ce211" office:value-type="string" calcext:value-type="string">
            <text:p>QTY</text:p>
          </table:table-cell>
          <table:table-cell table:style-name="ce211" office:value-type="string" calcext:value-type="string">
            <text:p>Total Value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 office:value-type="string" calcext:value-type="string">
            <text:p>SONY</text:p>
          </table:table-cell>
          <table:table-cell table:style-name="ce212" office:value-type="currency" office:currency="USD" office:value="87.54" calcext:value-type="currency">
            <text:p>$87.54 </text:p>
          </table:table-cell>
          <table:table-cell table:style-name="ce213" office:value-type="float" office:value="37" calcext:value-type="float">
            <text:p>37</text:p>
          </table:table-cell>
          <table:table-cell table:style-name="ce212" table:formula="of:=ROUND([.B79]*[.C79];2)" office:value-type="currency" office:currency="USD" office:value="3238.98" calcext:value-type="currency">
            <text:p>$3,238.98 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 office:value-type="string" calcext:value-type="string">
            <text:p>JPM</text:p>
          </table:table-cell>
          <table:table-cell table:style-name="ce212" office:value-type="currency" office:currency="USD" office:value="144.72" calcext:value-type="currency">
            <text:p>$144.72 </text:p>
          </table:table-cell>
          <table:table-cell table:style-name="ce213" office:value-type="float" office:value="1.2" calcext:value-type="float">
            <text:p>1.2</text:p>
          </table:table-cell>
          <table:table-cell table:style-name="ce212" table:formula="of:=ROUND([.B80]*[.C80];2)" office:value-type="currency" office:currency="USD" office:value="173.66" calcext:value-type="currency">
            <text:p>$173.66 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1]*[.C81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2]*[.C82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3]*[.C83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4]*[.C84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5]*[.C85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6]*[.C86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7]*[.C87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8]*[.C88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89]*[.C89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90]*[.C90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91]*[.C91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92]*[.C92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93]*[.C93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17" office:value-type="string" calcext:value-type="string" table:number-columns-spanned="4" table:number-rows-spanned="1">
            <text:p>Schwab Tradational Roth</text:p>
          </table:table-cell>
          <table:covered-table-cell table:number-columns-repeated="3" table:style-name="ce214"/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199" office:value-type="string" calcext:value-type="string">
            <text:p>Stock Symbol</text:p>
          </table:table-cell>
          <table:table-cell table:style-name="ce211" office:value-type="string" calcext:value-type="string">
            <text:p>Last Close Price</text:p>
          </table:table-cell>
          <table:table-cell table:style-name="ce211" office:value-type="string" calcext:value-type="string">
            <text:p>QTY</text:p>
          </table:table-cell>
          <table:table-cell table:style-name="ce211" office:value-type="string" calcext:value-type="string">
            <text:p>Total Value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 office:value-type="string" calcext:value-type="string">
            <text:p>AMZN</text:p>
          </table:table-cell>
          <table:table-cell table:style-name="ce212" office:value-type="currency" office:currency="USD" office:value="142.08" calcext:value-type="currency">
            <text:p>$142.08 </text:p>
          </table:table-cell>
          <table:table-cell table:style-name="ce213" office:value-type="float" office:value="2.67" calcext:value-type="float">
            <text:p>2.67</text:p>
          </table:table-cell>
          <table:table-cell table:style-name="ce212" table:formula="of:=ROUND([.B96]*[.C96];2)" office:value-type="currency" office:currency="USD" office:value="379.35" calcext:value-type="currency">
            <text:p>$379.35 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 office:value-type="string" calcext:value-type="string">
            <text:p>ORCL</text:p>
          </table:table-cell>
          <table:table-cell table:style-name="ce212" office:value-type="currency" office:currency="USD" office:value="112.33" calcext:value-type="currency">
            <text:p>$112.33 </text:p>
          </table:table-cell>
          <table:table-cell table:style-name="ce213" office:value-type="float" office:value="10" calcext:value-type="float">
            <text:p>10</text:p>
          </table:table-cell>
          <table:table-cell table:style-name="ce212" table:formula="of:=ROUND([.B97]*[.C97];2)" office:value-type="currency" office:currency="USD" office:value="1123.3" calcext:value-type="currency">
            <text:p>$1,123.30 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98]*[.C98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99]*[.C99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0]*[.C100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1]*[.C101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2]*[.C102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3]*[.C103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4]*[.C104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5]*[.C105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6]*[.C106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7]*[.C107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8]*[.C108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1"/>
          <table:table-cell table:style-name="ce213" table:number-columns-repeated="2"/>
          <table:table-cell table:style-name="ce212" table:formula="of:=ROUND([.B109]*[.C109];2)" office:value-type="currency" office:currency="USD" office:value="0" calcext:value-type="currency">
            <text:p>$- <text:s text:c="2"/></text:p>
          </table:table-cell>
          <table:table-cell table:number-columns-repeated="9"/>
          <table:table-cell table:style-name="ce239"/>
          <table:table-cell table:number-columns-repeated="16370"/>
        </table:table-row>
        <table:table-row table:style-name="ro4">
          <table:table-cell table:style-name="ce203"/>
          <table:table-cell table:style-name="ce215" table:number-columns-repeated="2"/>
          <table:table-cell table:style-name="ce220" table:formula="of:=ROUND([.B110]*[.C110];2)" office:value-type="currency" office:currency="USD" office:value="0" calcext:value-type="currency">
            <text:p>$- <text:s text:c="2"/></text:p>
          </table:table-cell>
          <table:table-cell table:style-name="ce223" table:number-columns-repeated="9"/>
          <table:table-cell table:style-name="ce240"/>
          <table:table-cell table:number-columns-repeated="16370"/>
        </table:table-row>
        <table:table-row table:style-name="ro3">
          <table:table-cell table:style-name="ce19" office:value-type="string" calcext:value-type="string" table:number-columns-spanned="14" table:number-rows-spanned="1">
            <text:p>Cash, Liquid, Cash Equivalents</text:p>
          </table:table-cell>
          <table:covered-table-cell table:number-columns-repeated="12" table:style-name="ce32"/>
          <table:covered-table-cell table:style-name="ce79"/>
          <table:table-cell table:number-columns-repeated="16370"/>
        </table:table-row>
        <table:table-row table:style-name="ro1">
          <table:table-cell table:style-name="ce11" office:value-type="string" calcext:value-type="string" table:number-columns-spanned="2" table:number-rows-spanned="1">
            <text:p>Wellsfargo</text:p>
          </table:table-cell>
          <table:covered-table-cell table:style-name="ce210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199" office:value-type="string" calcext:value-type="string">
            <text:p>Type</text:p>
          </table:table-cell>
          <table:table-cell table:style-name="ce211" office:value-type="string" calcext:value-type="string">
            <text:p>Amount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0" office:value-type="string" calcext:value-type="string">
            <text:p>Checking</text:p>
          </table:table-cell>
          <table:table-cell table:style-name="ce212" office:value-type="currency" office:currency="USD" office:value="1000" calcext:value-type="currency">
            <text:p>$1,000.00 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 office:value-type="string" calcext:value-type="string">
            <text:p>Savings</text:p>
          </table:table-cell>
          <table:table-cell table:style-name="ce212" office:value-type="currency" office:currency="USD" office:value="5000" calcext:value-type="currency">
            <text:p>$5,000.00 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 table:number-rows-repeated="2">
          <table:table-cell table:style-name="ce201"/>
          <table:table-cell table:style-name="ce213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15" office:value-type="string" calcext:value-type="string" table:number-columns-spanned="2" table:number-rows-spanned="1">
            <text:p>Chase</text:p>
          </table:table-cell>
          <table:covered-table-cell table:style-name="ce214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199" office:value-type="string" calcext:value-type="string">
            <text:p>Type</text:p>
          </table:table-cell>
          <table:table-cell table:style-name="ce211" office:value-type="string" calcext:value-type="string">
            <text:p>Amount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 office:value-type="string" calcext:value-type="string">
            <text:p>Savings</text:p>
          </table:table-cell>
          <table:table-cell table:style-name="ce212" office:value-type="currency" office:currency="USD" office:value="50000" calcext:value-type="currency">
            <text:p>$50,000.00 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/>
          <table:table-cell table:style-name="ce212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 table:number-rows-repeated="2">
          <table:table-cell table:style-name="ce201"/>
          <table:table-cell table:style-name="ce213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16" office:value-type="string" calcext:value-type="string" table:number-columns-spanned="2" table:number-rows-spanned="1">
            <text:p>Random Credit Union</text:p>
          </table:table-cell>
          <table:covered-table-cell table:style-name="ce214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199" office:value-type="string" calcext:value-type="string">
            <text:p>Type</text:p>
          </table:table-cell>
          <table:table-cell table:style-name="ce211" office:value-type="string" calcext:value-type="string">
            <text:p>Amount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 office:value-type="string" calcext:value-type="string">
            <text:p>MMA</text:p>
          </table:table-cell>
          <table:table-cell table:style-name="ce212" office:value-type="currency" office:currency="USD" office:value="45000" calcext:value-type="currency">
            <text:p>$45,000.00 </text:p>
          </table:table-cell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/>
          <table:table-cell table:style-name="ce212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/>
          <table:table-cell table:style-name="ce213"/>
          <table:table-cell table:number-columns-repeated="10"/>
          <table:table-cell table:style-name="Default"/>
          <table:table-cell table:style-name="ce84"/>
          <table:table-cell table:number-columns-repeated="16370"/>
        </table:table-row>
        <table:table-row table:style-name="ro1">
          <table:table-cell table:style-name="ce201"/>
          <table:table-cell table:style-name="ce213"/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17" office:value-type="string" calcext:value-type="string" table:number-columns-spanned="2" table:number-rows-spanned="1">
            <text:p>In The Mattress</text:p>
          </table:table-cell>
          <table:covered-table-cell table:style-name="ce214"/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199" office:value-type="string" calcext:value-type="string">
            <text:p>Type</text:p>
          </table:table-cell>
          <table:table-cell table:style-name="ce211" office:value-type="string" calcext:value-type="string">
            <text:p>Amount</text:p>
          </table:table-cell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201" office:value-type="string" calcext:value-type="string">
            <text:p>Cash</text:p>
          </table:table-cell>
          <table:table-cell table:style-name="ce212" office:value-type="currency" office:currency="USD" office:value="10000" calcext:value-type="currency">
            <text:p>$10,000.00 </text:p>
          </table:table-cell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201"/>
          <table:table-cell table:style-name="ce212"/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201"/>
          <table:table-cell table:style-name="ce213"/>
          <table:table-cell table:number-columns-repeated="11"/>
          <table:table-cell table:style-name="ce239"/>
          <table:table-cell table:number-columns-repeated="16370"/>
        </table:table-row>
        <table:table-row table:style-name="ro1">
          <table:table-cell table:style-name="ce203"/>
          <table:table-cell table:style-name="ce215"/>
          <table:table-cell table:style-name="ce223" table:number-columns-repeated="11"/>
          <table:table-cell table:style-name="ce240"/>
          <table:table-cell table:number-columns-repeated="16370"/>
        </table:table-row>
        <table:table-row table:style-name="ro1" table:number-rows-repeated="10484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come, Bills, Expenses, Saving" table:style-name="ta2">
        <office:forms form:automatic-focus="false" form:apply-design-mode="false"/>
        <table:table-column table:style-name="co7" table:default-cell-style-name="ce204"/>
        <table:table-column table:style-name="co8" table:default-cell-style-name="ce204"/>
        <table:table-column table:style-name="co9" table:default-cell-style-name="ce204"/>
        <table:table-column table:style-name="co10" table:default-cell-style-name="ce204"/>
        <table:table-column table:style-name="co11" table:default-cell-style-name="ce204"/>
        <table:table-column table:style-name="co12" table:default-cell-style-name="ce204"/>
        <table:table-column table:style-name="co13" table:default-cell-style-name="ce204"/>
        <table:table-column table:style-name="co12" table:number-columns-repeated="2" table:default-cell-style-name="ce204"/>
        <table:table-column table:style-name="co14" table:number-columns-repeated="6" table:default-cell-style-name="ce204"/>
        <table:table-column table:style-name="co15" table:default-cell-style-name="ce204"/>
        <table:table-column table:style-name="co8" table:default-cell-style-name="ce204"/>
        <table:table-column table:style-name="co16" table:default-cell-style-name="ce204"/>
        <table:table-column table:style-name="co10" table:default-cell-style-name="ce204"/>
        <table:table-column table:style-name="co12" table:number-columns-repeated="2" table:default-cell-style-name="ce204"/>
        <table:table-column table:style-name="co13" table:default-cell-style-name="ce204"/>
        <table:table-column table:style-name="co12" table:number-columns-repeated="2" table:default-cell-style-name="ce204"/>
        <table:table-column table:style-name="co14" table:number-columns-repeated="5" table:default-cell-style-name="ce204"/>
        <table:table-column table:style-name="co6" table:number-columns-repeated="16355" table:default-cell-style-name="Default"/>
        <table:table-row table:style-name="ro5">
          <table:table-cell table:style-name="ce88" table:formula="of:=[$Input.A5]" office:value-type="string" office:string-value="Scenario 1(e.g. Renting Apartment)" calcext:value-type="string" table:number-columns-spanned="14" table:number-rows-spanned="1">
            <text:p>Scenario 1(e.g. Renting Apartment)</text:p>
          </table:table-cell>
          <table:covered-table-cell table:number-columns-repeated="13" table:style-name="ce88"/>
          <table:table-cell table:style-name="ce86"/>
          <table:table-cell table:style-name="ce125" table:formula="of:=[$Input.A24]" office:value-type="string" office:string-value="Scenario 2(e.g. Renting Room, Same Pay)" calcext:value-type="string" table:number-columns-spanned="14" table:number-rows-spanned="1">
            <text:p>Scenario 2(e.g. Renting Room, Same Pay)</text:p>
          </table:table-cell>
          <table:covered-table-cell table:number-columns-repeated="13" table:style-name="ce125"/>
          <table:table-cell table:number-columns-repeated="16355"/>
        </table:table-row>
        <table:table-row table:style-name="ro4">
          <table:table-cell table:style-name="ce55" office:value-type="string" calcext:value-type="string">
            <text:p>Scenario 1</text:p>
          </table:table-cell>
          <table:table-cell table:style-name="ce227" office:value-type="string" calcext:value-type="string">
            <text:p>Per Month</text:p>
          </table:table-cell>
          <table:table-cell table:style-name="ce67" office:value-type="string" calcext:value-type="string">
            <text:p>Per Week</text:p>
          </table:table-cell>
          <table:table-cell/>
          <table:table-cell table:style-name="ce111" table:formula="of:=[$Input.A6]" office:value-type="string" office:string-value="Monthly Bills" calcext:value-type="string" table:number-columns-spanned="2" table:number-rows-spanned="1">
            <text:p>Monthly Bills</text:p>
          </table:table-cell>
          <table:covered-table-cell table:style-name="ce111"/>
          <table:table-cell table:style-name="ce111" table:formula="of:=[$Input.C6]" office:value-type="string" office:string-value=" Monthly Expenses" calcext:value-type="string" table:number-columns-spanned="2" table:number-rows-spanned="1">
            <text:p><text:s/>Monthly Expenses</text:p>
          </table:table-cell>
          <table:covered-table-cell table:style-name="ce111"/>
          <table:table-cell table:number-columns-repeated="5"/>
          <table:table-cell table:style-name="ce235"/>
          <table:table-cell/>
          <table:table-cell table:style-name="ce55" office:value-type="string" calcext:value-type="string">
            <text:p>Scenario 2</text:p>
          </table:table-cell>
          <table:table-cell table:style-name="ce227" office:value-type="string" calcext:value-type="string">
            <text:p>Per Month</text:p>
          </table:table-cell>
          <table:table-cell table:style-name="ce67" office:value-type="string" calcext:value-type="string">
            <text:p>Per Week</text:p>
          </table:table-cell>
          <table:table-cell/>
          <table:table-cell table:style-name="ce111" table:formula="of:=[$Input.A25]" office:value-type="string" office:string-value="Monthly Bills" calcext:value-type="string" table:number-columns-spanned="2" table:number-rows-spanned="1">
            <text:p>Monthly Bills</text:p>
          </table:table-cell>
          <table:covered-table-cell table:style-name="ce111"/>
          <table:table-cell table:style-name="ce129" table:formula="of:=[$Input.C25]" office:value-type="string" office:string-value=" Monthly Expenses" calcext:value-type="string" table:number-columns-spanned="2" table:number-rows-spanned="1">
            <text:p><text:s/>Monthly Expenses</text:p>
          </table:table-cell>
          <table:covered-table-cell table:style-name="ce129"/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6" office:value-type="string" calcext:value-type="string">
            <text:p>Pay</text:p>
          </table:table-cell>
          <table:table-cell table:style-name="ce207" table:formula="of:=[$Input.G8]" office:value-type="currency" office:currency="USD" office:value="2500" calcext:value-type="currency">
            <text:p>$2,500.00</text:p>
          </table:table-cell>
          <table:table-cell table:style-name="ce68" table:formula="of:=[$Input.H8]" office:value-type="currency" office:currency="USD" office:value="625" calcext:value-type="currency">
            <text:p>$625.00</text:p>
          </table:table-cell>
          <table:table-cell/>
          <table:table-cell table:style-name="ce194" table:formula="of:=IF([$Input.A8]=&quot;&quot;;&quot;&quot;;[$Input.A8])" office:value-type="string" office:string-value="Cell" calcext:value-type="string">
            <text:p>Cell</text:p>
          </table:table-cell>
          <table:table-cell table:style-name="ce68" table:formula="of:=IF([$Input.B8]=&quot;&quot;;&quot;&quot;;[$Input.B8])" office:value-type="currency" office:currency="USD" office:value="40" calcext:value-type="currency">
            <text:p>$40.00</text:p>
          </table:table-cell>
          <table:table-cell table:style-name="ce194" table:formula="of:=IF([$Input.C8]=&quot;&quot;;&quot;&quot;;[$Input.C8])" office:value-type="string" office:string-value="Groceries" calcext:value-type="string">
            <text:p>Groceries</text:p>
          </table:table-cell>
          <table:table-cell table:style-name="ce68" table:formula="of:=IF([$Input.D8]=&quot;&quot;;&quot;&quot;;[$Input.D8])" office:value-type="currency" office:currency="USD" office:value="80" calcext:value-type="currency">
            <text:p>$80.00</text:p>
          </table:table-cell>
          <table:table-cell table:number-columns-repeated="5"/>
          <table:table-cell table:style-name="ce235"/>
          <table:table-cell/>
          <table:table-cell table:style-name="ce56" office:value-type="string" calcext:value-type="string">
            <text:p>Pay</text:p>
          </table:table-cell>
          <table:table-cell table:style-name="ce207" table:formula="of:=[$Input.G27]" office:value-type="currency" office:currency="USD" office:value="2500" calcext:value-type="currency">
            <text:p>$2,500.00</text:p>
          </table:table-cell>
          <table:table-cell table:style-name="ce68" table:formula="of:=[$Input.H27]" office:value-type="currency" office:currency="USD" office:value="625" calcext:value-type="currency">
            <text:p>$625.00</text:p>
          </table:table-cell>
          <table:table-cell/>
          <table:table-cell table:style-name="ce194" table:formula="of:=IF([$Input.A27]=&quot;&quot;;&quot;&quot;;[$Input.A27])" office:value-type="string" office:string-value="Cell" calcext:value-type="string">
            <text:p>Cell</text:p>
          </table:table-cell>
          <table:table-cell table:style-name="ce68" table:formula="of:=IF([$Input.B27]=&quot;&quot;;&quot;&quot;;[$Input.B27])" office:value-type="currency" office:currency="USD" office:value="40" calcext:value-type="currency">
            <text:p>$40.00</text:p>
          </table:table-cell>
          <table:table-cell table:style-name="ce194" table:formula="of:=IF([$Input.C27]=&quot;&quot;;&quot;&quot;;[$Input.C27])" office:value-type="string" office:string-value="Groceries" calcext:value-type="string">
            <text:p>Groceries</text:p>
          </table:table-cell>
          <table:table-cell table:style-name="ce68" table:formula="of:=IF([$Input.D27]=&quot;&quot;;&quot;&quot;;[$Input.D27])" office:value-type="currency" office:currency="USD" office:value="80" calcext:value-type="currency">
            <text:p>$80.00</text:p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7" office:value-type="string" calcext:value-type="string">
            <text:p>Whats Left</text:p>
          </table:table-cell>
          <table:table-cell table:style-name="ce209" table:formula="of:=[.B3]-[.F18]-[.H18]" office:value-type="currency" office:currency="USD" office:value="790" calcext:value-type="currency">
            <text:p>$790.00</text:p>
          </table:table-cell>
          <table:table-cell table:style-name="ce69" table:formula="of:=[.C3]-ROUND([.F18]/4;2)-ROUND([.H18]/4;2)" office:value-type="currency" office:currency="USD" office:value="197.5" calcext:value-type="currency">
            <text:p>$197.50</text:p>
          </table:table-cell>
          <table:table-cell/>
          <table:table-cell table:style-name="ce194" table:formula="of:=IF([$Input.A9]=&quot;&quot;;&quot;&quot;;[$Input.A9])" office:value-type="string" office:string-value="Internet" calcext:value-type="string">
            <text:p>Internet</text:p>
          </table:table-cell>
          <table:table-cell table:style-name="ce68" table:formula="of:=IF([$Input.B9]=&quot;&quot;;&quot;&quot;;[$Input.B9])" office:value-type="currency" office:currency="USD" office:value="50" calcext:value-type="currency">
            <text:p>$50.00</text:p>
          </table:table-cell>
          <table:table-cell table:style-name="ce194" table:formula="of:=IF([$Input.C9]=&quot;&quot;;&quot;&quot;;[$Input.C9])" office:value-type="string" office:string-value="Gas" calcext:value-type="string">
            <text:p>Gas</text:p>
          </table:table-cell>
          <table:table-cell table:style-name="ce68" table:formula="of:=IF([$Input.D9]=&quot;&quot;;&quot;&quot;;[$Input.D9])" office:value-type="currency" office:currency="USD" office:value="40" calcext:value-type="currency">
            <text:p>$40.00</text:p>
          </table:table-cell>
          <table:table-cell table:number-columns-repeated="5"/>
          <table:table-cell table:style-name="ce235"/>
          <table:table-cell/>
          <table:table-cell table:style-name="ce57" office:value-type="string" calcext:value-type="string">
            <text:p>Whats Left</text:p>
          </table:table-cell>
          <table:table-cell table:style-name="ce209" table:formula="of:=[.Q3]-[.U18]-[.W18]" office:value-type="currency" office:currency="USD" office:value="1465" calcext:value-type="currency">
            <text:p>$1,465.00</text:p>
          </table:table-cell>
          <table:table-cell table:style-name="ce69" table:formula="of:=[.R3]-ROUND([.U18]/4;2)-ROUND([.W18]/4;2)" office:value-type="currency" office:currency="USD" office:value="366.25" calcext:value-type="currency">
            <text:p>$366.25</text:p>
          </table:table-cell>
          <table:table-cell/>
          <table:table-cell table:style-name="ce194" table:formula="of:=IF([$Input.A28]=&quot;&quot;;&quot;&quot;;[$Input.A28])" office:value-type="string" office:string-value="Internet" calcext:value-type="string">
            <text:p>Internet</text:p>
          </table:table-cell>
          <table:table-cell table:style-name="ce68" table:formula="of:=IF([$Input.B28]=&quot;&quot;;&quot;&quot;;[$Input.B28])" office:value-type="currency" office:currency="USD" office:value="50" calcext:value-type="currency">
            <text:p>$50.00</text:p>
          </table:table-cell>
          <table:table-cell table:style-name="ce194" table:formula="of:=IF([$Input.C28]=&quot;&quot;;&quot;&quot;;[$Input.C28])" office:value-type="string" office:string-value="Gas" calcext:value-type="string">
            <text:p>Gas</text:p>
          </table:table-cell>
          <table:table-cell table:style-name="ce68" table:formula="of:=IF([$Input.D28]=&quot;&quot;;&quot;&quot;;[$Input.D28])" office:value-type="currency" office:currency="USD" office:value="40" calcext:value-type="currency">
            <text:p>$40.00</text:p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style-name="ce251" table:number-columns-repeated="2"/>
          <table:table-cell/>
          <table:table-cell table:style-name="ce194" table:formula="of:=IF([$Input.A10]=&quot;&quot;;&quot;&quot;;[$Input.A10])" office:value-type="string" office:string-value="Electricity" calcext:value-type="string">
            <text:p>Electricity</text:p>
          </table:table-cell>
          <table:table-cell table:style-name="ce68" table:formula="of:=IF([$Input.B10]=&quot;&quot;;&quot;&quot;;[$Input.B10])" office:value-type="currency" office:currency="USD" office:value="50" calcext:value-type="currency">
            <text:p>$50.00</text:p>
          </table:table-cell>
          <table:table-cell table:style-name="ce74" table:formula="of:=IF([$Input.C10]=&quot;&quot;;&quot;&quot;;[$Input.C10])" office:value-type="string" office:string-value="Restaurants" calcext:value-type="string">
            <text:p>Restaurants</text:p>
          </table:table-cell>
          <table:table-cell table:style-name="ce80" table:formula="of:=IF([$Input.D10]=&quot;&quot;;&quot;&quot;;[$Input.D10])" office:value-type="currency" office:currency="USD" office:value="150" calcext:value-type="currency">
            <text:p>$150.00</text:p>
          </table:table-cell>
          <table:table-cell table:number-columns-repeated="5"/>
          <table:table-cell table:style-name="ce235"/>
          <table:table-cell/>
          <table:table-cell table:style-name="ce58"/>
          <table:table-cell table:style-name="ce251" table:number-columns-repeated="2"/>
          <table:table-cell/>
          <table:table-cell table:style-name="ce74" table:formula="of:=IF([$Input.A29]=&quot;&quot;;&quot;&quot;;[$Input.A29])" office:value-type="string" office:string-value="Electricity" calcext:value-type="string">
            <text:p>Electricity</text:p>
          </table:table-cell>
          <table:table-cell table:style-name="ce80" table:formula="of:=IF([$Input.B29]=&quot;&quot;;&quot;&quot;;[$Input.B29])" office:value-type="currency" office:currency="USD" office:value="50" calcext:value-type="currency">
            <text:p>$50.00</text:p>
          </table:table-cell>
          <table:table-cell table:style-name="ce74" table:formula="of:=IF([$Input.C29]=&quot;&quot;;&quot;&quot;;[$Input.C29])" office:value-type="string" office:string-value="Restaurants" calcext:value-type="string">
            <text:p>Restaurants</text:p>
          </table:table-cell>
          <table:table-cell table:style-name="ce80" table:formula="of:=IF([$Input.D29]=&quot;&quot;;&quot;&quot;;[$Input.D29])" office:value-type="currency" office:currency="USD" office:value="200" calcext:value-type="currency">
            <text:p>$200.00</text:p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style-name="ce251" table:number-columns-repeated="2"/>
          <table:table-cell/>
          <table:table-cell table:style-name="ce194" table:formula="of:=IF([$Input.A11]=&quot;&quot;;&quot;&quot;;[$Input.A11])" office:value-type="string" office:string-value="Utilities" calcext:value-type="string">
            <text:p>Utilities</text:p>
          </table:table-cell>
          <table:table-cell table:style-name="ce68" table:formula="of:=IF([$Input.B11]=&quot;&quot;;&quot;&quot;;[$Input.B11])" office:value-type="currency" office:currency="USD" office:value="50" calcext:value-type="currency">
            <text:p>$50.00</text:p>
          </table:table-cell>
          <table:table-cell table:style-name="ce194" table:formula="of:=IF([$Input.C11]=&quot;&quot;;&quot;&quot;;[$Input.C11])" office:value-type="string" office:string-value="Laundry" calcext:value-type="string">
            <text:p>Laundry</text:p>
          </table:table-cell>
          <table:table-cell table:style-name="ce81" table:formula="of:=IF([$Input.D11]=&quot;&quot;;&quot;&quot;;[$Input.D11])" office:value-type="float" office:value="50" calcext:value-type="float">
            <text:p>50</text:p>
          </table:table-cell>
          <table:table-cell table:number-columns-repeated="5"/>
          <table:table-cell table:style-name="ce235"/>
          <table:table-cell/>
          <table:table-cell table:style-name="ce58"/>
          <table:table-cell table:style-name="ce251" table:number-columns-repeated="2"/>
          <table:table-cell/>
          <table:table-cell table:style-name="ce194" table:formula="of:=IF([$Input.A30]=&quot;&quot;;&quot;&quot;;[$Input.A30])" office:value-type="string" office:string-value="Utilities" calcext:value-type="string">
            <text:p>Utilities</text:p>
          </table:table-cell>
          <table:table-cell table:style-name="ce68" table:formula="of:=IF([$Input.B30]=&quot;&quot;;&quot;&quot;;[$Input.B30])" office:value-type="currency" office:currency="USD" office:value="50" calcext:value-type="currency">
            <text:p>$50.00</text:p>
          </table:table-cell>
          <table:table-cell table:style-name="ce194" table:formula="of:=IF([$Input.C30]=&quot;&quot;;&quot;&quot;;[$Input.C30])" office:value-type="string" office:string-value="Laundry" calcext:value-type="string">
            <text:p>Laundry</text:p>
          </table:table-cell>
          <table:table-cell table:style-name="ce81" table:formula="of:=IF([$Input.D30]=&quot;&quot;;&quot;&quot;;[$Input.D30])" office:value-type="float" office:value="25" calcext:value-type="float">
            <text:p>25</text:p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style-name="ce251" table:number-columns-repeated="2"/>
          <table:table-cell/>
          <table:table-cell table:style-name="ce74" table:formula="of:=IF([$Input.A12]=&quot;&quot;;&quot;&quot;;[$Input.A12])" office:value-type="string" office:string-value="Rent" calcext:value-type="string">
            <text:p>Rent</text:p>
          </table:table-cell>
          <table:table-cell table:style-name="ce80" table:formula="of:=IF([$Input.B12]=&quot;&quot;;&quot;&quot;;[$Input.B12])" office:value-type="currency" office:currency="USD" office:value="1200" calcext:value-type="currency">
            <text:p>$1,200.00</text:p>
          </table:table-cell>
          <table:table-cell table:style-name="ce194" table:formula="of:=IF([$Input.C12]=&quot;&quot;;&quot;&quot;;[$Input.C12])">
            <text:p/>
          </table:table-cell>
          <table:table-cell table:style-name="ce81" table:formula="of:=IF([$Input.D12]=&quot;&quot;;&quot;&quot;;[$Input.D12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style-name="ce251" table:number-columns-repeated="2"/>
          <table:table-cell/>
          <table:table-cell table:style-name="ce194" table:formula="of:=IF([$Input.A31]=&quot;&quot;;&quot;&quot;;[$Input.A31])" office:value-type="string" office:string-value="Rent" calcext:value-type="string">
            <text:p>Rent</text:p>
          </table:table-cell>
          <table:table-cell table:style-name="ce68" table:formula="of:=IF([$Input.B31]=&quot;&quot;;&quot;&quot;;[$Input.B31])" office:value-type="currency" office:currency="USD" office:value="500" calcext:value-type="currency">
            <text:p>$500.00</text:p>
          </table:table-cell>
          <table:table-cell table:style-name="ce194" table:formula="of:=IF([$Input.C31]=&quot;&quot;;&quot;&quot;;[$Input.C31])">
            <text:p/>
          </table:table-cell>
          <table:table-cell table:style-name="ce81" table:formula="of:=IF([$Input.D31]=&quot;&quot;;&quot;&quot;;[$Input.D31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style-name="ce251" table:number-columns-repeated="2"/>
          <table:table-cell/>
          <table:table-cell table:style-name="ce194" table:formula="of:=IF([$Input.A13]=&quot;&quot;;&quot;&quot;;[$Input.A13])">
            <text:p/>
          </table:table-cell>
          <table:table-cell table:style-name="ce81" table:formula="of:=IF([$Input.B13]=&quot;&quot;;&quot;&quot;;[$Input.B13])">
            <text:p/>
          </table:table-cell>
          <table:table-cell table:style-name="ce194" table:formula="of:=IF([$Input.C13]=&quot;&quot;;&quot;&quot;;[$Input.C13])">
            <text:p/>
          </table:table-cell>
          <table:table-cell table:style-name="ce81" table:formula="of:=IF([$Input.D13]=&quot;&quot;;&quot;&quot;;[$Input.D13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style-name="ce251" table:number-columns-repeated="2"/>
          <table:table-cell/>
          <table:table-cell table:style-name="ce194" table:formula="of:=IF([$Input.A32]=&quot;&quot;;&quot;&quot;;[$Input.A32])">
            <text:p/>
          </table:table-cell>
          <table:table-cell table:style-name="ce81" table:formula="of:=IF([$Input.B32]=&quot;&quot;;&quot;&quot;;[$Input.B32])">
            <text:p/>
          </table:table-cell>
          <table:table-cell table:style-name="ce194" table:formula="of:=IF([$Input.C32]=&quot;&quot;;&quot;&quot;;[$Input.C32])">
            <text:p/>
          </table:table-cell>
          <table:table-cell table:style-name="ce81" table:formula="of:=IF([$Input.D32]=&quot;&quot;;&quot;&quot;;[$Input.D32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194" table:formula="of:=IF([$Input.A14]=&quot;&quot;;&quot;&quot;;[$Input.A14])">
            <text:p/>
          </table:table-cell>
          <table:table-cell table:style-name="ce81" table:formula="of:=IF([$Input.B14]=&quot;&quot;;&quot;&quot;;[$Input.B14])">
            <text:p/>
          </table:table-cell>
          <table:table-cell table:style-name="ce194" table:formula="of:=IF([$Input.C14]=&quot;&quot;;&quot;&quot;;[$Input.C14])">
            <text:p/>
          </table:table-cell>
          <table:table-cell table:style-name="ce81" table:formula="of:=IF([$Input.D14]=&quot;&quot;;&quot;&quot;;[$Input.D14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33]=&quot;&quot;;&quot;&quot;;[$Input.A33])">
            <text:p/>
          </table:table-cell>
          <table:table-cell table:style-name="ce81" table:formula="of:=IF([$Input.B33]=&quot;&quot;;&quot;&quot;;[$Input.B33])">
            <text:p/>
          </table:table-cell>
          <table:table-cell table:style-name="ce194" table:formula="of:=IF([$Input.C33]=&quot;&quot;;&quot;&quot;;[$Input.C33])">
            <text:p/>
          </table:table-cell>
          <table:table-cell table:style-name="ce81" table:formula="of:=IF([$Input.D33]=&quot;&quot;;&quot;&quot;;[$Input.D33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194" table:formula="of:=IF([$Input.A15]=&quot;&quot;;&quot;&quot;;[$Input.A15])">
            <text:p/>
          </table:table-cell>
          <table:table-cell table:style-name="ce81" table:formula="of:=IF([$Input.B15]=&quot;&quot;;&quot;&quot;;[$Input.B15])">
            <text:p/>
          </table:table-cell>
          <table:table-cell table:style-name="ce194" table:formula="of:=IF([$Input.C15]=&quot;&quot;;&quot;&quot;;[$Input.C15])">
            <text:p/>
          </table:table-cell>
          <table:table-cell table:style-name="ce81" table:formula="of:=IF([$Input.D15]=&quot;&quot;;&quot;&quot;;[$Input.D15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34]=&quot;&quot;;&quot;&quot;;[$Input.A34])">
            <text:p/>
          </table:table-cell>
          <table:table-cell table:style-name="ce81" table:formula="of:=IF([$Input.B34]=&quot;&quot;;&quot;&quot;;[$Input.B34])">
            <text:p/>
          </table:table-cell>
          <table:table-cell table:style-name="ce194" table:formula="of:=IF([$Input.C34]=&quot;&quot;;&quot;&quot;;[$Input.C34])">
            <text:p/>
          </table:table-cell>
          <table:table-cell table:style-name="ce81" table:formula="of:=IF([$Input.D34]=&quot;&quot;;&quot;&quot;;[$Input.D34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/>
          <table:table-cell table:style-name="ce257"/>
          <table:table-cell/>
          <table:table-cell table:style-name="ce194" table:formula="of:=IF([$Input.A16]=&quot;&quot;;&quot;&quot;;[$Input.A16])">
            <text:p/>
          </table:table-cell>
          <table:table-cell table:style-name="ce81" table:formula="of:=IF([$Input.B16]=&quot;&quot;;&quot;&quot;;[$Input.B16])">
            <text:p/>
          </table:table-cell>
          <table:table-cell table:style-name="ce194" table:formula="of:=IF([$Input.C16]=&quot;&quot;;&quot;&quot;;[$Input.C16])">
            <text:p/>
          </table:table-cell>
          <table:table-cell table:style-name="ce81" table:formula="of:=IF([$Input.D16]=&quot;&quot;;&quot;&quot;;[$Input.D16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35]=&quot;&quot;;&quot;&quot;;[$Input.A35])">
            <text:p/>
          </table:table-cell>
          <table:table-cell table:style-name="ce81" table:formula="of:=IF([$Input.B35]=&quot;&quot;;&quot;&quot;;[$Input.B35])">
            <text:p/>
          </table:table-cell>
          <table:table-cell table:style-name="ce194" table:formula="of:=IF([$Input.C35]=&quot;&quot;;&quot;&quot;;[$Input.C35])">
            <text:p/>
          </table:table-cell>
          <table:table-cell table:style-name="ce81" table:formula="of:=IF([$Input.D35]=&quot;&quot;;&quot;&quot;;[$Input.D35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194" table:formula="of:=IF([$Input.A17]=&quot;&quot;;&quot;&quot;;[$Input.A17])">
            <text:p/>
          </table:table-cell>
          <table:table-cell table:style-name="ce81" table:formula="of:=IF([$Input.B17]=&quot;&quot;;&quot;&quot;;[$Input.B17])">
            <text:p/>
          </table:table-cell>
          <table:table-cell table:style-name="ce194" table:formula="of:=IF([$Input.C17]=&quot;&quot;;&quot;&quot;;[$Input.C17])">
            <text:p/>
          </table:table-cell>
          <table:table-cell table:style-name="ce81" table:formula="of:=IF([$Input.D17]=&quot;&quot;;&quot;&quot;;[$Input.D17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36]=&quot;&quot;;&quot;&quot;;[$Input.A36])">
            <text:p/>
          </table:table-cell>
          <table:table-cell table:style-name="ce81" table:formula="of:=IF([$Input.B36]=&quot;&quot;;&quot;&quot;;[$Input.B36])">
            <text:p/>
          </table:table-cell>
          <table:table-cell table:style-name="ce194" table:formula="of:=IF([$Input.C36]=&quot;&quot;;&quot;&quot;;[$Input.C36])">
            <text:p/>
          </table:table-cell>
          <table:table-cell table:style-name="ce81" table:formula="of:=IF([$Input.D36]=&quot;&quot;;&quot;&quot;;[$Input.D36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/>
          <table:table-cell table:style-name="ce257"/>
          <table:table-cell/>
          <table:table-cell table:style-name="ce194" table:formula="of:=IF([$Input.A18]=&quot;&quot;;&quot;&quot;;[$Input.A18])">
            <text:p/>
          </table:table-cell>
          <table:table-cell table:style-name="ce81" table:formula="of:=IF([$Input.B18]=&quot;&quot;;&quot;&quot;;[$Input.B18])">
            <text:p/>
          </table:table-cell>
          <table:table-cell table:style-name="ce194" table:formula="of:=IF([$Input.C18]=&quot;&quot;;&quot;&quot;;[$Input.C18])">
            <text:p/>
          </table:table-cell>
          <table:table-cell table:style-name="ce81" table:formula="of:=IF([$Input.D18]=&quot;&quot;;&quot;&quot;;[$Input.D18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37]=&quot;&quot;;&quot;&quot;;[$Input.A37])">
            <text:p/>
          </table:table-cell>
          <table:table-cell table:style-name="ce81" table:formula="of:=IF([$Input.B37]=&quot;&quot;;&quot;&quot;;[$Input.B37])">
            <text:p/>
          </table:table-cell>
          <table:table-cell table:style-name="ce194" table:formula="of:=IF([$Input.C37]=&quot;&quot;;&quot;&quot;;[$Input.C37])">
            <text:p/>
          </table:table-cell>
          <table:table-cell table:style-name="ce81" table:formula="of:=IF([$Input.D37]=&quot;&quot;;&quot;&quot;;[$Input.D37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194" table:formula="of:=IF([$Input.A19]=&quot;&quot;;&quot;&quot;;[$Input.A19])">
            <text:p/>
          </table:table-cell>
          <table:table-cell table:style-name="ce81" table:formula="of:=IF([$Input.B19]=&quot;&quot;;&quot;&quot;;[$Input.B19])">
            <text:p/>
          </table:table-cell>
          <table:table-cell table:style-name="ce194" table:formula="of:=IF([$Input.C19]=&quot;&quot;;&quot;&quot;;[$Input.C19])">
            <text:p/>
          </table:table-cell>
          <table:table-cell table:style-name="ce81" table:formula="of:=IF([$Input.D19]=&quot;&quot;;&quot;&quot;;[$Input.D19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38]=&quot;&quot;;&quot;&quot;;[$Input.A38])">
            <text:p/>
          </table:table-cell>
          <table:table-cell table:style-name="ce81" table:formula="of:=IF([$Input.B38]=&quot;&quot;;&quot;&quot;;[$Input.B38])">
            <text:p/>
          </table:table-cell>
          <table:table-cell table:style-name="ce194" table:formula="of:=IF([$Input.C38]=&quot;&quot;;&quot;&quot;;[$Input.C38])">
            <text:p/>
          </table:table-cell>
          <table:table-cell table:style-name="ce81" table:formula="of:=IF([$Input.D38]=&quot;&quot;;&quot;&quot;;[$Input.D38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194" table:formula="of:=IF([$Input.A20]=&quot;&quot;;&quot;&quot;;[$Input.A20])">
            <text:p/>
          </table:table-cell>
          <table:table-cell table:style-name="ce81" table:formula="of:=IF([$Input.B20]=&quot;&quot;;&quot;&quot;;[$Input.B20])">
            <text:p/>
          </table:table-cell>
          <table:table-cell table:style-name="ce194" table:formula="of:=IF([$Input.C20]=&quot;&quot;;&quot;&quot;;[$Input.C20])">
            <text:p/>
          </table:table-cell>
          <table:table-cell table:style-name="ce81" table:formula="of:=IF([$Input.D20]=&quot;&quot;;&quot;&quot;;[$Input.D20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39]=&quot;&quot;;&quot;&quot;;[$Input.A39])">
            <text:p/>
          </table:table-cell>
          <table:table-cell table:style-name="ce81" table:formula="of:=IF([$Input.B39]=&quot;&quot;;&quot;&quot;;[$Input.B39])">
            <text:p/>
          </table:table-cell>
          <table:table-cell table:style-name="ce194" table:formula="of:=IF([$Input.C39]=&quot;&quot;;&quot;&quot;;[$Input.C39])">
            <text:p/>
          </table:table-cell>
          <table:table-cell table:style-name="ce81" table:formula="of:=IF([$Input.D39]=&quot;&quot;;&quot;&quot;;[$Input.D39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9"/>
          <table:table-cell table:number-columns-repeated="3"/>
          <table:table-cell table:style-name="ce194" table:formula="of:=IF([$Input.A21]=&quot;&quot;;&quot;&quot;;[$Input.A21])">
            <text:p/>
          </table:table-cell>
          <table:table-cell table:style-name="ce81" table:formula="of:=IF([$Input.B21]=&quot;&quot;;&quot;&quot;;[$Input.B21])">
            <text:p/>
          </table:table-cell>
          <table:table-cell table:style-name="ce194" table:formula="of:=IF([$Input.C21]=&quot;&quot;;&quot;&quot;;[$Input.C21])">
            <text:p/>
          </table:table-cell>
          <table:table-cell table:style-name="ce81" table:formula="of:=IF([$Input.D21]=&quot;&quot;;&quot;&quot;;[$Input.D21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40]=&quot;&quot;;&quot;&quot;;[$Input.A40])">
            <text:p/>
          </table:table-cell>
          <table:table-cell table:style-name="ce81" table:formula="of:=IF([$Input.B40]=&quot;&quot;;&quot;&quot;;[$Input.B40])">
            <text:p/>
          </table:table-cell>
          <table:table-cell table:style-name="ce194" table:formula="of:=IF([$Input.C40]=&quot;&quot;;&quot;&quot;;[$Input.C40])">
            <text:p/>
          </table:table-cell>
          <table:table-cell table:style-name="ce81" table:formula="of:=IF([$Input.D40]=&quot;&quot;;&quot;&quot;;[$Input.D40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194" table:formula="of:=IF([$Input.A22]=&quot;&quot;;&quot;&quot;;[$Input.A22])">
            <text:p/>
          </table:table-cell>
          <table:table-cell table:style-name="ce81" table:formula="of:=IF([$Input.B22]=&quot;&quot;;&quot;&quot;;[$Input.B22])">
            <text:p/>
          </table:table-cell>
          <table:table-cell table:style-name="ce194" table:formula="of:=IF([$Input.C22]=&quot;&quot;;&quot;&quot;;[$Input.C22])">
            <text:p/>
          </table:table-cell>
          <table:table-cell table:style-name="ce81" table:formula="of:=IF([$Input.D22]=&quot;&quot;;&quot;&quot;;[$Input.D22])">
            <text:p/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194" table:formula="of:=IF([$Input.A41]=&quot;&quot;;&quot;&quot;;[$Input.A41])">
            <text:p/>
          </table:table-cell>
          <table:table-cell table:style-name="ce81" table:formula="of:=IF([$Input.B41]=&quot;&quot;;&quot;&quot;;[$Input.B41])">
            <text:p/>
          </table:table-cell>
          <table:table-cell table:style-name="ce194" table:formula="of:=IF([$Input.C41]=&quot;&quot;;&quot;&quot;;[$Input.C41])">
            <text:p/>
          </table:table-cell>
          <table:table-cell table:style-name="ce81" table:formula="of:=IF([$Input.D41]=&quot;&quot;;&quot;&quot;;[$Input.D41])">
            <text:p/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75" office:value-type="string" calcext:value-type="string">
            <text:p>Total Bills</text:p>
          </table:table-cell>
          <table:table-cell table:style-name="ce82" table:formula="of:=SUM([.F3:.F17])" office:value-type="currency" office:currency="USD" office:value="1390" calcext:value-type="currency">
            <text:p>$1,390.00</text:p>
          </table:table-cell>
          <table:table-cell table:style-name="ce75" office:value-type="string" calcext:value-type="string">
            <text:p>Total Expenses</text:p>
          </table:table-cell>
          <table:table-cell table:style-name="ce82" table:formula="of:=SUM([.H3:.H17])" office:value-type="currency" office:currency="USD" office:value="320" calcext:value-type="currency">
            <text:p>$320.00</text:p>
          </table:table-cell>
          <table:table-cell table:number-columns-repeated="5"/>
          <table:table-cell table:style-name="ce235"/>
          <table:table-cell/>
          <table:table-cell table:style-name="ce58"/>
          <table:table-cell table:number-columns-repeated="3"/>
          <table:table-cell table:style-name="ce75" office:value-type="string" calcext:value-type="string">
            <text:p>Total Bills</text:p>
          </table:table-cell>
          <table:table-cell table:style-name="ce82" table:formula="of:=SUM([.U3:.U17])" office:value-type="currency" office:currency="USD" office:value="690" calcext:value-type="currency">
            <text:p>$690.00</text:p>
          </table:table-cell>
          <table:table-cell table:style-name="ce75" office:value-type="string" calcext:value-type="string">
            <text:p>Total Expenses</text:p>
          </table:table-cell>
          <table:table-cell table:style-name="ce82" table:formula="of:=SUM([.W3:.W17])" office:value-type="currency" office:currency="USD" office:value="345" calcext:value-type="currency">
            <text:p>$345.00</text:p>
          </table:table-cell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12"/>
          <table:table-cell table:style-name="ce235"/>
          <table:table-cell/>
          <table:table-cell table:style-name="ce58"/>
          <table:table-cell table:number-columns-repeated="12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4"/>
          <table:table-cell table:style-name="ce251"/>
          <table:table-cell/>
          <table:table-cell table:style-name="ce251"/>
          <table:table-cell table:number-columns-repeated="5"/>
          <table:table-cell table:style-name="ce235"/>
          <table:table-cell/>
          <table:table-cell table:style-name="ce58"/>
          <table:table-cell table:number-columns-repeated="4"/>
          <table:table-cell table:style-name="ce251"/>
          <table:table-cell/>
          <table:table-cell table:style-name="ce251"/>
          <table:table-cell table:number-columns-repeated="5"/>
          <table:table-cell table:style-name="ce235"/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114" office:value-type="string" calcext:value-type="string" table:number-columns-spanned="10" table:number-rows-spanned="1">
            <text:p><text:span text:style-name="T1">Savings over X Years</text:span><text:span text:style-name="T2">(Savings Amount for 1 Year + Previous Year Principal with Interest)(1+Input Savings Rate)^1 Year</text:span></text:p>
          </table:table-cell>
          <table:covered-table-cell table:number-columns-repeated="9" table:style-name="ce114"/>
          <table:table-cell table:style-name="ce87"/>
          <table:table-cell table:style-name="ce58"/>
          <table:table-cell table:number-columns-repeated="3"/>
          <table:table-cell table:style-name="ce114" office:value-type="string" calcext:value-type="string" table:number-columns-spanned="10" table:number-rows-spanned="1">
            <text:p><text:span text:style-name="T1">Savings over X Years</text:span><text:span text:style-name="T2">(Savings Amount for 1 Year + Previous Year Principal with Interest)(1+Input Savings Rate)^1 Year</text:span></text:p>
          </table:table-cell>
          <table:covered-table-cell table:number-columns-repeated="9" table:style-name="ce114"/>
          <table:table-cell table:number-columns-repeated="16355"/>
        </table:table-row>
        <table:table-row table:style-name="ro4">
          <table:table-cell table:style-name="ce60" office:value-type="string" calcext:value-type="string">
            <text:p>Save</text:p>
          </table:table-cell>
          <table:table-cell table:style-name="ce65" office:value-type="string" calcext:value-type="string">
            <text:p>Savings Amount</text:p>
          </table:table-cell>
          <table:table-cell table:style-name="ce71" office:value-type="string" calcext:value-type="string">
            <text:p>Disposable Income(Month)</text:p>
          </table:table-cell>
          <table:table-cell table:style-name="ce72"/>
          <table:table-cell table:style-name="ce56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72"/>
          <table:table-cell table:style-name="ce60" office:value-type="string" calcext:value-type="string">
            <text:p>Save</text:p>
          </table:table-cell>
          <table:table-cell table:style-name="ce90" office:value-type="string" calcext:value-type="string">
            <text:p>Savings Amount</text:p>
          </table:table-cell>
          <table:table-cell table:style-name="ce71" office:value-type="string" calcext:value-type="string">
            <text:p>Disposable Income(Month)</text:p>
          </table:table-cell>
          <table:table-cell table:style-name="ce72"/>
          <table:table-cell table:style-name="ce56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16355"/>
        </table:table-row>
        <table:table-row table:style-name="ro4">
          <table:table-cell table:style-name="ce61" office:value-type="percentage" office:value="0.5" calcext:value-type="percentage">
            <text:p>50%</text:p>
          </table:table-cell>
          <table:table-cell table:style-name="ce207" table:formula="of:=[.$B$4]*0.5" office:value-type="currency" office:currency="USD" office:value="395" calcext:value-type="currency">
            <text:p>$395.00</text:p>
          </table:table-cell>
          <table:table-cell table:style-name="ce68" table:formula="of:=[.$B$4]-[.B23]" office:value-type="currency" office:currency="USD" office:value="395" calcext:value-type="currency">
            <text:p>$395.00</text:p>
          </table:table-cell>
          <table:table-cell table:style-name="ce251"/>
          <table:table-cell table:style-name="ce77" table:formula="of:=([.$B23]*12)*(1+[$Input.$J$5])^1" office:value-type="currency" office:currency="USD" office:value="4977" calcext:value-type="currency">
            <text:p>$4,977.00</text:p>
          </table:table-cell>
          <table:table-cell table:style-name="ce207" table:formula="of:=([.$B23]*12+[.E23])*(1+[$Input.$J$5])^1" office:value-type="currency" office:currency="USD" office:value="10202.85" calcext:value-type="currency">
            <text:p>$10,202.85</text:p>
          </table:table-cell>
          <table:table-cell table:style-name="ce207" table:formula="of:=([.$B23]*12+[.F23])*(1+[$Input.$J$5])^1" office:value-type="currency" office:currency="USD" office:value="15689.9925" calcext:value-type="currency">
            <text:p>$15,689.99</text:p>
          </table:table-cell>
          <table:table-cell table:style-name="ce207" table:formula="of:=([.$B23]*12+[.G23])*(1+[$Input.$J$5])^1" office:value-type="currency" office:currency="USD" office:value="21451.492125" calcext:value-type="currency">
            <text:p>$21,451.49</text:p>
          </table:table-cell>
          <table:table-cell table:style-name="ce207" table:formula="of:=([.$B23]*12+[.H23])*(1+[$Input.$J$5])^1" office:value-type="currency" office:currency="USD" office:value="27501.06673125" calcext:value-type="currency">
            <text:p>$27,501.07</text:p>
          </table:table-cell>
          <table:table-cell table:style-name="ce207" table:formula="of:=([.$B23]*12+[.I23])*(1+[$Input.$J$5])^1" office:value-type="currency" office:currency="USD" office:value="33853.1200678125" calcext:value-type="currency">
            <text:p>$33,853.12</text:p>
          </table:table-cell>
          <table:table-cell table:style-name="ce207" table:formula="of:=([.$B23]*12+[.J23])*(1+[$Input.$J$5])^1" office:value-type="currency" office:currency="USD" office:value="40522.7760712031" calcext:value-type="currency">
            <text:p>$40,522.78</text:p>
          </table:table-cell>
          <table:table-cell table:style-name="ce207" table:formula="of:=([.$B23]*12+[.K23])*(1+[$Input.$J$5])^1" office:value-type="currency" office:currency="USD" office:value="47525.9148747633" calcext:value-type="currency">
            <text:p>$47,525.91</text:p>
          </table:table-cell>
          <table:table-cell table:style-name="ce207" table:formula="of:=([.$B23]*12+[.L23])*(1+[$Input.$J$5])^1" office:value-type="currency" office:currency="USD" office:value="54879.2106185015" calcext:value-type="currency">
            <text:p>$54,879.21</text:p>
          </table:table-cell>
          <table:table-cell table:style-name="ce68" table:formula="of:=([.$B23]*12+[.M23])*(1+[$Input.$J$5])^1" office:value-type="currency" office:currency="USD" office:value="62600.1711494265" calcext:value-type="currency">
            <text:p>$62,600.17</text:p>
          </table:table-cell>
          <table:table-cell table:style-name="ce251"/>
          <table:table-cell table:style-name="ce61" office:value-type="percentage" office:value="0.5" calcext:value-type="percentage">
            <text:p>50%</text:p>
          </table:table-cell>
          <table:table-cell table:style-name="ce207" table:formula="of:=[.$Q$4]*0.5" office:value-type="currency" office:currency="USD" office:value="732.5" calcext:value-type="currency">
            <text:p>$732.50</text:p>
          </table:table-cell>
          <table:table-cell table:style-name="ce68" table:formula="of:=[.$Q$4]-[.Q23]" office:value-type="currency" office:currency="USD" office:value="732.5" calcext:value-type="currency">
            <text:p>$732.50</text:p>
          </table:table-cell>
          <table:table-cell table:style-name="ce251"/>
          <table:table-cell table:style-name="ce77" table:formula="of:=([.$Q23]*12)*(1+[$Input.$J$5])^1" office:value-type="currency" office:currency="USD" office:value="9229.5" calcext:value-type="currency">
            <text:p>$9,229.50</text:p>
          </table:table-cell>
          <table:table-cell table:style-name="ce207" table:formula="of:=([.$Q23]*12+[.T23])*(1+[$Input.$J$5])^1" office:value-type="currency" office:currency="USD" office:value="18920.475" calcext:value-type="currency">
            <text:p>$18,920.48</text:p>
          </table:table-cell>
          <table:table-cell table:style-name="ce207" table:formula="of:=([.$Q23]*12+[.U23])*(1+[$Input.$J$5])^1" office:value-type="currency" office:currency="USD" office:value="29095.99875" calcext:value-type="currency">
            <text:p>$29,096.00</text:p>
          </table:table-cell>
          <table:table-cell table:style-name="ce207" table:formula="of:=([.$Q23]*12+[.V23])*(1+[$Input.$J$5])^1" office:value-type="currency" office:currency="USD" office:value="39780.2986875" calcext:value-type="currency">
            <text:p>$39,780.30</text:p>
          </table:table-cell>
          <table:table-cell table:style-name="ce207" table:formula="of:=([.$Q23]*12+[.W23])*(1+[$Input.$J$5])^1" office:value-type="currency" office:currency="USD" office:value="50998.813621875" calcext:value-type="currency">
            <text:p>$50,998.81</text:p>
          </table:table-cell>
          <table:table-cell table:style-name="ce207" table:formula="of:=([.$Q23]*12+[.X23])*(1+[$Input.$J$5])^1" office:value-type="currency" office:currency="USD" office:value="62778.2543029688" calcext:value-type="currency">
            <text:p>$62,778.25</text:p>
          </table:table-cell>
          <table:table-cell table:style-name="ce207" table:formula="of:=([.$Q23]*12+[.Y23])*(1+[$Input.$J$5])^1" office:value-type="currency" office:currency="USD" office:value="75146.6670181172" calcext:value-type="currency">
            <text:p>$75,146.67</text:p>
          </table:table-cell>
          <table:table-cell table:style-name="ce207" table:formula="of:=([.$Q23]*12+[.Z23])*(1+[$Input.$J$5])^1" office:value-type="currency" office:currency="USD" office:value="88133.5003690231" calcext:value-type="currency">
            <text:p>$88,133.50</text:p>
          </table:table-cell>
          <table:table-cell table:style-name="ce207" table:formula="of:=([.$Q23]*12+[.AA23])*(1+[$Input.$J$5])^1" office:value-type="currency" office:currency="USD" office:value="101769.675387474" calcext:value-type="currency">
            <text:p>$101,769.68</text:p>
          </table:table-cell>
          <table:table-cell table:style-name="ce68" table:formula="of:=([.$Q23]*12+[.AB23])*(1+[$Input.$J$5])^1" office:value-type="currency" office:currency="USD" office:value="116087.659156848" calcext:value-type="currency">
            <text:p>$116,087.66</text:p>
          </table:table-cell>
          <table:table-cell table:number-columns-repeated="16355"/>
        </table:table-row>
        <table:table-row table:style-name="ro4">
          <table:table-cell table:style-name="ce61" office:value-type="percentage" office:value="0.6" calcext:value-type="percentage">
            <text:p>60%</text:p>
          </table:table-cell>
          <table:table-cell table:style-name="ce207" table:formula="of:=[.$B$4]*0.6" office:value-type="currency" office:currency="USD" office:value="474" calcext:value-type="currency">
            <text:p>$474.00</text:p>
          </table:table-cell>
          <table:table-cell table:style-name="ce68" table:formula="of:=[.$B$4]-[.B24]" office:value-type="currency" office:currency="USD" office:value="316" calcext:value-type="currency">
            <text:p>$316.00</text:p>
          </table:table-cell>
          <table:table-cell table:style-name="ce251"/>
          <table:table-cell table:style-name="ce77" table:formula="of:=([.$B24]*12)*(1+[$Input.$J$5])^1" office:value-type="currency" office:currency="USD" office:value="5972.4" calcext:value-type="currency">
            <text:p>$5,972.40</text:p>
          </table:table-cell>
          <table:table-cell table:style-name="ce207" table:formula="of:=([.$B24]*12+[.E24])*(1+[$Input.$J$5])^1" office:value-type="currency" office:currency="USD" office:value="12243.42" calcext:value-type="currency">
            <text:p>$12,243.42</text:p>
          </table:table-cell>
          <table:table-cell table:style-name="ce207" table:formula="of:=([.$B24]*12+[.F24])*(1+[$Input.$J$5])^1" office:value-type="currency" office:currency="USD" office:value="18827.991" calcext:value-type="currency">
            <text:p>$18,827.99</text:p>
          </table:table-cell>
          <table:table-cell table:style-name="ce207" table:formula="of:=([.$B24]*12+[.G24])*(1+[$Input.$J$5])^1" office:value-type="currency" office:currency="USD" office:value="25741.79055" calcext:value-type="currency">
            <text:p>$25,741.79</text:p>
          </table:table-cell>
          <table:table-cell table:style-name="ce207" table:formula="of:=([.$B24]*12+[.H24])*(1+[$Input.$J$5])^1" office:value-type="currency" office:currency="USD" office:value="33001.2800775" calcext:value-type="currency">
            <text:p>$33,001.28</text:p>
          </table:table-cell>
          <table:table-cell table:style-name="ce207" table:formula="of:=([.$B24]*12+[.I24])*(1+[$Input.$J$5])^1" office:value-type="currency" office:currency="USD" office:value="40623.744081375" calcext:value-type="currency">
            <text:p>$40,623.74</text:p>
          </table:table-cell>
          <table:table-cell table:style-name="ce207" table:formula="of:=([.$B24]*12+[.J24])*(1+[$Input.$J$5])^1" office:value-type="currency" office:currency="USD" office:value="48627.3312854438" calcext:value-type="currency">
            <text:p>$48,627.33</text:p>
          </table:table-cell>
          <table:table-cell table:style-name="ce207" table:formula="of:=([.$B24]*12+[.K24])*(1+[$Input.$J$5])^1" office:value-type="currency" office:currency="USD" office:value="57031.0978497159" calcext:value-type="currency">
            <text:p>$57,031.10</text:p>
          </table:table-cell>
          <table:table-cell table:style-name="ce207" table:formula="of:=([.$B24]*12+[.L24])*(1+[$Input.$J$5])^1" office:value-type="currency" office:currency="USD" office:value="65855.0527422018" calcext:value-type="currency">
            <text:p>$65,855.05</text:p>
          </table:table-cell>
          <table:table-cell table:style-name="ce68" table:formula="of:=([.$B24]*12+[.M24])*(1+[$Input.$J$5])^1" office:value-type="currency" office:currency="USD" office:value="75120.2053793118" calcext:value-type="currency">
            <text:p>$75,120.21</text:p>
          </table:table-cell>
          <table:table-cell table:style-name="ce251"/>
          <table:table-cell table:style-name="ce61" office:value-type="percentage" office:value="0.6" calcext:value-type="percentage">
            <text:p>60%</text:p>
          </table:table-cell>
          <table:table-cell table:style-name="ce207" table:formula="of:=[.$Q$4]*0.6" office:value-type="currency" office:currency="USD" office:value="879" calcext:value-type="currency">
            <text:p>$879.00</text:p>
          </table:table-cell>
          <table:table-cell table:style-name="ce68" table:formula="of:=[.$Q$4]-[.Q24]" office:value-type="currency" office:currency="USD" office:value="586" calcext:value-type="currency">
            <text:p>$586.00</text:p>
          </table:table-cell>
          <table:table-cell table:style-name="ce251"/>
          <table:table-cell table:style-name="ce77" table:formula="of:=([.$Q24]*12)*(1+[$Input.$J$5])^1" office:value-type="currency" office:currency="USD" office:value="11075.4" calcext:value-type="currency">
            <text:p>$11,075.40</text:p>
          </table:table-cell>
          <table:table-cell table:style-name="ce207" table:formula="of:=([.$Q24]*12+[.T24])*(1+[$Input.$J$5])^1" office:value-type="currency" office:currency="USD" office:value="22704.57" calcext:value-type="currency">
            <text:p>$22,704.57</text:p>
          </table:table-cell>
          <table:table-cell table:style-name="ce207" table:formula="of:=([.$Q24]*12+[.U24])*(1+[$Input.$J$5])^1" office:value-type="currency" office:currency="USD" office:value="34915.1985" calcext:value-type="currency">
            <text:p>$34,915.20</text:p>
          </table:table-cell>
          <table:table-cell table:style-name="ce207" table:formula="of:=([.$Q24]*12+[.V24])*(1+[$Input.$J$5])^1" office:value-type="currency" office:currency="USD" office:value="47736.358425" calcext:value-type="currency">
            <text:p>$47,736.36</text:p>
          </table:table-cell>
          <table:table-cell table:style-name="ce207" table:formula="of:=([.$Q24]*12+[.W24])*(1+[$Input.$J$5])^1" office:value-type="currency" office:currency="USD" office:value="61198.57634625" calcext:value-type="currency">
            <text:p>$61,198.58</text:p>
          </table:table-cell>
          <table:table-cell table:style-name="ce207" table:formula="of:=([.$Q24]*12+[.X24])*(1+[$Input.$J$5])^1" office:value-type="currency" office:currency="USD" office:value="75333.9051635625" calcext:value-type="currency">
            <text:p>$75,333.91</text:p>
          </table:table-cell>
          <table:table-cell table:style-name="ce207" table:formula="of:=([.$Q24]*12+[.Y24])*(1+[$Input.$J$5])^1" office:value-type="currency" office:currency="USD" office:value="90176.0004217407" calcext:value-type="currency">
            <text:p>$90,176.00</text:p>
          </table:table-cell>
          <table:table-cell table:style-name="ce207" table:formula="of:=([.$Q24]*12+[.Z24])*(1+[$Input.$J$5])^1" office:value-type="currency" office:currency="USD" office:value="105760.200442828" calcext:value-type="currency">
            <text:p>$105,760.20</text:p>
          </table:table-cell>
          <table:table-cell table:style-name="ce207" table:formula="of:=([.$Q24]*12+[.AA24])*(1+[$Input.$J$5])^1" office:value-type="currency" office:currency="USD" office:value="122123.610464969" calcext:value-type="currency">
            <text:p>$122,123.61</text:p>
          </table:table-cell>
          <table:table-cell table:style-name="ce68" table:formula="of:=([.$Q24]*12+[.AB24])*(1+[$Input.$J$5])^1" office:value-type="currency" office:currency="USD" office:value="139305.190988218" calcext:value-type="currency">
            <text:p>$139,305.19</text:p>
          </table:table-cell>
          <table:table-cell table:number-columns-repeated="16355"/>
        </table:table-row>
        <table:table-row table:style-name="ro4">
          <table:table-cell table:style-name="ce61" office:value-type="percentage" office:value="0.7" calcext:value-type="percentage">
            <text:p>70%</text:p>
          </table:table-cell>
          <table:table-cell table:style-name="ce207" table:formula="of:=[.$B$4]*0.7" office:value-type="currency" office:currency="USD" office:value="553" calcext:value-type="currency">
            <text:p>$553.00</text:p>
          </table:table-cell>
          <table:table-cell table:style-name="ce68" table:formula="of:=[.$B$4]-[.B25]" office:value-type="currency" office:currency="USD" office:value="237" calcext:value-type="currency">
            <text:p>$237.00</text:p>
          </table:table-cell>
          <table:table-cell table:style-name="ce251"/>
          <table:table-cell table:style-name="ce77" table:formula="of:=([.$B25]*12)*(1+[$Input.$J$5])^1" office:value-type="currency" office:currency="USD" office:value="6967.8" calcext:value-type="currency">
            <text:p>$6,967.80</text:p>
          </table:table-cell>
          <table:table-cell table:style-name="ce207" table:formula="of:=([.$B25]*12+[.E25])*(1+[$Input.$J$5])^1" office:value-type="currency" office:currency="USD" office:value="14283.99" calcext:value-type="currency">
            <text:p>$14,283.99</text:p>
          </table:table-cell>
          <table:table-cell table:style-name="ce207" table:formula="of:=([.$B25]*12+[.F25])*(1+[$Input.$J$5])^1" office:value-type="currency" office:currency="USD" office:value="21965.9895" calcext:value-type="currency">
            <text:p>$21,965.99</text:p>
          </table:table-cell>
          <table:table-cell table:style-name="ce207" table:formula="of:=([.$B25]*12+[.G25])*(1+[$Input.$J$5])^1" office:value-type="currency" office:currency="USD" office:value="30032.088975" calcext:value-type="currency">
            <text:p>$30,032.09</text:p>
          </table:table-cell>
          <table:table-cell table:style-name="ce207" table:formula="of:=([.$B25]*12+[.H25])*(1+[$Input.$J$5])^1" office:value-type="currency" office:currency="USD" office:value="38501.49342375" calcext:value-type="currency">
            <text:p>$38,501.49</text:p>
          </table:table-cell>
          <table:table-cell table:style-name="ce207" table:formula="of:=([.$B25]*12+[.I25])*(1+[$Input.$J$5])^1" office:value-type="currency" office:currency="USD" office:value="47394.3680949375" calcext:value-type="currency">
            <text:p>$47,394.37</text:p>
          </table:table-cell>
          <table:table-cell table:style-name="ce207" table:formula="of:=([.$B25]*12+[.J25])*(1+[$Input.$J$5])^1" office:value-type="currency" office:currency="USD" office:value="56731.8864996844" calcext:value-type="currency">
            <text:p>$56,731.89</text:p>
          </table:table-cell>
          <table:table-cell table:style-name="ce207" table:formula="of:=([.$B25]*12+[.K25])*(1+[$Input.$J$5])^1" office:value-type="currency" office:currency="USD" office:value="66536.2808246686" calcext:value-type="currency">
            <text:p>$66,536.28</text:p>
          </table:table-cell>
          <table:table-cell table:style-name="ce207" table:formula="of:=([.$B25]*12+[.L25])*(1+[$Input.$J$5])^1" office:value-type="currency" office:currency="USD" office:value="76830.894865902" calcext:value-type="currency">
            <text:p>$76,830.89</text:p>
          </table:table-cell>
          <table:table-cell table:style-name="ce68" table:formula="of:=([.$B25]*12+[.M25])*(1+[$Input.$J$5])^1" office:value-type="currency" office:currency="USD" office:value="87640.2396091972" calcext:value-type="currency">
            <text:p>$87,640.24</text:p>
          </table:table-cell>
          <table:table-cell table:style-name="ce251"/>
          <table:table-cell table:style-name="ce61" office:value-type="percentage" office:value="0.7" calcext:value-type="percentage">
            <text:p>70%</text:p>
          </table:table-cell>
          <table:table-cell table:style-name="ce207" table:formula="of:=[.$Q$4]*0.7" office:value-type="currency" office:currency="USD" office:value="1025.5" calcext:value-type="currency">
            <text:p>$1,025.50</text:p>
          </table:table-cell>
          <table:table-cell table:style-name="ce68" table:formula="of:=[.$Q$4]-[.Q25]" office:value-type="currency" office:currency="USD" office:value="439.5" calcext:value-type="currency">
            <text:p>$439.50</text:p>
          </table:table-cell>
          <table:table-cell table:style-name="ce251"/>
          <table:table-cell table:style-name="ce77" table:formula="of:=([.$Q25]*12)*(1+[$Input.$J$5])^1" office:value-type="currency" office:currency="USD" office:value="12921.3" calcext:value-type="currency">
            <text:p>$12,921.30</text:p>
          </table:table-cell>
          <table:table-cell table:style-name="ce207" table:formula="of:=([.$Q25]*12+[.T25])*(1+[$Input.$J$5])^1" office:value-type="currency" office:currency="USD" office:value="26488.665" calcext:value-type="currency">
            <text:p>$26,488.67</text:p>
          </table:table-cell>
          <table:table-cell table:style-name="ce207" table:formula="of:=([.$Q25]*12+[.U25])*(1+[$Input.$J$5])^1" office:value-type="currency" office:currency="USD" office:value="40734.39825" calcext:value-type="currency">
            <text:p>$40,734.40</text:p>
          </table:table-cell>
          <table:table-cell table:style-name="ce207" table:formula="of:=([.$Q25]*12+[.V25])*(1+[$Input.$J$5])^1" office:value-type="currency" office:currency="USD" office:value="55692.4181625" calcext:value-type="currency">
            <text:p>$55,692.42</text:p>
          </table:table-cell>
          <table:table-cell table:style-name="ce207" table:formula="of:=([.$Q25]*12+[.W25])*(1+[$Input.$J$5])^1" office:value-type="currency" office:currency="USD" office:value="71398.339070625" calcext:value-type="currency">
            <text:p>$71,398.34</text:p>
          </table:table-cell>
          <table:table-cell table:style-name="ce207" table:formula="of:=([.$Q25]*12+[.X25])*(1+[$Input.$J$5])^1" office:value-type="currency" office:currency="USD" office:value="87889.5560241563" calcext:value-type="currency">
            <text:p>$87,889.56</text:p>
          </table:table-cell>
          <table:table-cell table:style-name="ce207" table:formula="of:=([.$Q25]*12+[.Y25])*(1+[$Input.$J$5])^1" office:value-type="currency" office:currency="USD" office:value="105205.333825364" calcext:value-type="currency">
            <text:p>$105,205.33</text:p>
          </table:table-cell>
          <table:table-cell table:style-name="ce207" table:formula="of:=([.$Q25]*12+[.Z25])*(1+[$Input.$J$5])^1" office:value-type="currency" office:currency="USD" office:value="123386.900516632" calcext:value-type="currency">
            <text:p>$123,386.90</text:p>
          </table:table-cell>
          <table:table-cell table:style-name="ce207" table:formula="of:=([.$Q25]*12+[.AA25])*(1+[$Input.$J$5])^1" office:value-type="currency" office:currency="USD" office:value="142477.545542464" calcext:value-type="currency">
            <text:p>$142,477.55</text:p>
          </table:table-cell>
          <table:table-cell table:style-name="ce68" table:formula="of:=([.$Q25]*12+[.AB25])*(1+[$Input.$J$5])^1" office:value-type="currency" office:currency="USD" office:value="162522.722819587" calcext:value-type="currency">
            <text:p>$162,522.72</text:p>
          </table:table-cell>
          <table:table-cell table:number-columns-repeated="16355"/>
        </table:table-row>
        <table:table-row table:style-name="ro4">
          <table:table-cell table:style-name="ce62" office:value-type="percentage" office:value="0.8" calcext:value-type="percentage">
            <text:p>80%</text:p>
          </table:table-cell>
          <table:table-cell table:style-name="ce209" table:formula="of:=[.$B$4]*0.8" office:value-type="currency" office:currency="USD" office:value="632" calcext:value-type="currency">
            <text:p>$632.00</text:p>
          </table:table-cell>
          <table:table-cell table:style-name="ce69" table:formula="of:=[.$B$4]-[.B26]" office:value-type="currency" office:currency="USD" office:value="158" calcext:value-type="currency">
            <text:p>$158.00</text:p>
          </table:table-cell>
          <table:table-cell table:style-name="ce251"/>
          <table:table-cell table:style-name="ce78" table:formula="of:=([.$B26]*12)*(1+[$Input.$J$5])^1" office:value-type="currency" office:currency="USD" office:value="7963.2" calcext:value-type="currency">
            <text:p>$7,963.20</text:p>
          </table:table-cell>
          <table:table-cell table:style-name="ce209" table:formula="of:=([.$B26]*12+[.E26])*(1+[$Input.$J$5])^1" office:value-type="currency" office:currency="USD" office:value="16324.56" calcext:value-type="currency">
            <text:p>$16,324.56</text:p>
          </table:table-cell>
          <table:table-cell table:style-name="ce209" table:formula="of:=([.$B26]*12+[.F26])*(1+[$Input.$J$5])^1" office:value-type="currency" office:currency="USD" office:value="25103.988" calcext:value-type="currency">
            <text:p>$25,103.99</text:p>
          </table:table-cell>
          <table:table-cell table:style-name="ce209" table:formula="of:=([.$B26]*12+[.G26])*(1+[$Input.$J$5])^1" office:value-type="currency" office:currency="USD" office:value="34322.3874" calcext:value-type="currency">
            <text:p>$34,322.39</text:p>
          </table:table-cell>
          <table:table-cell table:style-name="ce209" table:formula="of:=([.$B26]*12+[.H26])*(1+[$Input.$J$5])^1" office:value-type="currency" office:currency="USD" office:value="44001.70677" calcext:value-type="currency">
            <text:p>$44,001.71</text:p>
          </table:table-cell>
          <table:table-cell table:style-name="ce209" table:formula="of:=([.$B26]*12+[.I26])*(1+[$Input.$J$5])^1" office:value-type="currency" office:currency="USD" office:value="54164.9921085" calcext:value-type="currency">
            <text:p>$54,164.99</text:p>
          </table:table-cell>
          <table:table-cell table:style-name="ce209" table:formula="of:=([.$B26]*12+[.J26])*(1+[$Input.$J$5])^1" office:value-type="currency" office:currency="USD" office:value="64836.441713925" calcext:value-type="currency">
            <text:p>$64,836.44</text:p>
          </table:table-cell>
          <table:table-cell table:style-name="ce209" table:formula="of:=([.$B26]*12+[.K26])*(1+[$Input.$J$5])^1" office:value-type="currency" office:currency="USD" office:value="76041.4637996213" calcext:value-type="currency">
            <text:p>$76,041.46</text:p>
          </table:table-cell>
          <table:table-cell table:style-name="ce209" table:formula="of:=([.$B26]*12+[.L26])*(1+[$Input.$J$5])^1" office:value-type="currency" office:currency="USD" office:value="87806.7369896023" calcext:value-type="currency">
            <text:p>$87,806.74</text:p>
          </table:table-cell>
          <table:table-cell table:style-name="ce69" table:formula="of:=([.$B26]*12+[.M26])*(1+[$Input.$J$5])^1" office:value-type="currency" office:currency="USD" office:value="100160.273839082" calcext:value-type="currency">
            <text:p>$100,160.27</text:p>
          </table:table-cell>
          <table:table-cell table:style-name="ce251"/>
          <table:table-cell table:style-name="ce62" office:value-type="percentage" office:value="0.8" calcext:value-type="percentage">
            <text:p>80%</text:p>
          </table:table-cell>
          <table:table-cell table:style-name="ce209" table:formula="of:=[.$Q$4]*0.8" office:value-type="currency" office:currency="USD" office:value="1172" calcext:value-type="currency">
            <text:p>$1,172.00</text:p>
          </table:table-cell>
          <table:table-cell table:style-name="ce69" table:formula="of:=[.$Q$4]-[.Q26]" office:value-type="currency" office:currency="USD" office:value="293" calcext:value-type="currency">
            <text:p>$293.00</text:p>
          </table:table-cell>
          <table:table-cell table:style-name="ce251"/>
          <table:table-cell table:style-name="ce78" table:formula="of:=([.$Q26]*12)*(1+[$Input.$J$5])^1" office:value-type="currency" office:currency="USD" office:value="14767.2" calcext:value-type="currency">
            <text:p>$14,767.20</text:p>
          </table:table-cell>
          <table:table-cell table:style-name="ce209" table:formula="of:=([.$Q26]*12+[.T26])*(1+[$Input.$J$5])^1" office:value-type="currency" office:currency="USD" office:value="30272.76" calcext:value-type="currency">
            <text:p>$30,272.76</text:p>
          </table:table-cell>
          <table:table-cell table:style-name="ce209" table:formula="of:=([.$Q26]*12+[.U26])*(1+[$Input.$J$5])^1" office:value-type="currency" office:currency="USD" office:value="46553.598" calcext:value-type="currency">
            <text:p>$46,553.60</text:p>
          </table:table-cell>
          <table:table-cell table:style-name="ce209" table:formula="of:=([.$Q26]*12+[.V26])*(1+[$Input.$J$5])^1" office:value-type="currency" office:currency="USD" office:value="63648.4779" calcext:value-type="currency">
            <text:p>$63,648.48</text:p>
          </table:table-cell>
          <table:table-cell table:style-name="ce209" table:formula="of:=([.$Q26]*12+[.W26])*(1+[$Input.$J$5])^1" office:value-type="currency" office:currency="USD" office:value="81598.101795" calcext:value-type="currency">
            <text:p>$81,598.10</text:p>
          </table:table-cell>
          <table:table-cell table:style-name="ce209" table:formula="of:=([.$Q26]*12+[.X26])*(1+[$Input.$J$5])^1" office:value-type="currency" office:currency="USD" office:value="100445.20688475" calcext:value-type="currency">
            <text:p>$100,445.21</text:p>
          </table:table-cell>
          <table:table-cell table:style-name="ce209" table:formula="of:=([.$Q26]*12+[.Y26])*(1+[$Input.$J$5])^1" office:value-type="currency" office:currency="USD" office:value="120234.667228988" calcext:value-type="currency">
            <text:p>$120,234.67</text:p>
          </table:table-cell>
          <table:table-cell table:style-name="ce209" table:formula="of:=([.$Q26]*12+[.Z26])*(1+[$Input.$J$5])^1" office:value-type="currency" office:currency="USD" office:value="141013.600590437" calcext:value-type="currency">
            <text:p>$141,013.60</text:p>
          </table:table-cell>
          <table:table-cell table:style-name="ce209" table:formula="of:=([.$Q26]*12+[.AA26])*(1+[$Input.$J$5])^1" office:value-type="currency" office:currency="USD" office:value="162831.480619959" calcext:value-type="currency">
            <text:p>$162,831.48</text:p>
          </table:table-cell>
          <table:table-cell table:style-name="ce69" table:formula="of:=([.$Q26]*12+[.AB26])*(1+[$Input.$J$5])^1" office:value-type="currency" office:currency="USD" office:value="185740.254650957" calcext:value-type="currency">
            <text:p>$185,740.25</text:p>
          </table:table-cell>
          <table:table-cell table:number-columns-repeated="16355"/>
        </table:table-row>
        <table:table-row table:style-name="ro4">
          <table:table-cell table:style-name="ce58"/>
          <table:table-cell table:number-columns-repeated="3"/>
          <table:table-cell table:style-name="ce117" office:value-type="string" calcext:value-type="string" table:number-columns-spanned="10" table:number-rows-spanned="1">
            <text:p>Difference between 80% &amp; 50% Savings</text:p>
          </table:table-cell>
          <table:covered-table-cell table:number-columns-repeated="9" table:style-name="ce117"/>
          <table:table-cell/>
          <table:table-cell table:style-name="ce58"/>
          <table:table-cell table:number-columns-repeated="3"/>
          <table:table-cell table:style-name="ce117" office:value-type="string" calcext:value-type="string" table:number-columns-spanned="10" table:number-rows-spanned="1">
            <text:p>Difference between 80% &amp; 50% Savings</text:p>
          </table:table-cell>
          <table:covered-table-cell table:number-columns-repeated="9" table:style-name="ce117"/>
          <table:table-cell table:number-columns-repeated="16355"/>
        </table:table-row>
        <table:table-row table:style-name="ro6">
          <table:table-cell table:style-name="ce63"/>
          <table:table-cell table:style-name="ce66" table:number-columns-repeated="3"/>
          <table:table-cell table:style-name="ce78" table:formula="of:=[.E26]-[.E23]" office:value-type="currency" office:currency="USD" office:value="2986.2" calcext:value-type="currency">
            <text:p>$2,986.20</text:p>
          </table:table-cell>
          <table:table-cell table:style-name="ce209" table:formula="of:=[.F26]-[.F23]" office:value-type="currency" office:currency="USD" office:value="6121.71" calcext:value-type="currency">
            <text:p>$6,121.71</text:p>
          </table:table-cell>
          <table:table-cell table:style-name="ce209" table:formula="of:=[.G26]-[.G23]" office:value-type="currency" office:currency="USD" office:value="9413.9955" calcext:value-type="currency">
            <text:p>$9,414.00</text:p>
          </table:table-cell>
          <table:table-cell table:style-name="ce209" table:formula="of:=[.H26]-[.H23]" office:value-type="currency" office:currency="USD" office:value="12870.895275" calcext:value-type="currency">
            <text:p>$12,870.90</text:p>
          </table:table-cell>
          <table:table-cell table:style-name="ce209" table:formula="of:=[.I26]-[.I23]" office:value-type="currency" office:currency="USD" office:value="16500.64003875" calcext:value-type="currency">
            <text:p>$16,500.64</text:p>
          </table:table-cell>
          <table:table-cell table:style-name="ce209" table:formula="of:=[.J26]-[.J23]" office:value-type="currency" office:currency="USD" office:value="20311.8720406875" calcext:value-type="currency">
            <text:p>$20,311.87</text:p>
          </table:table-cell>
          <table:table-cell table:style-name="ce209" table:formula="of:=[.K26]-[.K23]" office:value-type="currency" office:currency="USD" office:value="24313.6656427219" calcext:value-type="currency">
            <text:p>$24,313.67</text:p>
          </table:table-cell>
          <table:table-cell table:style-name="ce209" table:formula="of:=[.L26]-[.L23]" office:value-type="currency" office:currency="USD" office:value="28515.548924858" calcext:value-type="currency">
            <text:p>$28,515.55</text:p>
          </table:table-cell>
          <table:table-cell table:style-name="ce209" table:formula="of:=[.M26]-[.M23]" office:value-type="currency" office:currency="USD" office:value="32927.5263711009" calcext:value-type="currency">
            <text:p>$32,927.53</text:p>
          </table:table-cell>
          <table:table-cell table:style-name="ce69" table:formula="of:=[.N26]-[.N23]" office:value-type="currency" office:currency="USD" office:value="37560.1026896559" calcext:value-type="currency">
            <text:p>$37,560.10</text:p>
          </table:table-cell>
          <table:table-cell/>
          <table:table-cell table:style-name="ce89"/>
          <table:table-cell table:style-name="ce66" table:number-columns-repeated="3"/>
          <table:table-cell table:style-name="ce78" table:formula="of:=[.T26]-[.T23]" office:value-type="currency" office:currency="USD" office:value="5537.7" calcext:value-type="currency">
            <text:p>$5,537.70</text:p>
          </table:table-cell>
          <table:table-cell table:style-name="ce209" table:formula="of:=[.U26]-[.U23]" office:value-type="currency" office:currency="USD" office:value="11352.285" calcext:value-type="currency">
            <text:p>$11,352.29</text:p>
          </table:table-cell>
          <table:table-cell table:style-name="ce209" table:formula="of:=[.V26]-[.V23]" office:value-type="currency" office:currency="USD" office:value="17457.59925" calcext:value-type="currency">
            <text:p>$17,457.60</text:p>
          </table:table-cell>
          <table:table-cell table:style-name="ce209" table:formula="of:=[.W26]-[.W23]" office:value-type="currency" office:currency="USD" office:value="23868.1792125" calcext:value-type="currency">
            <text:p>$23,868.18</text:p>
          </table:table-cell>
          <table:table-cell table:style-name="ce209" table:formula="of:=[.X26]-[.X23]" office:value-type="currency" office:currency="USD" office:value="30599.288173125" calcext:value-type="currency">
            <text:p>$30,599.29</text:p>
          </table:table-cell>
          <table:table-cell table:style-name="ce209" table:formula="of:=[.Y26]-[.Y23]" office:value-type="currency" office:currency="USD" office:value="37666.9525817813" calcext:value-type="currency">
            <text:p>$37,666.95</text:p>
          </table:table-cell>
          <table:table-cell table:style-name="ce209" table:formula="of:=[.Z26]-[.Z23]" office:value-type="currency" office:currency="USD" office:value="45088.0002108703" calcext:value-type="currency">
            <text:p>$45,088.00</text:p>
          </table:table-cell>
          <table:table-cell table:style-name="ce209" table:formula="of:=[.AA26]-[.AA23]" office:value-type="currency" office:currency="USD" office:value="52880.1002214138" calcext:value-type="currency">
            <text:p>$52,880.10</text:p>
          </table:table-cell>
          <table:table-cell table:style-name="ce209" table:formula="of:=[.AB26]-[.AB23]" office:value-type="currency" office:currency="USD" office:value="61061.8052324845" calcext:value-type="currency">
            <text:p>$61,061.81</text:p>
          </table:table-cell>
          <table:table-cell table:style-name="ce69" table:formula="of:=[.AC26]-[.AC23]" office:value-type="currency" office:currency="USD" office:value="69652.5954941088" calcext:value-type="currency">
            <text:p>$69,652.60</text:p>
          </table:table-cell>
          <table:table-cell table:number-columns-repeated="16355"/>
        </table:table-row>
        <table:table-row table:style-name="ro1" table:number-rows-repeated="27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quities and Bonds" table:style-name="ta3">
        <office:forms form:automatic-focus="false" form:apply-design-mode="false"/>
        <table:table-column table:style-name="co17" table:default-cell-style-name="ce204"/>
        <table:table-column table:style-name="co18" table:default-cell-style-name="ce204"/>
        <table:table-column table:style-name="co1" table:number-columns-repeated="2" table:default-cell-style-name="ce204"/>
        <table:table-column table:style-name="co6" table:default-cell-style-name="Default"/>
        <table:table-column table:style-name="co3" table:default-cell-style-name="ce204"/>
        <table:table-column table:style-name="co4" table:default-cell-style-name="ce204"/>
        <table:table-column table:style-name="co19" table:number-columns-repeated="2" table:default-cell-style-name="ce204"/>
        <table:table-column table:style-name="co6" table:number-columns-repeated="16375" table:default-cell-style-name="Default"/>
        <table:table-row table:style-name="ro1">
          <table:table-cell table:style-name="ce131" table:formula="of:=[$Input.A43]" office:value-type="string" office:string-value="Vanguard Brokerage" calcext:value-type="string" table:number-columns-spanned="4" table:number-rows-spanned="1">
            <text:p>Vanguard Brokerage</text:p>
          </table:table-cell>
          <table:covered-table-cell table:number-columns-repeated="3" table:style-name="ce47"/>
          <table:table-cell/>
          <table:table-cell table:style-name="ce139" table:formula="of:=[$Input.F43]" office:value-type="string" office:string-value="Bonds Account 1" calcext:value-type="string" table:number-columns-spanned="4" table:number-rows-spanned="1">
            <text:p>Bonds Account 1</text:p>
          </table:table-cell>
          <table:covered-table-cell table:number-columns-repeated="3" table:style-name="ce47"/>
          <table:table-cell table:number-columns-repeated="16375"/>
        </table:table-row>
        <table:table-row table:style-name="ro1">
          <table:table-cell table:style-name="ce211" table:formula="of:=[$Input.A44]" office:value-type="string" office:string-value="Stock Symbol" calcext:value-type="string">
            <text:p>Stock Symbol</text:p>
          </table:table-cell>
          <table:table-cell table:style-name="ce211" table:formula="of:=[$Input.B44]" office:value-type="string" office:string-value="Last Close Price" calcext:value-type="string">
            <text:p>Last Close Price</text:p>
          </table:table-cell>
          <table:table-cell table:style-name="ce211" table:formula="of:=[$Input.C44]" office:value-type="string" office:string-value="QTY" calcext:value-type="string">
            <text:p>QTY</text:p>
          </table:table-cell>
          <table:table-cell table:style-name="ce211" table:formula="of:=[$Input.D44]" office:value-type="string" office:string-value="Total Value" calcext:value-type="string">
            <text:p>Total Value</text:p>
          </table:table-cell>
          <table:table-cell/>
          <table:table-cell table:style-name="ce284" table:formula="of:=[$Input.F44]" office:value-type="string" office:string-value="Bond Amount" calcext:value-type="string">
            <text:p>Bond Amount</text:p>
          </table:table-cell>
          <table:table-cell table:style-name="ce284" table:formula="of:=[$Input.G44]" office:value-type="string" office:string-value="Interest Rate" calcext:value-type="string">
            <text:p>Interest Rate</text:p>
          </table:table-cell>
          <table:table-cell table:style-name="ce211" office:value-type="string" calcext:value-type="string">
            <text:p>Years Held</text:p>
          </table:table-cell>
          <table:table-cell table:style-name="ce284" table:formula="of:=[$Input.I44]" office:value-type="string" office:string-value="Total Value" calcext:value-type="string">
            <text:p>Total Value</text:p>
          </table:table-cell>
          <table:table-cell table:number-columns-repeated="16375"/>
        </table:table-row>
        <table:table-row table:style-name="ro1">
          <table:table-cell table:style-name="ce213" table:formula="of:=[$Input.A45]" office:value-type="string" office:string-value="MSFT" calcext:value-type="string">
            <text:p>MSFT</text:p>
          </table:table-cell>
          <table:table-cell table:style-name="ce207" table:formula="of:=[$Input.B45]" office:value-type="currency" office:currency="USD" office:value="363.2" calcext:value-type="currency">
            <text:p>$363.20</text:p>
          </table:table-cell>
          <table:table-cell table:style-name="ce213" table:formula="of:=[$Input.C45]" office:value-type="float" office:value="2.67" calcext:value-type="float">
            <text:p>2.67</text:p>
          </table:table-cell>
          <table:table-cell table:style-name="ce225" table:formula="of:=[$Input.D45]" office:value-type="float" office:value="969.74" calcext:value-type="float">
            <text:p><text:s/>$969.74 </text:p>
          </table:table-cell>
          <table:table-cell/>
          <table:table-cell table:style-name="ce225" table:formula="of:=[$Input.F45]" office:value-type="float" office:value="1000" calcext:value-type="float">
            <text:p><text:s/>$1,000.00 </text:p>
          </table:table-cell>
          <table:table-cell table:style-name="ce229" table:formula="of:=[$Input.G45]" office:value-type="percentage" office:value="0.05" calcext:value-type="percentage">
            <text:p>5.0%</text:p>
          </table:table-cell>
          <table:table-cell table:style-name="ce286" table:formula="of:=[$Input.H45]" office:value-type="float" office:value="1" calcext:value-type="float">
            <text:p>1.00</text:p>
          </table:table-cell>
          <table:table-cell table:style-name="ce225" table:formula="of:=[$Input.I45]" office:value-type="float" office:value="1050" calcext:value-type="float">
            <text:p><text:s/>$1,050.00 </text:p>
          </table:table-cell>
          <table:table-cell table:number-columns-repeated="16375"/>
        </table:table-row>
        <table:table-row table:style-name="ro1">
          <table:table-cell table:style-name="ce213" table:formula="of:=[$Input.A46]" office:value-type="string" office:string-value="AAPL" calcext:value-type="string">
            <text:p>AAPL</text:p>
          </table:table-cell>
          <table:table-cell table:style-name="ce207" table:formula="of:=[$Input.B46]" office:value-type="currency" office:currency="USD" office:value="182.89" calcext:value-type="currency">
            <text:p>$182.89</text:p>
          </table:table-cell>
          <table:table-cell table:style-name="ce213" table:formula="of:=[$Input.C46]" office:value-type="float" office:value="10" calcext:value-type="float">
            <text:p>10</text:p>
          </table:table-cell>
          <table:table-cell table:style-name="ce225" table:formula="of:=[$Input.D46]" office:value-type="float" office:value="1828.9" calcext:value-type="float">
            <text:p><text:s/>$1,828.90 </text:p>
          </table:table-cell>
          <table:table-cell/>
          <table:table-cell table:style-name="ce225" table:formula="of:=[$Input.F46]" office:value-type="float" office:value="500" calcext:value-type="float">
            <text:p><text:s/>$500.00 </text:p>
          </table:table-cell>
          <table:table-cell table:style-name="ce229" table:formula="of:=[$Input.G46]" office:value-type="percentage" office:value="0.067" calcext:value-type="percentage">
            <text:p>6.7%</text:p>
          </table:table-cell>
          <table:table-cell table:style-name="ce286" table:formula="of:=[$Input.H46]" office:value-type="float" office:value="5" calcext:value-type="float">
            <text:p>5.00</text:p>
          </table:table-cell>
          <table:table-cell table:style-name="ce225" table:formula="of:=[$Input.I46]" office:value-type="float" office:value="691.5" calcext:value-type="float">
            <text:p><text:s/>$691.50 </text:p>
          </table:table-cell>
          <table:table-cell table:number-columns-repeated="16375"/>
        </table:table-row>
        <table:table-row table:style-name="ro1">
          <table:table-cell table:style-name="ce213" table:formula="of:=[$Input.A47]" office:value-type="float" office:value="0" calcext:value-type="float">
            <text:p>0</text:p>
          </table:table-cell>
          <table:table-cell table:style-name="ce213" table:formula="of:=[$Input.B47]" office:value-type="float" office:value="0" calcext:value-type="float">
            <text:p>0</text:p>
          </table:table-cell>
          <table:table-cell table:style-name="ce213" table:formula="of:=[$Input.C47]" office:value-type="float" office:value="0" calcext:value-type="float">
            <text:p>0</text:p>
          </table:table-cell>
          <table:table-cell table:style-name="ce225" table:formula="of:=[$Input.D47]" office:value-type="float" office:value="0" calcext:value-type="float">
            <text:p><text:s/>$- <text:s text:c="2"/></text:p>
          </table:table-cell>
          <table:table-cell/>
          <table:table-cell table:style-name="ce225" table:formula="of:=[$Input.F47]" office:value-type="float" office:value="0" calcext:value-type="float">
            <text:p><text:s/>$- <text:s text:c="2"/></text:p>
          </table:table-cell>
          <table:table-cell table:style-name="ce229" table:formula="of:=[$Input.G47]" office:value-type="percentage" office:value="0" calcext:value-type="percentage">
            <text:p>0.0%</text:p>
          </table:table-cell>
          <table:table-cell table:style-name="ce286" table:formula="of:=[$Input.H47]" office:value-type="float" office:value="0" calcext:value-type="float">
            <text:p>0.00</text:p>
          </table:table-cell>
          <table:table-cell table:style-name="ce225" table:formula="of:=[$Input.I47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48]" office:value-type="float" office:value="0" calcext:value-type="float">
            <text:p>0</text:p>
          </table:table-cell>
          <table:table-cell table:style-name="ce213" table:formula="of:=[$Input.B48]" office:value-type="float" office:value="0" calcext:value-type="float">
            <text:p>0</text:p>
          </table:table-cell>
          <table:table-cell table:style-name="ce213" table:formula="of:=[$Input.C48]" office:value-type="float" office:value="0" calcext:value-type="float">
            <text:p>0</text:p>
          </table:table-cell>
          <table:table-cell table:style-name="ce225" table:formula="of:=[$Input.D48]" office:value-type="float" office:value="0" calcext:value-type="float">
            <text:p><text:s/>$- <text:s text:c="2"/></text:p>
          </table:table-cell>
          <table:table-cell/>
          <table:table-cell table:style-name="ce225" table:formula="of:=[$Input.F48]" office:value-type="float" office:value="0" calcext:value-type="float">
            <text:p><text:s/>$- <text:s text:c="2"/></text:p>
          </table:table-cell>
          <table:table-cell table:style-name="ce229" table:formula="of:=[$Input.G48]" office:value-type="percentage" office:value="0" calcext:value-type="percentage">
            <text:p>0.0%</text:p>
          </table:table-cell>
          <table:table-cell table:style-name="ce286" table:formula="of:=[$Input.H48]" office:value-type="float" office:value="0" calcext:value-type="float">
            <text:p>0.00</text:p>
          </table:table-cell>
          <table:table-cell table:style-name="ce225" table:formula="of:=[$Input.I48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49]" office:value-type="float" office:value="0" calcext:value-type="float">
            <text:p>0</text:p>
          </table:table-cell>
          <table:table-cell table:style-name="ce213" table:formula="of:=[$Input.B49]" office:value-type="float" office:value="0" calcext:value-type="float">
            <text:p>0</text:p>
          </table:table-cell>
          <table:table-cell table:style-name="ce213" table:formula="of:=[$Input.C49]" office:value-type="float" office:value="0" calcext:value-type="float">
            <text:p>0</text:p>
          </table:table-cell>
          <table:table-cell table:style-name="ce225" table:formula="of:=[$Input.D49]" office:value-type="float" office:value="0" calcext:value-type="float">
            <text:p><text:s/>$- <text:s text:c="2"/></text:p>
          </table:table-cell>
          <table:table-cell/>
          <table:table-cell table:style-name="ce225" table:formula="of:=[$Input.F49]" office:value-type="float" office:value="0" calcext:value-type="float">
            <text:p><text:s/>$- <text:s text:c="2"/></text:p>
          </table:table-cell>
          <table:table-cell table:style-name="ce229" table:formula="of:=[$Input.G49]" office:value-type="percentage" office:value="0" calcext:value-type="percentage">
            <text:p>0.0%</text:p>
          </table:table-cell>
          <table:table-cell table:style-name="ce286" table:formula="of:=[$Input.H49]" office:value-type="float" office:value="0" calcext:value-type="float">
            <text:p>0.00</text:p>
          </table:table-cell>
          <table:table-cell table:style-name="ce225" table:formula="of:=[$Input.I49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0]" office:value-type="float" office:value="0" calcext:value-type="float">
            <text:p>0</text:p>
          </table:table-cell>
          <table:table-cell table:style-name="ce213" table:formula="of:=[$Input.B50]" office:value-type="float" office:value="0" calcext:value-type="float">
            <text:p>0</text:p>
          </table:table-cell>
          <table:table-cell table:style-name="ce213" table:formula="of:=[$Input.C50]" office:value-type="float" office:value="0" calcext:value-type="float">
            <text:p>0</text:p>
          </table:table-cell>
          <table:table-cell table:style-name="ce225" table:formula="of:=[$Input.D50]" office:value-type="float" office:value="0" calcext:value-type="float">
            <text:p><text:s/>$- <text:s text:c="2"/></text:p>
          </table:table-cell>
          <table:table-cell/>
          <table:table-cell table:style-name="ce225" table:formula="of:=[$Input.F50]" office:value-type="float" office:value="0" calcext:value-type="float">
            <text:p><text:s/>$- <text:s text:c="2"/></text:p>
          </table:table-cell>
          <table:table-cell table:style-name="ce229" table:formula="of:=[$Input.G50]" office:value-type="percentage" office:value="0" calcext:value-type="percentage">
            <text:p>0.0%</text:p>
          </table:table-cell>
          <table:table-cell table:style-name="ce286" table:formula="of:=[$Input.H50]" office:value-type="float" office:value="0" calcext:value-type="float">
            <text:p>0.00</text:p>
          </table:table-cell>
          <table:table-cell table:style-name="ce225" table:formula="of:=[$Input.I50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1]" office:value-type="float" office:value="0" calcext:value-type="float">
            <text:p>0</text:p>
          </table:table-cell>
          <table:table-cell table:style-name="ce213" table:formula="of:=[$Input.B51]" office:value-type="float" office:value="0" calcext:value-type="float">
            <text:p>0</text:p>
          </table:table-cell>
          <table:table-cell table:style-name="ce213" table:formula="of:=[$Input.C51]" office:value-type="float" office:value="0" calcext:value-type="float">
            <text:p>0</text:p>
          </table:table-cell>
          <table:table-cell table:style-name="ce225" table:formula="of:=[$Input.D51]" office:value-type="float" office:value="0" calcext:value-type="float">
            <text:p><text:s/>$- <text:s text:c="2"/></text:p>
          </table:table-cell>
          <table:table-cell/>
          <table:table-cell table:style-name="ce225" table:formula="of:=[$Input.F51]" office:value-type="float" office:value="0" calcext:value-type="float">
            <text:p><text:s/>$- <text:s text:c="2"/></text:p>
          </table:table-cell>
          <table:table-cell table:style-name="ce229" table:formula="of:=[$Input.G51]" office:value-type="percentage" office:value="0" calcext:value-type="percentage">
            <text:p>0.0%</text:p>
          </table:table-cell>
          <table:table-cell table:style-name="ce286" table:formula="of:=[$Input.H51]" office:value-type="float" office:value="0" calcext:value-type="float">
            <text:p>0.00</text:p>
          </table:table-cell>
          <table:table-cell table:style-name="ce225" table:formula="of:=[$Input.I51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2]" office:value-type="float" office:value="0" calcext:value-type="float">
            <text:p>0</text:p>
          </table:table-cell>
          <table:table-cell table:style-name="ce213" table:formula="of:=[$Input.B52]" office:value-type="float" office:value="0" calcext:value-type="float">
            <text:p>0</text:p>
          </table:table-cell>
          <table:table-cell table:style-name="ce213" table:formula="of:=[$Input.C52]" office:value-type="float" office:value="0" calcext:value-type="float">
            <text:p>0</text:p>
          </table:table-cell>
          <table:table-cell table:style-name="ce225" table:formula="of:=[$Input.D52]" office:value-type="float" office:value="0" calcext:value-type="float">
            <text:p><text:s/>$- <text:s text:c="2"/></text:p>
          </table:table-cell>
          <table:table-cell/>
          <table:table-cell table:style-name="ce225" table:formula="of:=[$Input.F52]" office:value-type="float" office:value="0" calcext:value-type="float">
            <text:p><text:s/>$- <text:s text:c="2"/></text:p>
          </table:table-cell>
          <table:table-cell table:style-name="ce229" table:formula="of:=[$Input.G52]" office:value-type="percentage" office:value="0" calcext:value-type="percentage">
            <text:p>0.0%</text:p>
          </table:table-cell>
          <table:table-cell table:style-name="ce286" table:formula="of:=[$Input.H52]" office:value-type="float" office:value="0" calcext:value-type="float">
            <text:p>0.00</text:p>
          </table:table-cell>
          <table:table-cell table:style-name="ce225" table:formula="of:=[$Input.I52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3]" office:value-type="float" office:value="0" calcext:value-type="float">
            <text:p>0</text:p>
          </table:table-cell>
          <table:table-cell table:style-name="ce213" table:formula="of:=[$Input.B53]" office:value-type="float" office:value="0" calcext:value-type="float">
            <text:p>0</text:p>
          </table:table-cell>
          <table:table-cell table:style-name="ce213" table:formula="of:=[$Input.C53]" office:value-type="float" office:value="0" calcext:value-type="float">
            <text:p>0</text:p>
          </table:table-cell>
          <table:table-cell table:style-name="ce225" table:formula="of:=[$Input.D53]" office:value-type="float" office:value="0" calcext:value-type="float">
            <text:p><text:s/>$- <text:s text:c="2"/></text:p>
          </table:table-cell>
          <table:table-cell/>
          <table:table-cell table:style-name="ce225" table:formula="of:=[$Input.F53]" office:value-type="float" office:value="0" calcext:value-type="float">
            <text:p><text:s/>$- <text:s text:c="2"/></text:p>
          </table:table-cell>
          <table:table-cell table:style-name="ce229" table:formula="of:=[$Input.G53]" office:value-type="percentage" office:value="0" calcext:value-type="percentage">
            <text:p>0.0%</text:p>
          </table:table-cell>
          <table:table-cell table:style-name="ce286" table:formula="of:=[$Input.H53]" office:value-type="float" office:value="0" calcext:value-type="float">
            <text:p>0.00</text:p>
          </table:table-cell>
          <table:table-cell table:style-name="ce225" table:formula="of:=[$Input.I53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4]" office:value-type="float" office:value="0" calcext:value-type="float">
            <text:p>0</text:p>
          </table:table-cell>
          <table:table-cell table:style-name="ce213" table:formula="of:=[$Input.B54]" office:value-type="float" office:value="0" calcext:value-type="float">
            <text:p>0</text:p>
          </table:table-cell>
          <table:table-cell table:style-name="ce213" table:formula="of:=[$Input.C54]" office:value-type="float" office:value="0" calcext:value-type="float">
            <text:p>0</text:p>
          </table:table-cell>
          <table:table-cell table:style-name="ce225" table:formula="of:=[$Input.D54]" office:value-type="float" office:value="0" calcext:value-type="float">
            <text:p><text:s/>$- <text:s text:c="2"/></text:p>
          </table:table-cell>
          <table:table-cell/>
          <table:table-cell table:style-name="ce225" table:formula="of:=[$Input.F54]" office:value-type="float" office:value="0" calcext:value-type="float">
            <text:p><text:s/>$- <text:s text:c="2"/></text:p>
          </table:table-cell>
          <table:table-cell table:style-name="ce229" table:formula="of:=[$Input.G54]" office:value-type="percentage" office:value="0" calcext:value-type="percentage">
            <text:p>0.0%</text:p>
          </table:table-cell>
          <table:table-cell table:style-name="ce286" table:formula="of:=[$Input.H54]" office:value-type="float" office:value="0" calcext:value-type="float">
            <text:p>0.00</text:p>
          </table:table-cell>
          <table:table-cell table:style-name="ce225" table:formula="of:=[$Input.I54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5]" office:value-type="float" office:value="0" calcext:value-type="float">
            <text:p>0</text:p>
          </table:table-cell>
          <table:table-cell table:style-name="ce213" table:formula="of:=[$Input.B55]" office:value-type="float" office:value="0" calcext:value-type="float">
            <text:p>0</text:p>
          </table:table-cell>
          <table:table-cell table:style-name="ce213" table:formula="of:=[$Input.C55]" office:value-type="float" office:value="0" calcext:value-type="float">
            <text:p>0</text:p>
          </table:table-cell>
          <table:table-cell table:style-name="ce225" table:formula="of:=[$Input.D55]" office:value-type="float" office:value="0" calcext:value-type="float">
            <text:p><text:s/>$- <text:s text:c="2"/></text:p>
          </table:table-cell>
          <table:table-cell/>
          <table:table-cell table:style-name="ce225" table:formula="of:=[$Input.F55]" office:value-type="float" office:value="0" calcext:value-type="float">
            <text:p><text:s/>$- <text:s text:c="2"/></text:p>
          </table:table-cell>
          <table:table-cell table:style-name="ce229" table:formula="of:=[$Input.G55]" office:value-type="percentage" office:value="0" calcext:value-type="percentage">
            <text:p>0.0%</text:p>
          </table:table-cell>
          <table:table-cell table:style-name="ce286" table:formula="of:=[$Input.H55]" office:value-type="float" office:value="0" calcext:value-type="float">
            <text:p>0.00</text:p>
          </table:table-cell>
          <table:table-cell table:style-name="ce225" table:formula="of:=[$Input.I55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6]" office:value-type="float" office:value="0" calcext:value-type="float">
            <text:p>0</text:p>
          </table:table-cell>
          <table:table-cell table:style-name="ce213" table:formula="of:=[$Input.B56]" office:value-type="float" office:value="0" calcext:value-type="float">
            <text:p>0</text:p>
          </table:table-cell>
          <table:table-cell table:style-name="ce213" table:formula="of:=[$Input.C56]" office:value-type="float" office:value="0" calcext:value-type="float">
            <text:p>0</text:p>
          </table:table-cell>
          <table:table-cell table:style-name="ce225" table:formula="of:=[$Input.D56]" office:value-type="float" office:value="0" calcext:value-type="float">
            <text:p><text:s/>$- <text:s text:c="2"/></text:p>
          </table:table-cell>
          <table:table-cell/>
          <table:table-cell table:style-name="ce225" table:formula="of:=[$Input.F56]" office:value-type="float" office:value="0" calcext:value-type="float">
            <text:p><text:s/>$- <text:s text:c="2"/></text:p>
          </table:table-cell>
          <table:table-cell table:style-name="ce229" table:formula="of:=[$Input.G56]" office:value-type="percentage" office:value="0" calcext:value-type="percentage">
            <text:p>0.0%</text:p>
          </table:table-cell>
          <table:table-cell table:style-name="ce286" table:formula="of:=[$Input.H56]" office:value-type="float" office:value="0" calcext:value-type="float">
            <text:p>0.00</text:p>
          </table:table-cell>
          <table:table-cell table:style-name="ce225" table:formula="of:=[$Input.I56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7]" office:value-type="float" office:value="0" calcext:value-type="float">
            <text:p>0</text:p>
          </table:table-cell>
          <table:table-cell table:style-name="ce213" table:formula="of:=[$Input.B57]" office:value-type="float" office:value="0" calcext:value-type="float">
            <text:p>0</text:p>
          </table:table-cell>
          <table:table-cell table:style-name="ce213" table:formula="of:=[$Input.C57]" office:value-type="float" office:value="0" calcext:value-type="float">
            <text:p>0</text:p>
          </table:table-cell>
          <table:table-cell table:style-name="ce225" table:formula="of:=[$Input.D57]" office:value-type="float" office:value="0" calcext:value-type="float">
            <text:p><text:s/>$- <text:s text:c="2"/></text:p>
          </table:table-cell>
          <table:table-cell/>
          <table:table-cell table:style-name="ce225" table:formula="of:=[$Input.F57]" office:value-type="float" office:value="0" calcext:value-type="float">
            <text:p><text:s/>$- <text:s text:c="2"/></text:p>
          </table:table-cell>
          <table:table-cell table:style-name="ce229" table:formula="of:=[$Input.G57]" office:value-type="percentage" office:value="0" calcext:value-type="percentage">
            <text:p>0.0%</text:p>
          </table:table-cell>
          <table:table-cell table:style-name="ce286" table:formula="of:=[$Input.H57]" office:value-type="float" office:value="0" calcext:value-type="float">
            <text:p>0.00</text:p>
          </table:table-cell>
          <table:table-cell table:style-name="ce225" table:formula="of:=[$Input.I57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58]" office:value-type="float" office:value="0" calcext:value-type="float">
            <text:p>0</text:p>
          </table:table-cell>
          <table:table-cell table:style-name="ce213" table:formula="of:=[$Input.B58]" office:value-type="float" office:value="0" calcext:value-type="float">
            <text:p>0</text:p>
          </table:table-cell>
          <table:table-cell table:style-name="ce213" table:formula="of:=[$Input.C58]" office:value-type="float" office:value="0" calcext:value-type="float">
            <text:p>0</text:p>
          </table:table-cell>
          <table:table-cell table:style-name="ce225" table:formula="of:=[$Input.D58]" office:value-type="float" office:value="0" calcext:value-type="float">
            <text:p><text:s/>$- <text:s text:c="2"/></text:p>
          </table:table-cell>
          <table:table-cell/>
          <table:table-cell table:style-name="ce225" table:formula="of:=[$Input.F58]" office:value-type="float" office:value="0" calcext:value-type="float">
            <text:p><text:s/>$- <text:s text:c="2"/></text:p>
          </table:table-cell>
          <table:table-cell table:style-name="ce229" table:formula="of:=[$Input.G58]" office:value-type="percentage" office:value="0" calcext:value-type="percentage">
            <text:p>0.0%</text:p>
          </table:table-cell>
          <table:table-cell table:style-name="ce286" table:formula="of:=[$Input.H58]" office:value-type="float" office:value="0" calcext:value-type="float">
            <text:p>0.00</text:p>
          </table:table-cell>
          <table:table-cell table:style-name="ce225" table:formula="of:=[$Input.I58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132" office:value-type="string" calcext:value-type="string" table:number-columns-spanned="3" table:number-rows-spanned="1">
            <text:p>Total</text:p>
          </table:table-cell>
          <table:covered-table-cell table:number-columns-repeated="2" table:style-name="ce132"/>
          <table:table-cell table:style-name="ce225" table:formula="of:=SUM([.D3:.D16])" office:value-type="float" office:value="2798.64" calcext:value-type="float">
            <text:p><text:s/>$2,798.64 </text:p>
          </table:table-cell>
          <table:table-cell/>
          <table:table-cell table:style-name="ce285" office:value-type="string" office:string-value="Total" calcext:value-type="string" table:number-columns-spanned="3" table:number-rows-spanned="1">
            <text:p><text:s/>Total </text:p>
          </table:table-cell>
          <table:covered-table-cell table:style-name="ce229"/>
          <table:covered-table-cell table:style-name="ce286"/>
          <table:table-cell table:style-name="ce225" table:formula="of:=SUM([.I3:.I16])" office:value-type="float" office:value="1741.5" calcext:value-type="float">
            <text:p><text:s/>$1,741.50 </text:p>
          </table:table-cell>
          <table:table-cell table:number-columns-repeated="16375"/>
        </table:table-row>
        <table:table-row table:style-name="ro1">
          <table:table-cell table:style-name="ce133" table:formula="of:=[$Input.A60]" office:value-type="string" office:string-value="E-Trade 401K" calcext:value-type="string" table:number-columns-spanned="4" table:number-rows-spanned="1">
            <text:p>E-Trade 401K</text:p>
          </table:table-cell>
          <table:covered-table-cell table:number-columns-repeated="3" table:style-name="ce47"/>
          <table:table-cell/>
          <table:table-cell table:style-name="ce142" table:formula="of:=[$Input.F59]" office:value-type="string" office:string-value="Bonds Account 2" calcext:value-type="string" table:number-columns-spanned="4" table:number-rows-spanned="1">
            <text:p>Bonds Account 2</text:p>
          </table:table-cell>
          <table:covered-table-cell table:number-columns-repeated="3" table:style-name="ce47"/>
          <table:table-cell table:number-columns-repeated="16375"/>
        </table:table-row>
        <table:table-row table:style-name="ro1">
          <table:table-cell table:style-name="ce211" table:formula="of:=[$Input.A61]" office:value-type="string" office:string-value="Stock Symbol" calcext:value-type="string">
            <text:p>Stock Symbol</text:p>
          </table:table-cell>
          <table:table-cell table:style-name="ce211" table:formula="of:=[$Input.B61]" office:value-type="string" office:string-value="Last Close Price" calcext:value-type="string">
            <text:p>Last Close Price</text:p>
          </table:table-cell>
          <table:table-cell table:style-name="ce211" table:formula="of:=[$Input.C61]" office:value-type="string" office:string-value="QTY" calcext:value-type="string">
            <text:p>QTY</text:p>
          </table:table-cell>
          <table:table-cell table:style-name="ce211" table:formula="of:=[$Input.D61]" office:value-type="string" office:string-value="Total Value" calcext:value-type="string">
            <text:p>Total Value</text:p>
          </table:table-cell>
          <table:table-cell/>
          <table:table-cell table:style-name="ce284" table:formula="of:=[$Input.F60]" office:value-type="string" office:string-value="Bond Amount" calcext:value-type="string">
            <text:p>Bond Amount</text:p>
          </table:table-cell>
          <table:table-cell table:style-name="ce284" table:formula="of:=[$Input.G60]" office:value-type="string" office:string-value="Interest Rate" calcext:value-type="string">
            <text:p>Interest Rate</text:p>
          </table:table-cell>
          <table:table-cell table:style-name="ce211" office:value-type="string" calcext:value-type="string">
            <text:p>Years Held</text:p>
          </table:table-cell>
          <table:table-cell table:style-name="ce284" table:formula="of:=[$Input.I60]" office:value-type="string" office:string-value="Total Value" calcext:value-type="string">
            <text:p>Total Value</text:p>
          </table:table-cell>
          <table:table-cell table:number-columns-repeated="16375"/>
        </table:table-row>
        <table:table-row table:style-name="ro1">
          <table:table-cell table:style-name="ce213" table:formula="of:=[$Input.A62]" office:value-type="string" office:string-value="TSLA" calcext:value-type="string">
            <text:p>TSLA</text:p>
          </table:table-cell>
          <table:table-cell table:style-name="ce207" table:formula="of:=[$Input.B62]" office:value-type="currency" office:currency="USD" office:value="222.11" calcext:value-type="currency">
            <text:p>$222.11</text:p>
          </table:table-cell>
          <table:table-cell table:style-name="ce213" table:formula="of:=[$Input.C62]" office:value-type="float" office:value="15" calcext:value-type="float">
            <text:p>15</text:p>
          </table:table-cell>
          <table:table-cell table:style-name="ce207" table:formula="of:=[$Input.D62]" office:value-type="currency" office:currency="USD" office:value="3331.65" calcext:value-type="currency">
            <text:p>$3,331.65</text:p>
          </table:table-cell>
          <table:table-cell/>
          <table:table-cell table:style-name="ce225" table:formula="of:=[$Input.F61]" office:value-type="float" office:value="15000" calcext:value-type="float">
            <text:p><text:s/>$15,000.00 </text:p>
          </table:table-cell>
          <table:table-cell table:style-name="ce229" table:formula="of:=[$Input.G61]" office:value-type="percentage" office:value="0.043" calcext:value-type="percentage">
            <text:p>4.3%</text:p>
          </table:table-cell>
          <table:table-cell table:style-name="ce286" table:formula="of:=[$Input.H61]" office:value-type="float" office:value="2" calcext:value-type="float">
            <text:p>2.00</text:p>
          </table:table-cell>
          <table:table-cell table:style-name="ce225" table:formula="of:=[$Input.I61]" office:value-type="float" office:value="16317.74" calcext:value-type="float">
            <text:p><text:s/>$16,317.74 </text:p>
          </table:table-cell>
          <table:table-cell table:number-columns-repeated="16375"/>
        </table:table-row>
        <table:table-row table:style-name="ro1">
          <table:table-cell table:style-name="ce213" table:formula="of:=[$Input.A63]" office:value-type="string" office:string-value="WMT" calcext:value-type="string">
            <text:p>WMT</text:p>
          </table:table-cell>
          <table:table-cell table:style-name="ce207" table:formula="of:=[$Input.B63]" office:value-type="currency" office:currency="USD" office:value="164.3" calcext:value-type="currency">
            <text:p>$164.30</text:p>
          </table:table-cell>
          <table:table-cell table:style-name="ce213" table:formula="of:=[$Input.C63]" office:value-type="float" office:value="7.8" calcext:value-type="float">
            <text:p>7.8</text:p>
          </table:table-cell>
          <table:table-cell table:style-name="ce207" table:formula="of:=[$Input.D63]" office:value-type="currency" office:currency="USD" office:value="1281.54" calcext:value-type="currency">
            <text:p>$1,281.54</text:p>
          </table:table-cell>
          <table:table-cell/>
          <table:table-cell table:style-name="ce225" table:formula="of:=[$Input.F62]" office:value-type="float" office:value="0" calcext:value-type="float">
            <text:p><text:s/>$- <text:s text:c="2"/></text:p>
          </table:table-cell>
          <table:table-cell table:style-name="ce229" table:formula="of:=[$Input.G62]" office:value-type="percentage" office:value="0" calcext:value-type="percentage">
            <text:p>0.0%</text:p>
          </table:table-cell>
          <table:table-cell table:style-name="ce286" table:formula="of:=[$Input.H62]" office:value-type="float" office:value="0" calcext:value-type="float">
            <text:p>0.00</text:p>
          </table:table-cell>
          <table:table-cell table:style-name="ce225" table:formula="of:=[$Input.I72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64]" office:value-type="float" office:value="0" calcext:value-type="float">
            <text:p>0</text:p>
          </table:table-cell>
          <table:table-cell table:style-name="ce213" table:formula="of:=[$Input.B64]" office:value-type="float" office:value="0" calcext:value-type="float">
            <text:p>0</text:p>
          </table:table-cell>
          <table:table-cell table:style-name="ce213" table:formula="of:=[$Input.C64]" office:value-type="float" office:value="0" calcext:value-type="float">
            <text:p>0</text:p>
          </table:table-cell>
          <table:table-cell table:style-name="ce212" table:formula="of:=[$Input.D64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63]" office:value-type="float" office:value="0" calcext:value-type="float">
            <text:p><text:s/>$- <text:s text:c="2"/></text:p>
          </table:table-cell>
          <table:table-cell table:style-name="ce229" table:formula="of:=[$Input.G63]" office:value-type="percentage" office:value="0" calcext:value-type="percentage">
            <text:p>0.0%</text:p>
          </table:table-cell>
          <table:table-cell table:style-name="ce286" table:formula="of:=[$Input.H63]" office:value-type="float" office:value="0" calcext:value-type="float">
            <text:p>0.00</text:p>
          </table:table-cell>
          <table:table-cell table:style-name="ce225" table:formula="of:=[$Input.I63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65]" office:value-type="float" office:value="0" calcext:value-type="float">
            <text:p>0</text:p>
          </table:table-cell>
          <table:table-cell table:style-name="ce213" table:formula="of:=[$Input.B65]" office:value-type="float" office:value="0" calcext:value-type="float">
            <text:p>0</text:p>
          </table:table-cell>
          <table:table-cell table:style-name="ce213" table:formula="of:=[$Input.C65]" office:value-type="float" office:value="0" calcext:value-type="float">
            <text:p>0</text:p>
          </table:table-cell>
          <table:table-cell table:style-name="ce212" table:formula="of:=[$Input.D65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64]" office:value-type="float" office:value="0" calcext:value-type="float">
            <text:p><text:s/>$- <text:s text:c="2"/></text:p>
          </table:table-cell>
          <table:table-cell table:style-name="ce229" table:formula="of:=[$Input.G64]" office:value-type="percentage" office:value="0" calcext:value-type="percentage">
            <text:p>0.0%</text:p>
          </table:table-cell>
          <table:table-cell table:style-name="ce286" table:formula="of:=[$Input.H64]" office:value-type="float" office:value="0" calcext:value-type="float">
            <text:p>0.00</text:p>
          </table:table-cell>
          <table:table-cell table:style-name="ce225" table:formula="of:=[$Input.I64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66]" office:value-type="float" office:value="0" calcext:value-type="float">
            <text:p>0</text:p>
          </table:table-cell>
          <table:table-cell table:style-name="ce213" table:formula="of:=[$Input.B66]" office:value-type="float" office:value="0" calcext:value-type="float">
            <text:p>0</text:p>
          </table:table-cell>
          <table:table-cell table:style-name="ce213" table:formula="of:=[$Input.C66]" office:value-type="float" office:value="0" calcext:value-type="float">
            <text:p>0</text:p>
          </table:table-cell>
          <table:table-cell table:style-name="ce212" table:formula="of:=[$Input.D66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65]" office:value-type="float" office:value="0" calcext:value-type="float">
            <text:p><text:s/>$- <text:s text:c="2"/></text:p>
          </table:table-cell>
          <table:table-cell table:style-name="ce229" table:formula="of:=[$Input.G65]" office:value-type="percentage" office:value="0" calcext:value-type="percentage">
            <text:p>0.0%</text:p>
          </table:table-cell>
          <table:table-cell table:style-name="ce286" table:formula="of:=[$Input.H65]" office:value-type="float" office:value="0" calcext:value-type="float">
            <text:p>0.00</text:p>
          </table:table-cell>
          <table:table-cell table:style-name="ce225" table:formula="of:=[$Input.I65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67]" office:value-type="float" office:value="0" calcext:value-type="float">
            <text:p>0</text:p>
          </table:table-cell>
          <table:table-cell table:style-name="ce213" table:formula="of:=[$Input.B67]" office:value-type="float" office:value="0" calcext:value-type="float">
            <text:p>0</text:p>
          </table:table-cell>
          <table:table-cell table:style-name="ce213" table:formula="of:=[$Input.C67]" office:value-type="float" office:value="0" calcext:value-type="float">
            <text:p>0</text:p>
          </table:table-cell>
          <table:table-cell table:style-name="ce212" table:formula="of:=[$Input.D67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66]" office:value-type="float" office:value="0" calcext:value-type="float">
            <text:p><text:s/>$- <text:s text:c="2"/></text:p>
          </table:table-cell>
          <table:table-cell table:style-name="ce229" table:formula="of:=[$Input.G66]" office:value-type="percentage" office:value="0" calcext:value-type="percentage">
            <text:p>0.0%</text:p>
          </table:table-cell>
          <table:table-cell table:style-name="ce286" table:formula="of:=[$Input.H66]" office:value-type="float" office:value="0" calcext:value-type="float">
            <text:p>0.00</text:p>
          </table:table-cell>
          <table:table-cell table:style-name="ce225" table:formula="of:=[$Input.I66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68]" office:value-type="float" office:value="0" calcext:value-type="float">
            <text:p>0</text:p>
          </table:table-cell>
          <table:table-cell table:style-name="ce213" table:formula="of:=[$Input.B68]" office:value-type="float" office:value="0" calcext:value-type="float">
            <text:p>0</text:p>
          </table:table-cell>
          <table:table-cell table:style-name="ce213" table:formula="of:=[$Input.C68]" office:value-type="float" office:value="0" calcext:value-type="float">
            <text:p>0</text:p>
          </table:table-cell>
          <table:table-cell table:style-name="ce212" table:formula="of:=[$Input.D68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67]" office:value-type="float" office:value="0" calcext:value-type="float">
            <text:p><text:s/>$- <text:s text:c="2"/></text:p>
          </table:table-cell>
          <table:table-cell table:style-name="ce229" table:formula="of:=[$Input.G67]" office:value-type="percentage" office:value="0" calcext:value-type="percentage">
            <text:p>0.0%</text:p>
          </table:table-cell>
          <table:table-cell table:style-name="ce286" table:formula="of:=[$Input.H67]" office:value-type="float" office:value="0" calcext:value-type="float">
            <text:p>0.00</text:p>
          </table:table-cell>
          <table:table-cell table:style-name="ce225" table:formula="of:=[$Input.I67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69]" office:value-type="float" office:value="0" calcext:value-type="float">
            <text:p>0</text:p>
          </table:table-cell>
          <table:table-cell table:style-name="ce213" table:formula="of:=[$Input.B69]" office:value-type="float" office:value="0" calcext:value-type="float">
            <text:p>0</text:p>
          </table:table-cell>
          <table:table-cell table:style-name="ce213" table:formula="of:=[$Input.C69]" office:value-type="float" office:value="0" calcext:value-type="float">
            <text:p>0</text:p>
          </table:table-cell>
          <table:table-cell table:style-name="ce212" table:formula="of:=[$Input.D69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68]" office:value-type="float" office:value="0" calcext:value-type="float">
            <text:p><text:s/>$- <text:s text:c="2"/></text:p>
          </table:table-cell>
          <table:table-cell table:style-name="ce229" table:formula="of:=[$Input.G68]" office:value-type="percentage" office:value="0" calcext:value-type="percentage">
            <text:p>0.0%</text:p>
          </table:table-cell>
          <table:table-cell table:style-name="ce286" table:formula="of:=[$Input.H68]" office:value-type="float" office:value="0" calcext:value-type="float">
            <text:p>0.00</text:p>
          </table:table-cell>
          <table:table-cell table:style-name="ce225" table:formula="of:=[$Input.I68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70]" office:value-type="float" office:value="0" calcext:value-type="float">
            <text:p>0</text:p>
          </table:table-cell>
          <table:table-cell table:style-name="ce213" table:formula="of:=[$Input.B70]" office:value-type="float" office:value="0" calcext:value-type="float">
            <text:p>0</text:p>
          </table:table-cell>
          <table:table-cell table:style-name="ce213" table:formula="of:=[$Input.C70]" office:value-type="float" office:value="0" calcext:value-type="float">
            <text:p>0</text:p>
          </table:table-cell>
          <table:table-cell table:style-name="ce212" table:formula="of:=[$Input.D70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69]" office:value-type="float" office:value="0" calcext:value-type="float">
            <text:p><text:s/>$- <text:s text:c="2"/></text:p>
          </table:table-cell>
          <table:table-cell table:style-name="ce229" table:formula="of:=[$Input.G69]" office:value-type="percentage" office:value="0" calcext:value-type="percentage">
            <text:p>0.0%</text:p>
          </table:table-cell>
          <table:table-cell table:style-name="ce286" table:formula="of:=[$Input.H69]" office:value-type="float" office:value="0" calcext:value-type="float">
            <text:p>0.00</text:p>
          </table:table-cell>
          <table:table-cell table:style-name="ce225" table:formula="of:=[$Input.I69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71]" office:value-type="float" office:value="0" calcext:value-type="float">
            <text:p>0</text:p>
          </table:table-cell>
          <table:table-cell table:style-name="ce213" table:formula="of:=[$Input.B71]" office:value-type="float" office:value="0" calcext:value-type="float">
            <text:p>0</text:p>
          </table:table-cell>
          <table:table-cell table:style-name="ce213" table:formula="of:=[$Input.C71]" office:value-type="float" office:value="0" calcext:value-type="float">
            <text:p>0</text:p>
          </table:table-cell>
          <table:table-cell table:style-name="ce212" table:formula="of:=[$Input.D71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70]" office:value-type="float" office:value="0" calcext:value-type="float">
            <text:p><text:s/>$- <text:s text:c="2"/></text:p>
          </table:table-cell>
          <table:table-cell table:style-name="ce229" table:formula="of:=[$Input.G70]" office:value-type="percentage" office:value="0" calcext:value-type="percentage">
            <text:p>0.0%</text:p>
          </table:table-cell>
          <table:table-cell table:style-name="ce286" table:formula="of:=[$Input.H70]" office:value-type="float" office:value="0" calcext:value-type="float">
            <text:p>0.00</text:p>
          </table:table-cell>
          <table:table-cell table:style-name="ce225" table:formula="of:=[$Input.I70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72]" office:value-type="float" office:value="0" calcext:value-type="float">
            <text:p>0</text:p>
          </table:table-cell>
          <table:table-cell table:style-name="ce213" table:formula="of:=[$Input.B72]" office:value-type="float" office:value="0" calcext:value-type="float">
            <text:p>0</text:p>
          </table:table-cell>
          <table:table-cell table:style-name="ce213" table:formula="of:=[$Input.C72]" office:value-type="float" office:value="0" calcext:value-type="float">
            <text:p>0</text:p>
          </table:table-cell>
          <table:table-cell table:style-name="ce212" table:formula="of:=[$Input.D72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71]" office:value-type="float" office:value="0" calcext:value-type="float">
            <text:p><text:s/>$- <text:s text:c="2"/></text:p>
          </table:table-cell>
          <table:table-cell table:style-name="ce229" table:formula="of:=[$Input.G71]" office:value-type="percentage" office:value="0" calcext:value-type="percentage">
            <text:p>0.0%</text:p>
          </table:table-cell>
          <table:table-cell table:style-name="ce286" table:formula="of:=[$Input.H71]" office:value-type="float" office:value="0" calcext:value-type="float">
            <text:p>0.00</text:p>
          </table:table-cell>
          <table:table-cell table:style-name="ce225" table:formula="of:=[$Input.I71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73]" office:value-type="float" office:value="0" calcext:value-type="float">
            <text:p>0</text:p>
          </table:table-cell>
          <table:table-cell table:style-name="ce213" table:formula="of:=[$Input.B73]" office:value-type="float" office:value="0" calcext:value-type="float">
            <text:p>0</text:p>
          </table:table-cell>
          <table:table-cell table:style-name="ce213" table:formula="of:=[$Input.C73]" office:value-type="float" office:value="0" calcext:value-type="float">
            <text:p>0</text:p>
          </table:table-cell>
          <table:table-cell table:style-name="ce212" table:formula="of:=[$Input.D73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72]" office:value-type="float" office:value="0" calcext:value-type="float">
            <text:p><text:s/>$- <text:s text:c="2"/></text:p>
          </table:table-cell>
          <table:table-cell table:style-name="ce229" table:formula="of:=[$Input.G72]" office:value-type="percentage" office:value="0" calcext:value-type="percentage">
            <text:p>0.0%</text:p>
          </table:table-cell>
          <table:table-cell table:style-name="ce286" table:formula="of:=[$Input.H72]" office:value-type="float" office:value="0" calcext:value-type="float">
            <text:p>0.00</text:p>
          </table:table-cell>
          <table:table-cell table:style-name="ce225" table:formula="of:=[$Input.I72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213" table:formula="of:=[$Input.A74]" office:value-type="float" office:value="0" calcext:value-type="float">
            <text:p>0</text:p>
          </table:table-cell>
          <table:table-cell table:style-name="ce213" table:formula="of:=[$Input.B74]" office:value-type="float" office:value="0" calcext:value-type="float">
            <text:p>0</text:p>
          </table:table-cell>
          <table:table-cell table:style-name="ce213" table:formula="of:=[$Input.C74]" office:value-type="float" office:value="0" calcext:value-type="float">
            <text:p>0</text:p>
          </table:table-cell>
          <table:table-cell table:style-name="ce212" table:formula="of:=[$Input.D74]" office:value-type="currency" office:currency="USD" office:value="0" calcext:value-type="currency">
            <text:p>$- <text:s text:c="2"/></text:p>
          </table:table-cell>
          <table:table-cell/>
          <table:table-cell table:style-name="ce225" table:formula="of:=[$Input.F73]" office:value-type="float" office:value="0" calcext:value-type="float">
            <text:p><text:s/>$- <text:s text:c="2"/></text:p>
          </table:table-cell>
          <table:table-cell table:style-name="ce229" table:formula="of:=[$Input.G73]" office:value-type="percentage" office:value="0" calcext:value-type="percentage">
            <text:p>0.0%</text:p>
          </table:table-cell>
          <table:table-cell table:style-name="ce286" table:formula="of:=[$Input.H73]" office:value-type="float" office:value="0" calcext:value-type="float">
            <text:p>0.00</text:p>
          </table:table-cell>
          <table:table-cell table:style-name="ce225" table:formula="of:=[$Input.I73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132" office:value-type="string" calcext:value-type="string" table:number-columns-spanned="3" table:number-rows-spanned="1">
            <text:p>Total</text:p>
          </table:table-cell>
          <table:covered-table-cell table:number-columns-repeated="2" table:style-name="ce132"/>
          <table:table-cell table:style-name="ce225" table:formula="of:=SUM([.D20:.D32])" office:value-type="float" office:value="4613.19" calcext:value-type="float">
            <text:p><text:s/>$4,613.19 </text:p>
          </table:table-cell>
          <table:table-cell/>
          <table:table-cell table:style-name="ce225" table:formula="of:=[$Input.F74]" office:value-type="float" office:value="0" calcext:value-type="float">
            <text:p><text:s/>$- <text:s text:c="2"/></text:p>
          </table:table-cell>
          <table:table-cell table:style-name="ce229" table:formula="of:=[$Input.G74]" office:value-type="percentage" office:value="0" calcext:value-type="percentage">
            <text:p>0.0%</text:p>
          </table:table-cell>
          <table:table-cell table:style-name="ce286" table:formula="of:=[$Input.H74]" office:value-type="float" office:value="0" calcext:value-type="float">
            <text:p>0.00</text:p>
          </table:table-cell>
          <table:table-cell table:style-name="ce225" table:formula="of:=[$Input.I74]" office:value-type="float" office:value="0" calcext:value-type="float">
            <text:p><text:s/>$- <text:s text:c="2"/></text:p>
          </table:table-cell>
          <table:table-cell table:number-columns-repeated="16375"/>
        </table:table-row>
        <table:table-row table:style-name="ro1">
          <table:table-cell table:style-name="ce134" table:formula="of:=[$Input.A77]" office:value-type="string" office:string-value="Fidelity Roth IRA" calcext:value-type="string" table:number-columns-spanned="4" table:number-rows-spanned="1">
            <text:p>Fidelity Roth IRA</text:p>
          </table:table-cell>
          <table:covered-table-cell table:number-columns-repeated="3" table:style-name="ce47"/>
          <table:table-cell/>
          <table:table-cell table:style-name="ce285" office:value-type="string" office:string-value="Total" calcext:value-type="string" table:number-columns-spanned="3" table:number-rows-spanned="1">
            <text:p><text:s/>Total </text:p>
          </table:table-cell>
          <table:covered-table-cell table:style-name="ce229"/>
          <table:covered-table-cell table:style-name="ce286"/>
          <table:table-cell table:style-name="ce225" table:formula="of:=SUM([.I20:.I33])" office:value-type="float" office:value="16317.74" calcext:value-type="float">
            <text:p><text:s/>$16,317.74 </text:p>
          </table:table-cell>
          <table:table-cell table:number-columns-repeated="16375"/>
        </table:table-row>
        <table:table-row table:style-name="ro1">
          <table:table-cell table:style-name="ce211" table:formula="of:=[$Input.A78]" office:value-type="string" office:string-value="Stock Symbol" calcext:value-type="string">
            <text:p>Stock Symbol</text:p>
          </table:table-cell>
          <table:table-cell table:style-name="ce211" table:formula="of:=[$Input.B78]" office:value-type="string" office:string-value="Last Close Price" calcext:value-type="string">
            <text:p>Last Close Price</text:p>
          </table:table-cell>
          <table:table-cell table:style-name="ce211" table:formula="of:=[$Input.C78]" office:value-type="string" office:string-value="QTY" calcext:value-type="string">
            <text:p>QTY</text:p>
          </table:table-cell>
          <table:table-cell table:style-name="ce211" table:formula="of:=[$Input.D78]" office:value-type="string" office:string-value="Total Value" calcext:value-type="string">
            <text:p>Total Value</text:p>
          </table:table-cell>
          <table:table-cell/>
          <table:table-cell table:style-name="ce281" office:value-type="string" calcext:value-type="string" table:number-columns-spanned="3" table:number-rows-spanned="1">
            <text:p>Bond Total Value</text:p>
          </table:table-cell>
          <table:covered-table-cell table:number-columns-repeated="2" table:style-name="ce282"/>
          <table:table-cell table:style-name="ce287" table:formula="of:=SUM([.I17];[.I34])" office:value-type="currency" office:currency="USD" office:value="18059.24" calcext:value-type="currency">
            <text:p>$18,059.24</text:p>
          </table:table-cell>
          <table:table-cell table:number-columns-repeated="16375"/>
        </table:table-row>
        <table:table-row table:style-name="ro1">
          <table:table-cell table:style-name="ce213" table:formula="of:=[$Input.A79]" office:value-type="string" office:string-value="SONY" calcext:value-type="string">
            <text:p>SONY</text:p>
          </table:table-cell>
          <table:table-cell table:style-name="ce207" table:formula="of:=[$Input.B79]" office:value-type="currency" office:currency="USD" office:value="87.54" calcext:value-type="currency">
            <text:p>$87.54</text:p>
          </table:table-cell>
          <table:table-cell table:style-name="ce213" table:formula="of:=[$Input.C79]" office:value-type="float" office:value="37" calcext:value-type="float">
            <text:p>37</text:p>
          </table:table-cell>
          <table:table-cell table:style-name="ce207" table:formula="of:=[$Input.D79]" office:value-type="currency" office:currency="USD" office:value="3238.98" calcext:value-type="currency">
            <text:p>$3,238.98</text:p>
          </table:table-cell>
          <table:table-cell table:number-columns-repeated="16380"/>
        </table:table-row>
        <table:table-row table:style-name="ro1">
          <table:table-cell table:style-name="ce213" table:formula="of:=[$Input.A80]" office:value-type="string" office:string-value="JPM" calcext:value-type="string">
            <text:p>JPM</text:p>
          </table:table-cell>
          <table:table-cell table:style-name="ce207" table:formula="of:=[$Input.B80]" office:value-type="currency" office:currency="USD" office:value="144.72" calcext:value-type="currency">
            <text:p>$144.72</text:p>
          </table:table-cell>
          <table:table-cell table:style-name="ce213" table:formula="of:=[$Input.C80]" office:value-type="float" office:value="1.2" calcext:value-type="float">
            <text:p>1.2</text:p>
          </table:table-cell>
          <table:table-cell table:style-name="ce207" table:formula="of:=[$Input.D80]" office:value-type="currency" office:currency="USD" office:value="173.66" calcext:value-type="currency">
            <text:p>$173.66</text:p>
          </table:table-cell>
          <table:table-cell table:number-columns-repeated="16380"/>
        </table:table-row>
        <table:table-row table:style-name="ro1">
          <table:table-cell table:style-name="ce213" table:formula="of:=[$Input.A81]" office:value-type="float" office:value="0" calcext:value-type="float">
            <text:p>0</text:p>
          </table:table-cell>
          <table:table-cell table:style-name="ce213" table:formula="of:=[$Input.B81]" office:value-type="float" office:value="0" calcext:value-type="float">
            <text:p>0</text:p>
          </table:table-cell>
          <table:table-cell table:style-name="ce213" table:formula="of:=[$Input.C81]" office:value-type="float" office:value="0" calcext:value-type="float">
            <text:p>0</text:p>
          </table:table-cell>
          <table:table-cell table:style-name="ce212" table:formula="of:=[$Input.D81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82]" office:value-type="float" office:value="0" calcext:value-type="float">
            <text:p>0</text:p>
          </table:table-cell>
          <table:table-cell table:style-name="ce213" table:formula="of:=[$Input.B82]" office:value-type="float" office:value="0" calcext:value-type="float">
            <text:p>0</text:p>
          </table:table-cell>
          <table:table-cell table:style-name="ce213" table:formula="of:=[$Input.C82]" office:value-type="float" office:value="0" calcext:value-type="float">
            <text:p>0</text:p>
          </table:table-cell>
          <table:table-cell table:style-name="ce212" table:formula="of:=[$Input.D82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83]" office:value-type="float" office:value="0" calcext:value-type="float">
            <text:p>0</text:p>
          </table:table-cell>
          <table:table-cell table:style-name="ce213" table:formula="of:=[$Input.B83]" office:value-type="float" office:value="0" calcext:value-type="float">
            <text:p>0</text:p>
          </table:table-cell>
          <table:table-cell table:style-name="ce213" table:formula="of:=[$Input.C83]" office:value-type="float" office:value="0" calcext:value-type="float">
            <text:p>0</text:p>
          </table:table-cell>
          <table:table-cell table:style-name="ce212" table:formula="of:=[$Input.D83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84]" office:value-type="float" office:value="0" calcext:value-type="float">
            <text:p>0</text:p>
          </table:table-cell>
          <table:table-cell table:style-name="ce213" table:formula="of:=[$Input.B84]" office:value-type="float" office:value="0" calcext:value-type="float">
            <text:p>0</text:p>
          </table:table-cell>
          <table:table-cell table:style-name="ce213" table:formula="of:=[$Input.C84]" office:value-type="float" office:value="0" calcext:value-type="float">
            <text:p>0</text:p>
          </table:table-cell>
          <table:table-cell table:style-name="ce212" table:formula="of:=[$Input.D84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85]" office:value-type="float" office:value="0" calcext:value-type="float">
            <text:p>0</text:p>
          </table:table-cell>
          <table:table-cell table:style-name="ce213" table:formula="of:=[$Input.B85]" office:value-type="float" office:value="0" calcext:value-type="float">
            <text:p>0</text:p>
          </table:table-cell>
          <table:table-cell table:style-name="ce213" table:formula="of:=[$Input.C85]" office:value-type="float" office:value="0" calcext:value-type="float">
            <text:p>0</text:p>
          </table:table-cell>
          <table:table-cell table:style-name="ce212" table:formula="of:=[$Input.D85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86]" office:value-type="float" office:value="0" calcext:value-type="float">
            <text:p>0</text:p>
          </table:table-cell>
          <table:table-cell table:style-name="ce213" table:formula="of:=[$Input.B86]" office:value-type="float" office:value="0" calcext:value-type="float">
            <text:p>0</text:p>
          </table:table-cell>
          <table:table-cell table:style-name="ce213" table:formula="of:=[$Input.C86]" office:value-type="float" office:value="0" calcext:value-type="float">
            <text:p>0</text:p>
          </table:table-cell>
          <table:table-cell table:style-name="ce212" table:formula="of:=[$Input.D86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87]" office:value-type="float" office:value="0" calcext:value-type="float">
            <text:p>0</text:p>
          </table:table-cell>
          <table:table-cell table:style-name="ce213" table:formula="of:=[$Input.B87]" office:value-type="float" office:value="0" calcext:value-type="float">
            <text:p>0</text:p>
          </table:table-cell>
          <table:table-cell table:style-name="ce213" table:formula="of:=[$Input.C87]" office:value-type="float" office:value="0" calcext:value-type="float">
            <text:p>0</text:p>
          </table:table-cell>
          <table:table-cell table:style-name="ce212" table:formula="of:=[$Input.D87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88]" office:value-type="float" office:value="0" calcext:value-type="float">
            <text:p>0</text:p>
          </table:table-cell>
          <table:table-cell table:style-name="ce213" table:formula="of:=[$Input.B88]" office:value-type="float" office:value="0" calcext:value-type="float">
            <text:p>0</text:p>
          </table:table-cell>
          <table:table-cell table:style-name="ce213" table:formula="of:=[$Input.C88]" office:value-type="float" office:value="0" calcext:value-type="float">
            <text:p>0</text:p>
          </table:table-cell>
          <table:table-cell table:style-name="ce212" table:formula="of:=[$Input.D88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89]" office:value-type="float" office:value="0" calcext:value-type="float">
            <text:p>0</text:p>
          </table:table-cell>
          <table:table-cell table:style-name="ce213" table:formula="of:=[$Input.B89]" office:value-type="float" office:value="0" calcext:value-type="float">
            <text:p>0</text:p>
          </table:table-cell>
          <table:table-cell table:style-name="ce213" table:formula="of:=[$Input.C89]" office:value-type="float" office:value="0" calcext:value-type="float">
            <text:p>0</text:p>
          </table:table-cell>
          <table:table-cell table:style-name="ce212" table:formula="of:=[$Input.D89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90]" office:value-type="float" office:value="0" calcext:value-type="float">
            <text:p>0</text:p>
          </table:table-cell>
          <table:table-cell table:style-name="ce213" table:formula="of:=[$Input.B90]" office:value-type="float" office:value="0" calcext:value-type="float">
            <text:p>0</text:p>
          </table:table-cell>
          <table:table-cell table:style-name="ce213" table:formula="of:=[$Input.C90]" office:value-type="float" office:value="0" calcext:value-type="float">
            <text:p>0</text:p>
          </table:table-cell>
          <table:table-cell table:style-name="ce212" table:formula="of:=[$Input.D90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91]" office:value-type="float" office:value="0" calcext:value-type="float">
            <text:p>0</text:p>
          </table:table-cell>
          <table:table-cell table:style-name="ce213" table:formula="of:=[$Input.B91]" office:value-type="float" office:value="0" calcext:value-type="float">
            <text:p>0</text:p>
          </table:table-cell>
          <table:table-cell table:style-name="ce213" table:formula="of:=[$Input.C91]" office:value-type="float" office:value="0" calcext:value-type="float">
            <text:p>0</text:p>
          </table:table-cell>
          <table:table-cell table:style-name="ce212" table:formula="of:=[$Input.D91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132" office:value-type="string" calcext:value-type="string" table:number-columns-spanned="3" table:number-rows-spanned="1">
            <text:p>Total</text:p>
          </table:table-cell>
          <table:covered-table-cell table:number-columns-repeated="2" table:style-name="ce132"/>
          <table:table-cell table:style-name="ce225" table:formula="of:=SUM([.D36:.D48])" office:value-type="float" office:value="3412.64" calcext:value-type="float">
            <text:p><text:s/>$3,412.64 </text:p>
          </table:table-cell>
          <table:table-cell table:number-columns-repeated="16380"/>
        </table:table-row>
        <table:table-row table:style-name="ro1">
          <table:table-cell table:style-name="ce135" table:formula="of:=[$Input.A94]" office:value-type="string" office:string-value="Schwab Tradational Roth" calcext:value-type="string" table:number-columns-spanned="4" table:number-rows-spanned="1">
            <text:p>Schwab Tradational Roth</text:p>
          </table:table-cell>
          <table:covered-table-cell table:number-columns-repeated="3" table:style-name="ce47"/>
          <table:table-cell table:number-columns-repeated="16380"/>
        </table:table-row>
        <table:table-row table:style-name="ro1">
          <table:table-cell table:style-name="ce211" table:formula="of:=[$Input.A95]" office:value-type="string" office:string-value="Stock Symbol" calcext:value-type="string">
            <text:p>Stock Symbol</text:p>
          </table:table-cell>
          <table:table-cell table:style-name="ce211" table:formula="of:=[$Input.B95]" office:value-type="string" office:string-value="Last Close Price" calcext:value-type="string">
            <text:p>Last Close Price</text:p>
          </table:table-cell>
          <table:table-cell table:style-name="ce211" table:formula="of:=[$Input.C95]" office:value-type="string" office:string-value="QTY" calcext:value-type="string">
            <text:p>QTY</text:p>
          </table:table-cell>
          <table:table-cell table:style-name="ce211" table:formula="of:=[$Input.D95]" office:value-type="string" office:string-value="Total Value" calcext:value-type="string">
            <text:p>Total Value</text:p>
          </table:table-cell>
          <table:table-cell table:number-columns-repeated="16380"/>
        </table:table-row>
        <table:table-row table:style-name="ro1">
          <table:table-cell table:style-name="ce213" table:formula="of:=[$Input.A96]" office:value-type="string" office:string-value="AMZN" calcext:value-type="string">
            <text:p>AMZN</text:p>
          </table:table-cell>
          <table:table-cell table:style-name="ce213" table:formula="of:=[$Input.B96]" office:value-type="float" office:value="142.08" calcext:value-type="float">
            <text:p>142.08</text:p>
          </table:table-cell>
          <table:table-cell table:style-name="ce213" table:formula="of:=[$Input.C96]" office:value-type="float" office:value="2.67" calcext:value-type="float">
            <text:p>2.67</text:p>
          </table:table-cell>
          <table:table-cell table:style-name="ce207" table:formula="of:=[$Input.D96]" office:value-type="currency" office:currency="USD" office:value="379.35" calcext:value-type="currency">
            <text:p>$379.35</text:p>
          </table:table-cell>
          <table:table-cell table:number-columns-repeated="16380"/>
        </table:table-row>
        <table:table-row table:style-name="ro1">
          <table:table-cell table:style-name="ce213" table:formula="of:=[$Input.A97]" office:value-type="string" office:string-value="ORCL" calcext:value-type="string">
            <text:p>ORCL</text:p>
          </table:table-cell>
          <table:table-cell table:style-name="ce213" table:formula="of:=[$Input.B97]" office:value-type="float" office:value="112.33" calcext:value-type="float">
            <text:p>112.33</text:p>
          </table:table-cell>
          <table:table-cell table:style-name="ce213" table:formula="of:=[$Input.C97]" office:value-type="float" office:value="10" calcext:value-type="float">
            <text:p>10</text:p>
          </table:table-cell>
          <table:table-cell table:style-name="ce207" table:formula="of:=[$Input.D97]" office:value-type="currency" office:currency="USD" office:value="1123.3" calcext:value-type="currency">
            <text:p>$1,123.30</text:p>
          </table:table-cell>
          <table:table-cell table:number-columns-repeated="16380"/>
        </table:table-row>
        <table:table-row table:style-name="ro1">
          <table:table-cell table:style-name="ce213" table:formula="of:=[$Input.A98]" office:value-type="float" office:value="0" calcext:value-type="float">
            <text:p>0</text:p>
          </table:table-cell>
          <table:table-cell table:style-name="ce213" table:formula="of:=[$Input.B98]" office:value-type="float" office:value="0" calcext:value-type="float">
            <text:p>0</text:p>
          </table:table-cell>
          <table:table-cell table:style-name="ce213" table:formula="of:=[$Input.C98]" office:value-type="float" office:value="0" calcext:value-type="float">
            <text:p>0</text:p>
          </table:table-cell>
          <table:table-cell table:style-name="ce212" table:formula="of:=[$Input.D98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99]" office:value-type="float" office:value="0" calcext:value-type="float">
            <text:p>0</text:p>
          </table:table-cell>
          <table:table-cell table:style-name="ce213" table:formula="of:=[$Input.B99]" office:value-type="float" office:value="0" calcext:value-type="float">
            <text:p>0</text:p>
          </table:table-cell>
          <table:table-cell table:style-name="ce213" table:formula="of:=[$Input.C99]" office:value-type="float" office:value="0" calcext:value-type="float">
            <text:p>0</text:p>
          </table:table-cell>
          <table:table-cell table:style-name="ce212" table:formula="of:=[$Input.D99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0]" office:value-type="float" office:value="0" calcext:value-type="float">
            <text:p>0</text:p>
          </table:table-cell>
          <table:table-cell table:style-name="ce213" table:formula="of:=[$Input.B100]" office:value-type="float" office:value="0" calcext:value-type="float">
            <text:p>0</text:p>
          </table:table-cell>
          <table:table-cell table:style-name="ce213" table:formula="of:=[$Input.C100]" office:value-type="float" office:value="0" calcext:value-type="float">
            <text:p>0</text:p>
          </table:table-cell>
          <table:table-cell table:style-name="ce212" table:formula="of:=[$Input.D100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1]" office:value-type="float" office:value="0" calcext:value-type="float">
            <text:p>0</text:p>
          </table:table-cell>
          <table:table-cell table:style-name="ce213" table:formula="of:=[$Input.B101]" office:value-type="float" office:value="0" calcext:value-type="float">
            <text:p>0</text:p>
          </table:table-cell>
          <table:table-cell table:style-name="ce213" table:formula="of:=[$Input.C101]" office:value-type="float" office:value="0" calcext:value-type="float">
            <text:p>0</text:p>
          </table:table-cell>
          <table:table-cell table:style-name="ce212" table:formula="of:=[$Input.D101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2]" office:value-type="float" office:value="0" calcext:value-type="float">
            <text:p>0</text:p>
          </table:table-cell>
          <table:table-cell table:style-name="ce213" table:formula="of:=[$Input.B102]" office:value-type="float" office:value="0" calcext:value-type="float">
            <text:p>0</text:p>
          </table:table-cell>
          <table:table-cell table:style-name="ce213" table:formula="of:=[$Input.C102]" office:value-type="float" office:value="0" calcext:value-type="float">
            <text:p>0</text:p>
          </table:table-cell>
          <table:table-cell table:style-name="ce212" table:formula="of:=[$Input.D102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3]" office:value-type="float" office:value="0" calcext:value-type="float">
            <text:p>0</text:p>
          </table:table-cell>
          <table:table-cell table:style-name="ce213" table:formula="of:=[$Input.B103]" office:value-type="float" office:value="0" calcext:value-type="float">
            <text:p>0</text:p>
          </table:table-cell>
          <table:table-cell table:style-name="ce213" table:formula="of:=[$Input.C103]" office:value-type="float" office:value="0" calcext:value-type="float">
            <text:p>0</text:p>
          </table:table-cell>
          <table:table-cell table:style-name="ce212" table:formula="of:=[$Input.D103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4]" office:value-type="float" office:value="0" calcext:value-type="float">
            <text:p>0</text:p>
          </table:table-cell>
          <table:table-cell table:style-name="ce213" table:formula="of:=[$Input.B104]" office:value-type="float" office:value="0" calcext:value-type="float">
            <text:p>0</text:p>
          </table:table-cell>
          <table:table-cell table:style-name="ce213" table:formula="of:=[$Input.C104]" office:value-type="float" office:value="0" calcext:value-type="float">
            <text:p>0</text:p>
          </table:table-cell>
          <table:table-cell table:style-name="ce212" table:formula="of:=[$Input.D104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5]" office:value-type="float" office:value="0" calcext:value-type="float">
            <text:p>0</text:p>
          </table:table-cell>
          <table:table-cell table:style-name="ce213" table:formula="of:=[$Input.B105]" office:value-type="float" office:value="0" calcext:value-type="float">
            <text:p>0</text:p>
          </table:table-cell>
          <table:table-cell table:style-name="ce213" table:formula="of:=[$Input.C105]" office:value-type="float" office:value="0" calcext:value-type="float">
            <text:p>0</text:p>
          </table:table-cell>
          <table:table-cell table:style-name="ce212" table:formula="of:=[$Input.D105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6]" office:value-type="float" office:value="0" calcext:value-type="float">
            <text:p>0</text:p>
          </table:table-cell>
          <table:table-cell table:style-name="ce213" table:formula="of:=[$Input.B106]" office:value-type="float" office:value="0" calcext:value-type="float">
            <text:p>0</text:p>
          </table:table-cell>
          <table:table-cell table:style-name="ce213" table:formula="of:=[$Input.C106]" office:value-type="float" office:value="0" calcext:value-type="float">
            <text:p>0</text:p>
          </table:table-cell>
          <table:table-cell table:style-name="ce212" table:formula="of:=[$Input.D106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7]" office:value-type="float" office:value="0" calcext:value-type="float">
            <text:p>0</text:p>
          </table:table-cell>
          <table:table-cell table:style-name="ce213" table:formula="of:=[$Input.B107]" office:value-type="float" office:value="0" calcext:value-type="float">
            <text:p>0</text:p>
          </table:table-cell>
          <table:table-cell table:style-name="ce213" table:formula="of:=[$Input.C107]" office:value-type="float" office:value="0" calcext:value-type="float">
            <text:p>0</text:p>
          </table:table-cell>
          <table:table-cell table:style-name="ce212" table:formula="of:=[$Input.D107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213" table:formula="of:=[$Input.A108]" office:value-type="float" office:value="0" calcext:value-type="float">
            <text:p>0</text:p>
          </table:table-cell>
          <table:table-cell table:style-name="ce213" table:formula="of:=[$Input.B108]" office:value-type="float" office:value="0" calcext:value-type="float">
            <text:p>0</text:p>
          </table:table-cell>
          <table:table-cell table:style-name="ce213" table:formula="of:=[$Input.C108]" office:value-type="float" office:value="0" calcext:value-type="float">
            <text:p>0</text:p>
          </table:table-cell>
          <table:table-cell table:style-name="ce212" table:formula="of:=[$Input.D108]" office:value-type="currency" office:currency="USD" office:value="0" calcext:value-type="currency">
            <text:p>$- <text:s text:c="2"/></text:p>
          </table:table-cell>
          <table:table-cell table:number-columns-repeated="16380"/>
        </table:table-row>
        <table:table-row table:style-name="ro1">
          <table:table-cell table:style-name="ce132" office:value-type="string" calcext:value-type="string" table:number-columns-spanned="3" table:number-rows-spanned="1">
            <text:p>Total</text:p>
          </table:table-cell>
          <table:covered-table-cell table:number-columns-repeated="2" table:style-name="ce132"/>
          <table:table-cell table:style-name="ce225" table:formula="of:=SUM([.D52:.D64])" office:value-type="float" office:value="1502.65" calcext:value-type="float">
            <text:p><text:s/>$1,502.65 </text:p>
          </table:table-cell>
          <table:table-cell table:number-columns-repeated="16380"/>
        </table:table-row>
        <table:table-row table:style-name="ro1">
          <table:table-cell table:style-name="ce281" office:value-type="string" calcext:value-type="string" table:number-columns-spanned="3" table:number-rows-spanned="1">
            <text:p>Equities Total Value</text:p>
          </table:table-cell>
          <table:covered-table-cell table:number-columns-repeated="2" table:style-name="ce282"/>
          <table:table-cell table:style-name="ce283" table:formula="of:=SUM([.D17];[.D33];[.D49];[.D65])" office:value-type="currency" office:currency="USD" office:value="12327.12" calcext:value-type="currency">
            <text:p>$12,327.12</text:p>
          </table:table-cell>
          <table:table-cell table:number-columns-repeated="16380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sh, Liquid, Cash Equivalents" table:style-name="ta4">
        <office:forms form:automatic-focus="false" form:apply-design-mode="false"/>
        <table:table-column table:style-name="co20" table:default-cell-style-name="ce204"/>
        <table:table-column table:style-name="co1" table:default-cell-style-name="ce204"/>
        <table:table-column table:style-name="co6" table:number-columns-repeated="16382" table:default-cell-style-name="Default"/>
        <table:table-row table:style-name="ro1">
          <table:table-cell table:style-name="ce145" table:formula="of:=[$Input.A112]" office:value-type="string" office:string-value="Wellsfargo" calcext:value-type="string" table:number-columns-spanned="2" table:number-rows-spanned="1">
            <text:p>Wellsfargo</text:p>
          </table:table-cell>
          <table:covered-table-cell table:style-name="ce155" office:value-type="string" calcext:value-type="string">
            <text:p>Total</text:p>
          </table:covered-table-cell>
          <table:table-cell table:number-columns-repeated="16382"/>
        </table:table-row>
        <table:table-row table:style-name="ro1">
          <table:table-cell table:style-name="ce146" table:formula="of:=[$Input.A113]" office:value-type="string" office:string-value="Type" calcext:value-type="string">
            <text:p>Type</text:p>
          </table:table-cell>
          <table:table-cell table:style-name="ce146" table:formula="of:=[$Input.B113]" office:value-type="string" office:string-value="Amount" calcext:value-type="string">
            <text:p>Amount</text:p>
          </table:table-cell>
          <table:table-cell table:number-columns-repeated="16382"/>
        </table:table-row>
        <table:table-row table:style-name="ro1">
          <table:table-cell table:style-name="ce147" table:formula="of:=[$Input.A114]" office:value-type="string" office:string-value="Checking" calcext:value-type="string">
            <text:p>Checking</text:p>
          </table:table-cell>
          <table:table-cell table:style-name="ce156" table:formula="of:=[$Input.B114]" office:value-type="currency" office:currency="USD" office:value="1000" calcext:value-type="currency">
            <text:p>$1,000.00</text:p>
          </table:table-cell>
          <table:table-cell table:number-columns-repeated="16382"/>
        </table:table-row>
        <table:table-row table:style-name="ro1">
          <table:table-cell table:style-name="ce147" table:formula="of:=[$Input.A115]" office:value-type="string" office:string-value="Savings" calcext:value-type="string">
            <text:p>Savings</text:p>
          </table:table-cell>
          <table:table-cell table:style-name="ce156" table:formula="of:=[$Input.B115]" office:value-type="currency" office:currency="USD" office:value="5000" calcext:value-type="currency">
            <text:p>$5,000.00</text:p>
          </table:table-cell>
          <table:table-cell table:number-columns-repeated="16382"/>
        </table:table-row>
        <table:table-row table:style-name="ro1">
          <table:table-cell table:style-name="ce148" table:formula="of:=[$Input.A116]" office:value-type="float" office:value="0" calcext:value-type="float">
            <text:p>0</text:p>
          </table:table-cell>
          <table:table-cell table:style-name="ce156" table:formula="of:=[$Input.B116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9" table:formula="of:=[$Input.A117]" office:value-type="float" office:value="0" calcext:value-type="float">
            <text:p>0</text:p>
          </table:table-cell>
          <table:table-cell table:style-name="ce156" table:formula="of:=[$Input.B117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Total</text:p>
          </table:table-cell>
          <table:table-cell table:style-name="ce156" table:formula="of:=SUM([.B3:.B6])" office:value-type="currency" office:currency="USD" office:value="6000" calcext:value-type="currency">
            <text:p>$6,000.00</text:p>
          </table:table-cell>
          <table:table-cell table:number-columns-repeated="16382"/>
        </table:table-row>
        <table:table-row table:style-name="ro1">
          <table:table-cell table:style-name="ce151" table:formula="of:=[$Input.A118]" office:value-type="string" office:string-value="Chase" calcext:value-type="string" table:number-columns-spanned="2" table:number-rows-spanned="1">
            <text:p>Chase</text:p>
          </table:table-cell>
          <table:covered-table-cell table:style-name="ce156" table:formula="of:=SUM([.B2:.B6])" office:value-type="currency" office:currency="USD" office:value="6000" calcext:value-type="currency">
            <text:p>$6,000.00</text:p>
          </table:covered-table-cell>
          <table:table-cell table:number-columns-repeated="16382"/>
        </table:table-row>
        <table:table-row table:style-name="ro1">
          <table:table-cell table:style-name="ce146" table:formula="of:=[$Input.A119]" office:value-type="string" office:string-value="Type" calcext:value-type="string">
            <text:p>Type</text:p>
          </table:table-cell>
          <table:table-cell table:style-name="ce146" table:formula="of:=[$Input.B119]" office:value-type="string" office:string-value="Amount" calcext:value-type="string">
            <text:p>Amount</text:p>
          </table:table-cell>
          <table:table-cell table:number-columns-repeated="16382"/>
        </table:table-row>
        <table:table-row table:style-name="ro1">
          <table:table-cell table:style-name="ce147" table:formula="of:=[$Input.A120]" office:value-type="string" office:string-value="Savings" calcext:value-type="string">
            <text:p>Savings</text:p>
          </table:table-cell>
          <table:table-cell table:style-name="ce156" table:formula="of:=[$Input.B120]" office:value-type="currency" office:currency="USD" office:value="50000" calcext:value-type="currency">
            <text:p>$50,000.00</text:p>
          </table:table-cell>
          <table:table-cell table:number-columns-repeated="16382"/>
        </table:table-row>
        <table:table-row table:style-name="ro1">
          <table:table-cell table:style-name="ce147" table:formula="of:=[$Input.A121]" office:value-type="float" office:value="0" calcext:value-type="float">
            <text:p>0</text:p>
          </table:table-cell>
          <table:table-cell table:style-name="ce156" table:formula="of:=[$Input.B121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22]" office:value-type="float" office:value="0" calcext:value-type="float">
            <text:p>0</text:p>
          </table:table-cell>
          <table:table-cell table:style-name="ce156" table:formula="of:=[$Input.B122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23]" office:value-type="float" office:value="0" calcext:value-type="float">
            <text:p>0</text:p>
          </table:table-cell>
          <table:table-cell table:style-name="ce156" table:formula="of:=[$Input.B123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52" office:value-type="string" calcext:value-type="string">
            <text:p>Total</text:p>
          </table:table-cell>
          <table:table-cell table:style-name="ce156" table:formula="of:=SUM([.B10:.B13])" office:value-type="currency" office:currency="USD" office:value="50000" calcext:value-type="currency">
            <text:p>$50,000.00</text:p>
          </table:table-cell>
          <table:table-cell table:number-columns-repeated="16382"/>
        </table:table-row>
        <table:table-row table:style-name="ro1">
          <table:table-cell table:style-name="ce153" table:formula="of:=[$Input.A124]" office:value-type="string" office:string-value="Random Credit Union" calcext:value-type="string" table:number-columns-spanned="2" table:number-rows-spanned="1">
            <text:p>Random Credit Union</text:p>
          </table:table-cell>
          <table:covered-table-cell table:style-name="ce156" table:formula="of:=SUM([.B9:.B13])" office:value-type="currency" office:currency="USD" office:value="50000" calcext:value-type="currency">
            <text:p>$50,000.00</text:p>
          </table:covered-table-cell>
          <table:table-cell table:number-columns-repeated="16382"/>
        </table:table-row>
        <table:table-row table:style-name="ro1">
          <table:table-cell table:style-name="ce146" table:formula="of:=[$Input.A125]" office:value-type="string" office:string-value="Type" calcext:value-type="string">
            <text:p>Type</text:p>
          </table:table-cell>
          <table:table-cell table:style-name="ce146" table:formula="of:=[$Input.B125]" office:value-type="string" office:string-value="Amount" calcext:value-type="string">
            <text:p>Amount</text:p>
          </table:table-cell>
          <table:table-cell table:number-columns-repeated="16382"/>
        </table:table-row>
        <table:table-row table:style-name="ro1">
          <table:table-cell table:style-name="ce147" table:formula="of:=[$Input.A126]" office:value-type="string" office:string-value="MMA" calcext:value-type="string">
            <text:p>MMA</text:p>
          </table:table-cell>
          <table:table-cell table:style-name="ce156" table:formula="of:=[$Input.B126]" office:value-type="currency" office:currency="USD" office:value="45000" calcext:value-type="currency">
            <text:p>$45,000.00</text:p>
          </table:table-cell>
          <table:table-cell table:number-columns-repeated="16382"/>
        </table:table-row>
        <table:table-row table:style-name="ro1">
          <table:table-cell table:style-name="ce147" table:formula="of:=[$Input.A127]" office:value-type="float" office:value="0" calcext:value-type="float">
            <text:p>0</text:p>
          </table:table-cell>
          <table:table-cell table:style-name="ce156" table:formula="of:=[$Input.B127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28]" office:value-type="float" office:value="0" calcext:value-type="float">
            <text:p>0</text:p>
          </table:table-cell>
          <table:table-cell table:style-name="ce156" table:formula="of:=[$Input.B128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29]" office:value-type="float" office:value="0" calcext:value-type="float">
            <text:p>0</text:p>
          </table:table-cell>
          <table:table-cell table:style-name="ce156" table:formula="of:=[$Input.B129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Total</text:p>
          </table:table-cell>
          <table:table-cell table:style-name="ce156" table:formula="of:=SUM([.B17:.B20])" office:value-type="currency" office:currency="USD" office:value="45000" calcext:value-type="currency">
            <text:p>$45,000.00</text:p>
          </table:table-cell>
          <table:table-cell table:number-columns-repeated="16382"/>
        </table:table-row>
        <table:table-row table:style-name="ro1">
          <table:table-cell table:style-name="ce154" table:formula="of:=[$Input.A130]" office:value-type="string" office:string-value="In The Mattress" calcext:value-type="string" table:number-columns-spanned="2" table:number-rows-spanned="1">
            <text:p>In The Mattress</text:p>
          </table:table-cell>
          <table:covered-table-cell table:style-name="ce156" table:formula="of:=SUM([.B16:.B20])" office:value-type="currency" office:currency="USD" office:value="45000" calcext:value-type="currency">
            <text:p>$45,000.00</text:p>
          </table:covered-table-cell>
          <table:table-cell table:number-columns-repeated="16382"/>
        </table:table-row>
        <table:table-row table:style-name="ro1">
          <table:table-cell table:style-name="ce146" table:formula="of:=[$Input.A131]" office:value-type="string" office:string-value="Type" calcext:value-type="string">
            <text:p>Type</text:p>
          </table:table-cell>
          <table:table-cell table:style-name="ce146" table:formula="of:=[$Input.B131]" office:value-type="string" office:string-value="Amount" calcext:value-type="string">
            <text:p>Amount</text:p>
          </table:table-cell>
          <table:table-cell table:number-columns-repeated="16382"/>
        </table:table-row>
        <table:table-row table:style-name="ro1">
          <table:table-cell table:style-name="ce147" table:formula="of:=[$Input.A132]" office:value-type="string" office:string-value="Cash" calcext:value-type="string">
            <text:p>Cash</text:p>
          </table:table-cell>
          <table:table-cell table:style-name="ce156" table:formula="of:=[$Input.B132]" office:value-type="currency" office:currency="USD" office:value="10000" calcext:value-type="currency">
            <text:p>$10,000.00</text:p>
          </table:table-cell>
          <table:table-cell table:number-columns-repeated="16382"/>
        </table:table-row>
        <table:table-row table:style-name="ro1">
          <table:table-cell table:style-name="ce147" table:formula="of:=[$Input.A133]" office:value-type="float" office:value="0" calcext:value-type="float">
            <text:p>0</text:p>
          </table:table-cell>
          <table:table-cell table:style-name="ce156" table:formula="of:=[$Input.B133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34]" office:value-type="float" office:value="0" calcext:value-type="float">
            <text:p>0</text:p>
          </table:table-cell>
          <table:table-cell table:style-name="ce156" table:formula="of:=[$Input.B134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47" table:formula="of:=[$Input.A135]" office:value-type="float" office:value="0" calcext:value-type="float">
            <text:p>0</text:p>
          </table:table-cell>
          <table:table-cell table:style-name="ce156" table:formula="of:=[$Input.B135]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150" office:value-type="string" calcext:value-type="string">
            <text:p>Total</text:p>
          </table:table-cell>
          <table:table-cell table:style-name="ce156" table:formula="of:=SUM([.B24:.B27])" office:value-type="currency" office:currency="USD" office:value="10000" calcext:value-type="currency">
            <text:p>$10,000.00</text:p>
          </table:table-cell>
          <table:table-cell table:number-columns-repeated="16382"/>
        </table:table-row>
        <table:table-row table:style-name="ro1" table:number-rows-repeated="104854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Other Investments" table:style-name="ta5">
        <office:forms form:automatic-focus="false" form:apply-design-mode="false"/>
        <table:table-column table:style-name="co21" table:default-cell-style-name="Default"/>
        <table:table-row table:style-name="ro4">
          <table:table-cell/>
        </table:table-row>
      </table:table>
      <table:table table:name="Asset Allocation" table:style-name="ta6">
        <office:forms form:automatic-focus="false" form:apply-design-mode="false"/>
        <table:table-column table:style-name="co22" table:default-cell-style-name="ce204"/>
        <table:table-column table:style-name="co1" table:number-columns-repeated="2" table:default-cell-style-name="ce204"/>
        <table:table-column table:style-name="co23" table:default-cell-style-name="ce204"/>
        <table:table-column table:style-name="co1" table:number-columns-repeated="2" table:default-cell-style-name="ce204"/>
        <table:table-column table:style-name="co6" table:number-columns-repeated="16378" table:default-cell-style-name="Default"/>
        <table:table-row table:style-name="ro1">
          <table:table-cell office:value-type="string" calcext:value-type="string">
            <text:p>Accounts</text:p>
          </table:table-cell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Percentag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ocks and Bonds</text:p>
          </table:table-cell>
          <table:table-cell table:style-name="ce251" table:formula="of:='equities and bonds'!#REF!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Stocks and Bonds</text:p>
          </table:table-cell>
          <table:table-cell table:style-name="ce257" table:formula="of:=ROUND([.B2]/[.$B$7];2)" office:value-type="string" office:string-value="" calcext:value-type="error">
            <text:p>#NAME?</text:p>
          </table:table-cell>
          <table:table-cell table:style-name="ce251"/>
          <table:table-cell table:number-columns-repeated="16378"/>
        </table:table-row>
        <table:table-row table:style-name="ro1">
          <table:table-cell office:value-type="string" calcext:value-type="string">
            <text:p>Savings(Liquid)</text:p>
          </table:table-cell>
          <table:table-cell table:style-name="ce251" table:formula="of:=[$'Cash, Liquid, Cash Equivalents'.B8]" office:value-type="currency" office:currency="USD" office:value="6000" calcext:value-type="currency">
            <text:p>$6,000.00</text:p>
          </table:table-cell>
          <table:table-cell/>
          <table:table-cell office:value-type="string" calcext:value-type="string">
            <text:p>Liquid</text:p>
          </table:table-cell>
          <table:table-cell table:style-name="ce257" table:formula="of:=ROUND([.B3]/[.$B$7];2)" office:value-type="string" office:string-value="" calcext:value-type="error">
            <text:p>#NAME?</text:p>
          </table:table-cell>
          <table:table-cell table:style-name="ce251"/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otal</text:p>
          </table:table-cell>
          <table:table-cell table:style-name="ce251" table:formula="of:=SUM([.B2:.B3]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mergency Savings" table:style-name="ta7">
        <table:table-column table:style-name="co24" table:default-cell-style-name="ce204"/>
        <table:table-column table:style-name="co25" table:default-cell-style-name="ce204"/>
        <table:table-column table:style-name="co26" table:default-cell-style-name="ce204"/>
        <table:table-column table:style-name="co27" table:default-cell-style-name="ce204"/>
        <table:table-column table:style-name="co28" table:default-cell-style-name="ce204"/>
        <table:table-column table:style-name="co1" table:default-cell-style-name="ce204"/>
        <table:table-column table:style-name="co29" table:default-cell-style-name="ce204"/>
        <table:table-column table:style-name="co6" table:number-columns-repeated="16377" table:default-cell-style-name="Default"/>
        <table:table-row table:style-name="ro4">
          <table:table-cell table:style-name="ce157" table:formula="of:=[$Input.A5]" office:value-type="string" office:string-value="Scenario 1(e.g. Renting Apartment)" calcext:value-type="string" table:number-columns-spanned="2" table:number-rows-spanned="1">
            <text:p>Scenario 1(e.g. Renting Apartment)</text:p>
          </table:table-cell>
          <table:covered-table-cell table:style-name="ce157"/>
          <table:table-cell table:style-name="ce291"/>
          <table:table-cell table:style-name="ce161" table:formula="of:=[$Input.A24]" office:value-type="string" office:string-value="Scenario 2(e.g. Renting Room, Same Pay)" calcext:value-type="string" table:number-columns-spanned="2" table:number-rows-spanned="1">
            <text:p>Scenario 2(e.g. Renting Room, Same Pay)</text:p>
          </table:table-cell>
          <table:covered-table-cell table:style-name="ce161"/>
          <table:table-cell table:number-columns-repeated="16379"/>
        </table:table-row>
        <table:table-row table:style-name="ro4">
          <table:table-cell table:style-name="ce289" office:value-type="string" calcext:value-type="string">
            <text:p>Amount Needed for 1 Year Emergency Fund</text:p>
          </table:table-cell>
          <table:table-cell table:style-name="ce290" table:formula="of:=SUM([$'Income, Bills, Expenses, Saving'.F18]+[$'Income, Bills, Expenses, Saving'.H18])*12" office:value-type="currency" office:currency="USD" office:value="20520" calcext:value-type="currency">
            <text:p>$20,520.00</text:p>
          </table:table-cell>
          <table:table-cell table:style-name="ce251"/>
          <table:table-cell table:style-name="ce289" office:value-type="string" calcext:value-type="string">
            <text:p>Amount Needed for 1 Year Emergency Fund</text:p>
          </table:table-cell>
          <table:table-cell table:style-name="ce290" table:formula="of:=SUM([$'Income, Bills, Expenses, Saving'.U18]+[$'Income, Bills, Expenses, Saving'.W18])*12" office:value-type="currency" office:currency="USD" office:value="12420" calcext:value-type="currency">
            <text:p>$12,420.00</text:p>
          </table:table-cell>
          <table:table-cell table:number-columns-repeated="16379"/>
        </table:table-row>
        <table:table-row table:style-name="ro4">
          <table:table-cell/>
          <table:table-cell table:style-name="ce251" table:number-columns-repeated="2"/>
          <table:table-cell/>
          <table:table-cell table:style-name="ce251"/>
          <table:table-cell table:number-columns-repeated="16379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ing" table:style-name="ta8">
        <office:forms form:automatic-focus="false" form:apply-design-mode="false"/>
        <table:table-column table:style-name="co30" table:default-cell-style-name="ce204"/>
        <table:table-column table:style-name="co31" table:default-cell-style-name="ce204"/>
        <table:table-column table:style-name="co32" table:default-cell-style-name="ce204"/>
        <table:table-column table:style-name="co33" table:default-cell-style-name="ce204"/>
        <table:table-column table:style-name="co34" table:default-cell-style-name="ce204"/>
        <table:table-column table:style-name="co35" table:default-cell-style-name="ce204"/>
        <table:table-column table:style-name="co36" table:default-cell-style-name="ce204"/>
        <table:table-column table:style-name="co6" table:number-columns-repeated="16377" table:default-cell-style-name="Default"/>
        <table:table-row table:style-name="ro1">
          <table:table-cell table:style-name="ce206" office:value-type="string" calcext:value-type="string">
            <text:p>Tests</text:p>
          </table:table-cell>
          <table:table-cell table:style-name="ce206" office:value-type="string" calcext:value-type="string">
            <text:p>Scenario 1</text:p>
          </table:table-cell>
          <table:table-cell table:style-name="ce206" office:value-type="string" calcext:value-type="string">
            <text:p>Scenario 2</text:p>
          </table:table-cell>
          <table:table-cell table:style-name="ce206" office:value-type="string" calcext:value-type="string">
            <text:p>IsTrue – Scenario 1</text:p>
          </table:table-cell>
          <table:table-cell table:style-name="ce206" office:value-type="string" calcext:value-type="string">
            <text:p>IsTrue – Scenario 2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Bills</text:p>
          </table:table-cell>
          <table:table-cell table:style-name="ce213" office:value-type="float" office:value="1390" calcext:value-type="float">
            <text:p>1390</text:p>
          </table:table-cell>
          <table:table-cell table:style-name="ce213" office:value-type="float" office:value="690" calcext:value-type="float">
            <text:p>690</text:p>
          </table:table-cell>
          <table:table-cell table:style-name="ce303" table:formula="of:=IF([.B2]=SUM([$Input.B8:.B22]);TRUE();FALSE())" office:value-type="boolean" office:boolean-value="true" calcext:value-type="boolean">
            <text:p>TRUE</text:p>
          </table:table-cell>
          <table:table-cell table:style-name="ce303" table:formula="of:=IF([.C2]=SUM([$Input.B27:.B41])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Expenses</text:p>
          </table:table-cell>
          <table:table-cell table:style-name="ce213" office:value-type="float" office:value="320" calcext:value-type="float">
            <text:p>320</text:p>
          </table:table-cell>
          <table:table-cell table:style-name="ce213" office:value-type="float" office:value="345" calcext:value-type="float">
            <text:p>345</text:p>
          </table:table-cell>
          <table:table-cell table:style-name="ce303" table:formula="of:=IF([.B3]=SUM([$Input.D8:.D22]);TRUE();FALSE())" office:value-type="boolean" office:boolean-value="true" calcext:value-type="boolean">
            <text:p>TRUE</text:p>
          </table:table-cell>
          <table:table-cell table:style-name="ce303" table:formula="of:=IF([.C3]=SUM([$Input.D27:.D41])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Emergency Savings</text:p>
          </table:table-cell>
          <table:table-cell table:style-name="ce213" table:number-matrix-columns-spanned="1" table:number-matrix-rows-spanned="1" table:formula="of:=SUM([.B2:.B3]*12)" office:value-type="float" office:value="20520" calcext:value-type="float">
            <text:p>20520</text:p>
          </table:table-cell>
          <table:table-cell table:style-name="ce213" table:number-matrix-columns-spanned="1" table:number-matrix-rows-spanned="1" table:formula="of:=SUM([.C2:.C3]*12)" office:value-type="float" office:value="12420" calcext:value-type="float">
            <text:p>12420</text:p>
          </table:table-cell>
          <table:table-cell table:style-name="ce303" table:formula="of:=IF([.B4]=[$'Emergency Savings'.B2];TRUE();FALSE())" office:value-type="boolean" office:boolean-value="true" calcext:value-type="boolean">
            <text:p>TRUE</text:p>
          </table:table-cell>
          <table:table-cell table:style-name="ce303" table:formula="of:=IF([.C4]=[$'Emergency Savings'.E2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 table:number-rows-repeated="2">
          <table:table-cell table:style-name="ce213" table:number-columns-repeated="5"/>
          <table:table-cell table:number-columns-repeated="16379"/>
        </table:table-row>
        <table:table-row table:style-name="ro1">
          <table:table-cell table:style-name="ce293" office:value-type="string" calcext:value-type="string">
            <text:p>Equities</text:p>
          </table:table-cell>
          <table:table-cell table:style-name="ce293" office:value-type="string" calcext:value-type="string">
            <text:p>Stock 1 Expected</text:p>
          </table:table-cell>
          <table:table-cell table:style-name="ce293" office:value-type="string" calcext:value-type="string">
            <text:p>Stock 2 Expected</text:p>
          </table:table-cell>
          <table:table-cell table:style-name="ce293" office:value-type="string" calcext:value-type="string">
            <text:p>IsTrue - Stock 1</text:p>
          </table:table-cell>
          <table:table-cell table:style-name="ce293" office:value-type="string" calcext:value-type="string">
            <text:p>IsTrue - Stock 2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1 - Stock Lookup</text:p>
          </table:table-cell>
          <table:table-cell table:style-name="ce213" office:value-type="string" calcext:value-type="string">
            <text:p>MSFT</text:p>
          </table:table-cell>
          <table:table-cell table:style-name="ce213" office:value-type="string" calcext:value-type="string">
            <text:p>AAPL</text:p>
          </table:table-cell>
          <table:table-cell table:style-name="ce303" table:formula="of:=IF([$Input.A45]=[$Testing.B8];TRUE();FALSE())" office:value-type="boolean" office:boolean-value="true" calcext:value-type="boolean">
            <text:p>TRUE</text:p>
          </table:table-cell>
          <table:table-cell table:style-name="ce303" table:formula="of:=IF([$Input.A46]=[.C8];TRUE();FALSE())" office:value-type="boolean" office:boolean-value="true" calcext:value-type="boolean">
            <text:p>TRUE</text:p>
          </table:table-cell>
          <table:table-cell table:style-name="ce307" table:number-columns-repeated="2"/>
          <table:table-cell table:number-columns-repeated="16377"/>
        </table:table-row>
        <table:table-row table:style-name="ro1">
          <table:table-cell table:style-name="ce213" office:value-type="string" calcext:value-type="string">
            <text:p>Act 1 - Stock Last Price</text:p>
          </table:table-cell>
          <table:table-cell table:style-name="ce297" office:value-type="currency" office:currency="USD" office:value="363.2" calcext:value-type="currency">
            <text:p>$363.20 </text:p>
          </table:table-cell>
          <table:table-cell table:style-name="ce212" office:value-type="currency" office:currency="USD" office:value="182.89" calcext:value-type="currency">
            <text:p>$182.89 </text:p>
          </table:table-cell>
          <table:table-cell table:style-name="ce303" table:formula="of:=IF([.B9]=[$Input.B45];TRUE();FALSE())" office:value-type="boolean" office:boolean-value="true" calcext:value-type="boolean">
            <text:p>TRUE</text:p>
          </table:table-cell>
          <table:table-cell table:style-name="ce303" table:formula="of:=IF([.C9]=[$Input.B46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1 - Stock Total Value</text:p>
          </table:table-cell>
          <table:table-cell table:style-name="ce212" office:value-type="currency" office:currency="USD" office:value="969.74" calcext:value-type="currency">
            <text:p>$969.74 </text:p>
          </table:table-cell>
          <table:table-cell table:style-name="ce212" office:value-type="currency" office:currency="USD" office:value="1828.9" calcext:value-type="currency">
            <text:p>$1,828.90 </text:p>
          </table:table-cell>
          <table:table-cell table:style-name="ce303" table:formula="of:=IF([.B10]=[$Input.D45];TRUE();FALSE())" office:value-type="boolean" office:boolean-value="true" calcext:value-type="boolean">
            <text:p>TRUE</text:p>
          </table:table-cell>
          <table:table-cell table:style-name="ce303" table:formula="of:=IF([.C10]=[$Input.D46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2 - Stock Lookup</text:p>
          </table:table-cell>
          <table:table-cell table:style-name="ce298" office:value-type="string" calcext:value-type="string">
            <text:p>TSLA</text:p>
          </table:table-cell>
          <table:table-cell table:style-name="ce213" office:value-type="string" calcext:value-type="string">
            <text:p>WMT</text:p>
          </table:table-cell>
          <table:table-cell table:style-name="ce303" table:formula="of:=IF([$Input.A62]=[$Testing.B11];TRUE();FALSE())" office:value-type="boolean" office:boolean-value="true" calcext:value-type="boolean">
            <text:p>TRUE</text:p>
          </table:table-cell>
          <table:table-cell table:style-name="ce303" table:formula="of:=IF([$Input.A63]=[.C11];TRUE();FALSE())" office:value-type="boolean" office:boolean-value="true" calcext:value-type="boolean">
            <text:p>TRUE</text:p>
          </table:table-cell>
          <table:table-cell table:style-name="ce308" table:number-columns-repeated="2"/>
          <table:table-cell table:number-columns-repeated="16377"/>
        </table:table-row>
        <table:table-row table:style-name="ro1">
          <table:table-cell table:style-name="ce213" office:value-type="string" calcext:value-type="string">
            <text:p>Act 2 - Stock Last Price</text:p>
          </table:table-cell>
          <table:table-cell table:style-name="ce212" office:value-type="currency" office:currency="USD" office:value="222.11" calcext:value-type="currency">
            <text:p>$222.11 </text:p>
          </table:table-cell>
          <table:table-cell table:style-name="ce212" office:value-type="currency" office:currency="USD" office:value="164.3" calcext:value-type="currency">
            <text:p>$164.30 </text:p>
          </table:table-cell>
          <table:table-cell table:style-name="ce303" table:formula="of:=IF([.B12]=[$Input.B62];TRUE();FALSE())" office:value-type="boolean" office:boolean-value="true" calcext:value-type="boolean">
            <text:p>TRUE</text:p>
          </table:table-cell>
          <table:table-cell table:style-name="ce303" table:formula="of:=IF([.C12]=[$Input.B63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2 - Stock Total Value</text:p>
          </table:table-cell>
          <table:table-cell table:style-name="ce212" office:value-type="currency" office:currency="USD" office:value="3331.65" calcext:value-type="currency">
            <text:p>$3,331.65 </text:p>
          </table:table-cell>
          <table:table-cell table:style-name="ce212" office:value-type="currency" office:currency="USD" office:value="1281.54" calcext:value-type="currency">
            <text:p>$1,281.54 </text:p>
          </table:table-cell>
          <table:table-cell table:style-name="ce303" table:formula="of:=IF([.B13]=[$Input.D62];TRUE();FALSE())" office:value-type="boolean" office:boolean-value="true" calcext:value-type="boolean">
            <text:p>TRUE</text:p>
          </table:table-cell>
          <table:table-cell table:style-name="ce303" table:formula="of:=IF([.C13]=[$Input.D63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3 - Stock Lookup</text:p>
          </table:table-cell>
          <table:table-cell table:style-name="ce298" office:value-type="string" calcext:value-type="string">
            <text:p>SONY</text:p>
          </table:table-cell>
          <table:table-cell table:style-name="ce298" office:value-type="string" calcext:value-type="string">
            <text:p>JPM</text:p>
          </table:table-cell>
          <table:table-cell table:style-name="ce303" table:formula="of:=IF([$Input.A79]=[$Testing.B14];TRUE();FALSE())" office:value-type="boolean" office:boolean-value="true" calcext:value-type="boolean">
            <text:p>TRUE</text:p>
          </table:table-cell>
          <table:table-cell table:style-name="ce303" table:formula="of:=IF([$Input.A80]=[$Testing.C14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3 - Stock Last Price</text:p>
          </table:table-cell>
          <table:table-cell table:style-name="ce212" office:value-type="currency" office:currency="USD" office:value="87.54" calcext:value-type="currency">
            <text:p>$87.54 </text:p>
          </table:table-cell>
          <table:table-cell table:style-name="ce212" office:value-type="currency" office:currency="USD" office:value="144.72" calcext:value-type="currency">
            <text:p>$144.72 </text:p>
          </table:table-cell>
          <table:table-cell table:style-name="ce303" table:formula="of:=IF([.B15]=[$Input.B79];TRUE();FALSE())" office:value-type="boolean" office:boolean-value="true" calcext:value-type="boolean">
            <text:p>TRUE</text:p>
          </table:table-cell>
          <table:table-cell table:style-name="ce303" table:formula="of:=IF([.C15]=[$Input.B80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3 - Stock Total Value</text:p>
          </table:table-cell>
          <table:table-cell table:style-name="ce212" office:value-type="currency" office:currency="USD" office:value="3238.98" calcext:value-type="currency">
            <text:p>$3,238.98 </text:p>
          </table:table-cell>
          <table:table-cell table:style-name="ce212" office:value-type="currency" office:currency="USD" office:value="173.66" calcext:value-type="currency">
            <text:p>$173.66 </text:p>
          </table:table-cell>
          <table:table-cell table:style-name="ce303" table:formula="of:=IF([.B16]=[$Input.D79];TRUE();FALSE())" office:value-type="boolean" office:boolean-value="true" calcext:value-type="boolean">
            <text:p>TRUE</text:p>
          </table:table-cell>
          <table:table-cell table:style-name="ce303" table:formula="of:=IF([.C16]=[$Input.D80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4 - Stock Lookup</text:p>
          </table:table-cell>
          <table:table-cell table:style-name="ce298" office:value-type="string" calcext:value-type="string">
            <text:p>AMZN</text:p>
          </table:table-cell>
          <table:table-cell table:style-name="ce298" office:value-type="string" calcext:value-type="string">
            <text:p>ORCL</text:p>
          </table:table-cell>
          <table:table-cell table:style-name="ce303" table:formula="of:=IF([$Input.A96]=[$Testing.B17];TRUE();FALSE())" office:value-type="boolean" office:boolean-value="true" calcext:value-type="boolean">
            <text:p>TRUE</text:p>
          </table:table-cell>
          <table:table-cell table:style-name="ce303" table:formula="of:=IF([$Input.A97]=[$Testing.C17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4 - Stock Last Price</text:p>
          </table:table-cell>
          <table:table-cell table:style-name="ce212" office:value-type="currency" office:currency="USD" office:value="142.08" calcext:value-type="currency">
            <text:p>$142.08 </text:p>
          </table:table-cell>
          <table:table-cell table:style-name="ce212" office:value-type="currency" office:currency="USD" office:value="112.33" calcext:value-type="currency">
            <text:p>$112.33 </text:p>
          </table:table-cell>
          <table:table-cell table:style-name="ce303" table:formula="of:=IF([.B18]=[$Input.B96];TRUE();FALSE())" office:value-type="boolean" office:boolean-value="true" calcext:value-type="boolean">
            <text:p>TRUE</text:p>
          </table:table-cell>
          <table:table-cell table:style-name="ce303" table:formula="of:=IF([.C18]=[$Input.B97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ct 4 - Stock Total Value</text:p>
          </table:table-cell>
          <table:table-cell table:style-name="ce212" office:value-type="currency" office:currency="USD" office:value="379.35" calcext:value-type="currency">
            <text:p>$379.35 </text:p>
          </table:table-cell>
          <table:table-cell table:style-name="ce212" office:value-type="currency" office:currency="USD" office:value="1123.3" calcext:value-type="currency">
            <text:p>$1,123.30 </text:p>
          </table:table-cell>
          <table:table-cell table:style-name="ce303" table:formula="of:=IF([.B19]=[$Input.D96];TRUE();FALSE())" office:value-type="boolean" office:boolean-value="true" calcext:value-type="boolean">
            <text:p>TRUE</text:p>
          </table:table-cell>
          <table:table-cell table:style-name="ce303" table:formula="of:=IF([.C19]=[$Input.D97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13" office:value-type="string" calcext:value-type="string">
            <text:p>All Stock Total Value</text:p>
          </table:table-cell>
          <table:table-cell table:style-name="ce299" office:value-type="currency" office:currency="USD" office:value="12327.12" calcext:value-type="currency" table:number-columns-spanned="2" table:number-rows-spanned="1">
            <text:p>$12,327.12</text:p>
          </table:table-cell>
          <table:covered-table-cell table:style-name="ce212"/>
          <table:table-cell table:style-name="ce304" table:formula="of:=IF([.B20]=[$'Equities and Bonds'.D66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303"/>
          <table:table-cell table:number-columns-repeated="16379"/>
        </table:table-row>
        <table:table-row table:style-name="ro1">
          <table:table-cell table:style-name="ce294" office:value-type="string" calcext:value-type="string">
            <text:p>Bonds</text:p>
          </table:table-cell>
          <table:table-cell table:style-name="ce300" office:value-type="string" office:string-value="Initial Amount" calcext:value-type="string">
            <text:p><text:s/>Initial Amount </text:p>
          </table:table-cell>
          <table:table-cell table:style-name="ce300" office:value-type="string" office:string-value="Calculated Total Value" calcext:value-type="string">
            <text:p><text:s/>Calculated Total Value </text:p>
          </table:table-cell>
          <table:table-cell table:style-name="ce305" office:value-type="string" calcext:value-type="string">
            <text:p>IsTrue – Initial Amount</text:p>
          </table:table-cell>
          <table:table-cell table:style-name="ce305" office:value-type="string" calcext:value-type="string">
            <text:p>IsTrue – Calculated Interest</text:p>
          </table:table-cell>
          <table:table-cell table:number-columns-repeated="16379"/>
        </table:table-row>
        <table:table-row table:style-name="ro1">
          <table:table-cell table:style-name="ce295" office:value-type="string" calcext:value-type="string">
            <text:p>Bonds Account 1 – Amount 1</text:p>
          </table:table-cell>
          <table:table-cell table:style-name="ce301" office:value-type="currency" office:currency="USD" office:value="1000" calcext:value-type="currency">
            <text:p>$1,000.00</text:p>
          </table:table-cell>
          <table:table-cell table:style-name="ce301" office:value-type="currency" office:currency="USD" office:value="1050" calcext:value-type="currency">
            <text:p>$1,050.00</text:p>
          </table:table-cell>
          <table:table-cell table:style-name="ce306" table:formula="of:=IF([$Input.F45]=[$Testing.B22];TRUE();FALSE())" office:value-type="boolean" office:boolean-value="true" calcext:value-type="boolean">
            <text:p>TRUE</text:p>
          </table:table-cell>
          <table:table-cell table:style-name="ce306" table:formula="of:=IF([$Input.I45]=[$Testing.C22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295" office:value-type="string" calcext:value-type="string">
            <text:p>Bonds Account 1 – Amount 2</text:p>
          </table:table-cell>
          <table:table-cell table:style-name="ce301" office:value-type="currency" office:currency="USD" office:value="500" calcext:value-type="currency">
            <text:p>$500.00</text:p>
          </table:table-cell>
          <table:table-cell table:style-name="ce301" office:value-type="currency" office:currency="USD" office:value="691.5" calcext:value-type="currency">
            <text:p>$691.50</text:p>
          </table:table-cell>
          <table:table-cell table:style-name="ce306" table:formula="of:=IF([$Input.F46]=[$Testing.B23];TRUE();FALSE())" office:value-type="boolean" office:boolean-value="true" calcext:value-type="boolean">
            <text:p>TRUE</text:p>
          </table:table-cell>
          <table:table-cell table:style-name="ce306" table:formula="of:=IF([$Input.I46]=[$Testing.C23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Bonds Account 2 - <text:s/>Amount 1</text:p>
          </table:table-cell>
          <table:table-cell table:style-name="ce301" office:value-type="currency" office:currency="USD" office:value="15000" calcext:value-type="currency">
            <text:p>$15,000.00</text:p>
          </table:table-cell>
          <table:table-cell table:style-name="ce301" office:value-type="currency" office:currency="USD" office:value="16317.74" calcext:value-type="currency">
            <text:p>$16,317.74</text:p>
          </table:table-cell>
          <table:table-cell table:style-name="ce306" table:formula="of:=IF([$Input.F61]=[$Testing.B24];TRUE();FALSE())" office:value-type="boolean" office:boolean-value="true" calcext:value-type="boolean">
            <text:p>TRUE</text:p>
          </table:table-cell>
          <table:table-cell table:style-name="ce306" table:formula="of:=IF([$Input.I61]=[$Testing.C24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All Bond Total Value</text:p>
          </table:table-cell>
          <table:table-cell table:style-name="ce302" office:value-type="currency" office:currency="USD" office:value="18059.24" calcext:value-type="currency" table:number-columns-spanned="2" table:number-rows-spanned="1">
            <text:p>$18,059.24</text:p>
          </table:table-cell>
          <table:covered-table-cell table:style-name="ce147"/>
          <table:table-cell table:style-name="ce304" table:formula="of:=IF([.B25]=[$'Equities and Bonds'.I35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303"/>
          <table:table-cell table:number-columns-repeated="16379"/>
        </table:table-row>
        <table:table-row table:style-name="ro1">
          <table:table-cell table:style-name="ce165" office:value-type="string" calcext:value-type="string">
            <text:p>Cash, Liquid, Cash Equivalents</text:p>
          </table:table-cell>
          <table:table-cell table:style-name="ce165" office:value-type="string" calcext:value-type="string">
            <text:p>Type Expected</text:p>
          </table:table-cell>
          <table:table-cell table:style-name="ce165" office:value-type="string" calcext:value-type="string">
            <text:p>Amount Expected</text:p>
          </table:table-cell>
          <table:table-cell table:style-name="ce165" office:value-type="string" calcext:value-type="string">
            <text:p>IsTrue – Type</text:p>
          </table:table-cell>
          <table:table-cell table:style-name="ce165" office:value-type="string" calcext:value-type="string">
            <text:p>IsTrue – Amount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1 – Type Checking</text:p>
          </table:table-cell>
          <table:table-cell table:style-name="ce147" office:value-type="string" calcext:value-type="string">
            <text:p>Checking</text:p>
          </table:table-cell>
          <table:table-cell table:style-name="ce147" office:value-type="float" office:value="1000" calcext:value-type="float">
            <text:p>1000</text:p>
          </table:table-cell>
          <table:table-cell table:style-name="ce306" table:formula="of:=IF([$Input.A114]=[$Testing.B27];TRUE();FALSE())" office:value-type="boolean" office:boolean-value="true" calcext:value-type="boolean">
            <text:p>TRUE</text:p>
          </table:table-cell>
          <table:table-cell table:style-name="ce306" table:formula="of:=IF([$Input.B114]=[$Testing.C27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1 – Type Savings</text:p>
          </table:table-cell>
          <table:table-cell table:style-name="ce147" office:value-type="string" calcext:value-type="string">
            <text:p>Savings</text:p>
          </table:table-cell>
          <table:table-cell table:style-name="ce147" office:value-type="float" office:value="5000" calcext:value-type="float">
            <text:p>5000</text:p>
          </table:table-cell>
          <table:table-cell table:style-name="ce306" table:formula="of:=IF([$Input.A115]=[$Testing.B28];TRUE();FALSE())" office:value-type="boolean" office:boolean-value="true" calcext:value-type="boolean">
            <text:p>TRUE</text:p>
          </table:table-cell>
          <table:table-cell table:style-name="ce306" table:formula="of:=IF([$Input.B115]=[$Testing.C28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2</text:p>
          </table:table-cell>
          <table:table-cell table:style-name="ce147" office:value-type="string" calcext:value-type="string">
            <text:p>Savings</text:p>
          </table:table-cell>
          <table:table-cell table:style-name="ce147" office:value-type="float" office:value="50000" calcext:value-type="float">
            <text:p>50000</text:p>
          </table:table-cell>
          <table:table-cell table:style-name="ce306" table:formula="of:=IF([$Input.A120]=[$Testing.B29];TRUE();FALSE())" office:value-type="boolean" office:boolean-value="true" calcext:value-type="boolean">
            <text:p>TRUE</text:p>
          </table:table-cell>
          <table:table-cell table:style-name="ce306" table:formula="of:=IF([$Input.B120]=[$Testing.C29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3</text:p>
          </table:table-cell>
          <table:table-cell table:style-name="ce147" office:value-type="string" calcext:value-type="string">
            <text:p>MMA</text:p>
          </table:table-cell>
          <table:table-cell table:style-name="ce147" office:value-type="float" office:value="45000" calcext:value-type="float">
            <text:p>45000</text:p>
          </table:table-cell>
          <table:table-cell table:style-name="ce306" table:formula="of:=IF([$Input.A126]=[$Testing.B30];TRUE();FALSE())" office:value-type="boolean" office:boolean-value="true" calcext:value-type="boolean">
            <text:p>TRUE</text:p>
          </table:table-cell>
          <table:table-cell table:style-name="ce306" table:formula="of:=IF([$Input.B126]=[$Testing.C30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4</text:p>
          </table:table-cell>
          <table:table-cell table:style-name="ce147" office:value-type="string" calcext:value-type="string">
            <text:p>Cash</text:p>
          </table:table-cell>
          <table:table-cell table:style-name="ce147" office:value-type="float" office:value="10000" calcext:value-type="float">
            <text:p>10000</text:p>
          </table:table-cell>
          <table:table-cell table:style-name="ce306" table:formula="of:=IF([$Input.A132]=[$Testing.B31];TRUE();FALSE())" office:value-type="boolean" office:boolean-value="true" calcext:value-type="boolean">
            <text:p>TRUE</text:p>
          </table:table-cell>
          <table:table-cell table:style-name="ce306" table:formula="of:=IF([$Input.B132]=[$Testing.C31];TRUE();FALSE()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1 – Total Amount</text:p>
          </table:table-cell>
          <table:table-cell table:style-name="ce172" office:value-type="float" office:value="6000" calcext:value-type="float" table:number-columns-spanned="2" table:number-rows-spanned="1">
            <text:p>6000</text:p>
          </table:table-cell>
          <table:covered-table-cell table:style-name="ce147"/>
          <table:table-cell table:style-name="ce177" table:formula="of:=IF(SUM([$Input.B114:.B117])=[.B32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147"/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2 – Total Amount</text:p>
          </table:table-cell>
          <table:table-cell table:style-name="ce172" office:value-type="float" office:value="50000" calcext:value-type="float" table:number-columns-spanned="2" table:number-rows-spanned="1">
            <text:p>50000</text:p>
          </table:table-cell>
          <table:covered-table-cell table:style-name="ce147"/>
          <table:table-cell table:style-name="ce177" table:formula="of:=IF(SUM([$Input.B120:.B123])=[.B33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147"/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3 – Total Amount</text:p>
          </table:table-cell>
          <table:table-cell table:style-name="ce172" office:value-type="float" office:value="45000" calcext:value-type="float" table:number-columns-spanned="2" table:number-rows-spanned="1">
            <text:p>45000</text:p>
          </table:table-cell>
          <table:covered-table-cell table:style-name="ce147"/>
          <table:table-cell table:style-name="ce177" table:formula="of:=IF(SUM([$Input.B126:.B129])=[.B34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147"/>
          <table:table-cell table:number-columns-repeated="16379"/>
        </table:table-row>
        <table:table-row table:style-name="ro1">
          <table:table-cell table:style-name="ce147" office:value-type="string" calcext:value-type="string">
            <text:p>Account 4 – Total Amount</text:p>
          </table:table-cell>
          <table:table-cell table:style-name="ce172" office:value-type="float" office:value="10000" calcext:value-type="float" table:number-columns-spanned="2" table:number-rows-spanned="1">
            <text:p>10000</text:p>
          </table:table-cell>
          <table:covered-table-cell table:style-name="ce147"/>
          <table:table-cell table:style-name="ce177" table:formula="of:=IF(SUM([$Input.B132:.B135])=[.B35];TRUE();FALSE())" office:value-type="boolean" office:boolean-value="true" calcext:value-type="boolean" table:number-columns-spanned="2" table:number-rows-spanned="1">
            <text:p>TRUE</text:p>
          </table:table-cell>
          <table:covered-table-cell table:style-name="ce147"/>
          <table:table-cell table:number-columns-repeated="16379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7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8">
      <number:minutes number:style="long"/>
      <number:text>:</number:text>
      <number:seconds number:style="long"/>
    </number:time-style>
    <number:time-style style:name="N16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0">
      <number:minutes number:style="long"/>
      <number:text>:</number:text>
      <number:seconds number:style="long" number:decimal-places="1"/>
    </number:time-style>
    <number:number-style style:name="N17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7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5P1" style:volatile="true"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percentage-style style:name="N176">
      <number:number number:decimal-places="1" number:min-decimal-places="1" number:min-integer-digits="1"/>
      <number:text>%</number:text>
    </number:percentage-style>
    <number:number-style style:name="N177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>
        <loext:char-complex-color loext:theme-type="dark1" loext:color-type="theme"/>
      </style:text-properties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>
        <loext:char-complex-color loext:theme-type="dark1" loext:color-type="theme"/>
      </style:text-properties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>
        <loext:char-complex-color loext:theme-type="dark1" loext:color-type="theme"/>
      </style:text-properties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>
        <loext:char-complex-color loext:theme-type="dark1" loext:color-type="theme"/>
      </style:text-properties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>
        <loext:char-complex-color loext:theme-type="dark1" loext:color-type="theme"/>
      </style:text-properties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Result_20_12" style:display-name="Result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>
        <loext:char-complex-color loext:theme-type="dark1" loext:color-type="theme"/>
      </style:text-properties>
    </style:style>
    <style:style style:name="Status_20_13" style:display-name="Status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Text_20_14" style:display-name="Text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Warning_20_15" style:display-name="Warning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Currency" style:display-name="Excel Built-in Currency" style:family="table-cell" style:parent-style-name="Default" style:data-style-name="N13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10:36:06.6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come_2c__20_Bills_2c__20_Expenses_2c__20_Saving" style:display-name="PageStyle_Income, Bills, Expenses, Savin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mergency_20_Savings" style:display-name="PageStyle_Emergency Saving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sset_20_Allocation" style:display-name="PageStyle_Asset Allocat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ash_2c__20_Liquid_2c__20_Cash_20_Equivalents" style:display-name="PageStyle_Cash, Liquid, Cash Equivalen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put" style:display-name="PageStyle_Inpu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quities_20_and_20_Bonds" style:display-name="PageStyle_Equities and Bond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ing" style:display-name="PageStyle_Testin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5T22:02:26</meta:creation-date>
    <meta:initial-creator>david</meta:initial-creator>
    <dc:language>en-US</dc:language>
    <dc:date>2023-11-11T11:28:14.042000000</dc:date>
    <meta:editing-cycles>696</meta:editing-cycles>
    <meta:editing-duration>PT14H59M9S</meta:editing-duration>
    <meta:generator>LibreOffice/7.6.2.1$Windows_X86_64 LibreOffice_project/56f7684011345957bbf33a7ee678afaf4d2ba333</meta:generator>
    <meta:document-statistic meta:table-count="8" meta:cell-count="1145" meta:object-count="0"/>
    <meta:user-defined meta:name="AppVersion">15.0000</meta:user-defined>
  </office:meta>
</office:document-meta>
</file>